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0.02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45mm"/>
    </style:style>
    <style:style style:name="co5" style:family="table-column">
      <style:table-column-properties fo:break-before="auto" style:column-width="58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31.38mm"/>
    </style:style>
    <style:style style:name="co8" style:family="table-column">
      <style:table-column-properties fo:break-before="auto" style:column-width="25.33mm"/>
    </style:style>
    <style:style style:name="co9" style:family="table-column">
      <style:table-column-properties fo:break-before="auto" style:column-width="30.83mm"/>
    </style:style>
    <style:style style:name="co10" style:family="table-column">
      <style:table-column-properties fo:break-before="auto" style:column-width="31.17mm"/>
    </style:style>
    <style:style style:name="co11" style:family="table-column">
      <style:table-column-properties fo:break-before="auto" style:column-width="55.81mm"/>
    </style:style>
    <style:style style:name="co12" style:family="table-column">
      <style:table-column-properties fo:break-before="auto" style:column-width="29.55mm"/>
    </style:style>
    <style:style style:name="co13" style:family="table-column">
      <style:table-column-properties fo:break-before="auto" style:column-width="35.38mm"/>
    </style:style>
    <style:style style:name="co14" style:family="table-column">
      <style:table-column-properties fo:break-before="auto" style:column-width="24.99mm"/>
    </style:style>
    <style:style style:name="co15" style:family="table-column">
      <style:table-column-properties fo:break-before="auto" style:column-width="23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 style:data-style-name="N61"/>
    <style:style style:name="ce7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PC" table:style-name="ta1">
        <table:shapes>
          <draw:frame draw:z-index="0" draw:style-name="gr1" draw:text-style-name="P1" svg:width="210mm" svg:height="100mm" svg:x="67.85mm" svg:y="144.91mm">
            <draw:object draw:notify-on-update-of-ranges="IPC.E21:IPC.X21 IPC.D22:IPC.D22 IPC.E22:IPC.X22 IPC.D23:IPC.D23 IPC.E23:IPC.X23 IPC.D24:IPC.D24 IPC.E24:IPC.X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1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3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im_IPC data from 1 to 4 ( INT )</text:p>
          </table:table-cell>
          <table:table-cell table:number-columns-repeated="8"/>
          <table:table-cell office:value-type="string" calcext:value-type="string">
            <text:p>get sim_IPC data from 1 to 4 ( FP )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.155" calcext:value-type="float">
            <text:p>2.155</text:p>
          </table:table-cell>
          <table:table-cell office:value-type="float" office:value="3.2659" calcext:value-type="float">
            <text:p>3.2659</text:p>
          </table:table-cell>
          <table:table-cell office:value-type="float" office:value="2.0802" calcext:value-type="float">
            <text:p>2.0802</text:p>
          </table:table-cell>
          <table:table-cell office:value-type="float" office:value="1.3146" calcext:value-type="float">
            <text:p>1.314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.5931" calcext:value-type="float">
            <text:p>1.5931</text:p>
          </table:table-cell>
          <table:table-cell office:value-type="float" office:value="2.8053" calcext:value-type="float">
            <text:p>2.8053</text:p>
          </table:table-cell>
          <table:table-cell office:value-type="float" office:value="0.5868" calcext:value-type="float">
            <text:p>0.5868</text:p>
          </table:table-cell>
          <table:table-cell office:value-type="float" office:value="3.8299" calcext:value-type="float">
            <text:p>3.8299</text:p>
          </table:table-cell>
          <table:table-cell office:value-type="float" office:value="4.4669" calcext:value-type="float">
            <text:p>4.4669</text:p>
          </table:table-cell>
          <table:table-cell office:value-type="float" office:value="3.6625" calcext:value-type="float">
            <text:p>3.6625</text:p>
          </table:table-cell>
          <table:table-cell office:value-type="float" office:value="3.8396" calcext:value-type="float">
            <text:p>3.8396</text:p>
          </table:table-cell>
          <table:table-cell office:value-type="float" office:value="2.8262" calcext:value-type="float">
            <text:p>2.8262</text:p>
          </table:table-cell>
          <table:table-cell office:value-type="float" office:value="5.2353" calcext:value-type="float">
            <text:p>5.2353</text:p>
          </table:table-cell>
          <table:table-cell office:value-type="float" office:value="3.2004" calcext:value-type="float">
            <text:p>3.2004</text:p>
          </table:table-cell>
          <table:table-cell office:value-type="float" office:value="2.0673" calcext:value-type="float">
            <text:p>2.0673</text:p>
          </table:table-cell>
          <table:table-cell office:value-type="float" office:value="4.2633" calcext:value-type="float">
            <text:p>4.2633</text:p>
          </table:table-cell>
          <table:table-cell office:value-type="float" office:value="4.0601" calcext:value-type="float">
            <text:p>4.06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GGRESSIVE</text:p>
          </table:table-cell>
          <table:table-cell office:value-type="float" office:value="2.208" calcext:value-type="float">
            <text:p>2.208</text:p>
          </table:table-cell>
          <table:table-cell office:value-type="float" office:value="3.406" calcext:value-type="float">
            <text:p>3.406</text:p>
          </table:table-cell>
          <table:table-cell office:value-type="float" office:value="2.1807" calcext:value-type="float">
            <text:p>2.1807</text:p>
          </table:table-cell>
          <table:table-cell office:value-type="float" office:value="1.3377" calcext:value-type="float">
            <text:p>1.3377</text:p>
          </table:table-cell>
          <table:table-cell office:value-type="float" office:value="0.772" calcext:value-type="float">
            <text:p>0.772</text:p>
          </table:table-cell>
          <table:table-cell office:value-type="float" office:value="1.6332" calcext:value-type="float">
            <text:p>1.6332</text:p>
          </table:table-cell>
          <table:table-cell office:value-type="float" office:value="2.7028" calcext:value-type="float">
            <text:p>2.7028</text:p>
          </table:table-cell>
          <table:table-cell office:value-type="float" office:value="0.5604" calcext:value-type="float">
            <text:p>0.5604</text:p>
          </table:table-cell>
          <table:table-cell office:value-type="float" office:value="3.8337" calcext:value-type="float">
            <text:p>3.8337</text:p>
          </table:table-cell>
          <table:table-cell office:value-type="float" office:value="4.4587" calcext:value-type="float">
            <text:p>4.4587</text:p>
          </table:table-cell>
          <table:table-cell office:value-type="float" office:value="3.584" calcext:value-type="float">
            <text:p>3.584</text:p>
          </table:table-cell>
          <table:table-cell office:value-type="float" office:value="3.9069" calcext:value-type="float">
            <text:p>3.9069</text:p>
          </table:table-cell>
          <table:table-cell office:value-type="float" office:value="2.8457" calcext:value-type="float">
            <text:p>2.8457</text:p>
          </table:table-cell>
          <table:table-cell office:value-type="float" office:value="4.6718" calcext:value-type="float">
            <text:p>4.6718</text:p>
          </table:table-cell>
          <table:table-cell office:value-type="float" office:value="3.0351" calcext:value-type="float">
            <text:p>3.0351</text:p>
          </table:table-cell>
          <table:table-cell office:value-type="float" office:value="2.0806" calcext:value-type="float">
            <text:p>2.0806</text:p>
          </table:table-cell>
          <table:table-cell office:value-type="float" office:value="4.2827" calcext:value-type="float">
            <text:p>4.2827</text:p>
          </table:table-cell>
          <table:table-cell office:value-type="float" office:value="3.961" calcext:value-type="float">
            <text:p>3.961</text:p>
          </table:table-cell>
          <table:table-cell office:value-type="float" office:value="4.071" calcext:value-type="float">
            <text:p>4.07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office:value-type="float" office:value="2.1507" calcext:value-type="float">
            <text:p>2.1507</text:p>
          </table:table-cell>
          <table:table-cell office:value-type="float" office:value="3.2618" calcext:value-type="float">
            <text:p>3.2618</text:p>
          </table:table-cell>
          <table:table-cell office:value-type="float" office:value="2.0773" calcext:value-type="float">
            <text:p>2.0773</text:p>
          </table:table-cell>
          <table:table-cell office:value-type="float" office:value="1.2934" calcext:value-type="float">
            <text:p>1.2934</text:p>
          </table:table-cell>
          <table:table-cell office:value-type="float" office:value="0.7774" calcext:value-type="float">
            <text:p>0.7774</text:p>
          </table:table-cell>
          <table:table-cell office:value-type="float" office:value="1.5693" calcext:value-type="float">
            <text:p>1.5693</text:p>
          </table:table-cell>
          <table:table-cell office:value-type="float" office:value="2.7423" calcext:value-type="float">
            <text:p>2.7423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464" calcext:value-type="float">
            <text:p>3.8464</text:p>
          </table:table-cell>
          <table:table-cell office:value-type="float" office:value="4.4747" calcext:value-type="float">
            <text:p>4.4747</text:p>
          </table:table-cell>
          <table:table-cell office:value-type="float" office:value="3.6278" calcext:value-type="float">
            <text:p>3.6278</text:p>
          </table:table-cell>
          <table:table-cell office:value-type="float" office:value="3.8751" calcext:value-type="float">
            <text:p>3.8751</text:p>
          </table:table-cell>
          <table:table-cell office:value-type="float" office:value="2.8149" calcext:value-type="float">
            <text:p>2.8149</text:p>
          </table:table-cell>
          <table:table-cell office:value-type="float" office:value="5.2677" calcext:value-type="float">
            <text:p>5.2677</text:p>
          </table:table-cell>
          <table:table-cell office:value-type="float" office:value="3.2052" calcext:value-type="float">
            <text:p>3.2052</text:p>
          </table:table-cell>
          <table:table-cell office:value-type="float" office:value="2.0574" calcext:value-type="float">
            <text:p>2.0574</text:p>
          </table:table-cell>
          <table:table-cell office:value-type="float" office:value="4.2642" calcext:value-type="float">
            <text:p>4.2642</text:p>
          </table:table-cell>
          <table:table-cell office:value-type="float" office:value="4.0683" calcext:value-type="float">
            <text:p>4.0683</text:p>
          </table:table-cell>
          <table:table-cell office:value-type="float" office:value="4.188" calcext:value-type="float">
            <text:p>4.1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office:value-type="float" office:value="2.2082" calcext:value-type="float">
            <text:p>2.2082</text:p>
          </table:table-cell>
          <table:table-cell office:value-type="float" office:value="3.3689" calcext:value-type="float">
            <text:p>3.3689</text:p>
          </table:table-cell>
          <table:table-cell office:value-type="float" office:value="2.1788" calcext:value-type="float">
            <text:p>2.1788</text:p>
          </table:table-cell>
          <table:table-cell office:value-type="float" office:value="1.3401" calcext:value-type="float">
            <text:p>1.3401</text:p>
          </table:table-cell>
          <table:table-cell office:value-type="float" office:value="0.7777" calcext:value-type="float">
            <text:p>0.7777</text:p>
          </table:table-cell>
          <table:table-cell office:value-type="float" office:value="1.6316" calcext:value-type="float">
            <text:p>1.6316</text:p>
          </table:table-cell>
          <table:table-cell office:value-type="float" office:value="2.7143" calcext:value-type="float">
            <text:p>2.7143</text:p>
          </table:table-cell>
          <table:table-cell office:value-type="float" office:value="0.5861" calcext:value-type="float">
            <text:p>0.5861</text:p>
          </table:table-cell>
          <table:table-cell office:value-type="float" office:value="3.8463" calcext:value-type="float">
            <text:p>3.8463</text:p>
          </table:table-cell>
          <table:table-cell office:value-type="float" office:value="4.475" calcext:value-type="float">
            <text:p>4.475</text:p>
          </table:table-cell>
          <table:table-cell office:value-type="float" office:value="3.6252" calcext:value-type="float">
            <text:p>3.6252</text:p>
          </table:table-cell>
          <table:table-cell office:value-type="float" office:value="3.8968" calcext:value-type="float">
            <text:p>3.8968</text:p>
          </table:table-cell>
          <table:table-cell office:value-type="float" office:value="2.8459" calcext:value-type="float">
            <text:p>2.8459</text:p>
          </table:table-cell>
          <table:table-cell office:value-type="float" office:value="5.2683" calcext:value-type="float">
            <text:p>5.2683</text:p>
          </table:table-cell>
          <table:table-cell office:value-type="float" office:value="3.2053" calcext:value-type="float">
            <text:p>3.2053</text:p>
          </table:table-cell>
          <table:table-cell office:value-type="float" office:value="2.0819" calcext:value-type="float">
            <text:p>2.0819</text:p>
          </table:table-cell>
          <table:table-cell office:value-type="float" office:value="4.26" calcext:value-type="float">
            <text:p>4.26</text:p>
          </table:table-cell>
          <table:table-cell office:value-type="float" office:value="4.0439" calcext:value-type="float">
            <text:p>4.0439</text:p>
          </table:table-cell>
          <table:table-cell office:value-type="float" office:value="4.1818" calcext:value-type="float">
            <text:p>4.1818</text:p>
          </table:table-cell>
          <table:table-cell table:number-columns-repeated="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/>
        </table:table-row>
        <table:table-row table:style-name="ro1">
          <table:table-cell office:value-type="string" calcext:value-type="string">
            <text:p>相対性能</text:p>
          </table:table-cell>
          <table:table-cell office:value-type="string" calcext:value-type="string">
            <text:p>B(=A/A_BASE)</text:p>
          </table:table-cell>
          <table:table-cell/>
          <table:table-cell office:value-type="string" calcext:value-type="string">
            <text:p>AGGRESSIVE</text:p>
          </table:table-cell>
          <table:table-cell table:formula="of:=[.E9]/[.E$8]" office:value-type="float" office:value="1.0245939675174" calcext:value-type="float">
            <text:p>1.0245939675174</text:p>
          </table:table-cell>
          <table:table-cell table:formula="of:=[.F9]/[.F$8]" office:value-type="float" office:value="1.04289782295845" calcext:value-type="float">
            <text:p>1.04289782295845</text:p>
          </table:table-cell>
          <table:table-cell table:formula="of:=[.G9]/[.G$8]" office:value-type="float" office:value="1.04831266224401" calcext:value-type="float">
            <text:p>1.04831266224401</text:p>
          </table:table-cell>
          <table:table-cell table:formula="of:=[.H9]/[.H$8]" office:value-type="float" office:value="1.01757188498403" calcext:value-type="float">
            <text:p>1.01757188498403</text:p>
          </table:table-cell>
          <table:table-cell table:formula="of:=[.I9]/[.I$8]" office:value-type="float" office:value="0.992543070197994" calcext:value-type="float">
            <text:p>0.992543070197994</text:p>
          </table:table-cell>
          <table:table-cell table:formula="of:=[.J9]/[.J$8]" office:value-type="float" office:value="1.02517105015379" calcext:value-type="float">
            <text:p>1.02517105015379</text:p>
          </table:table-cell>
          <table:table-cell table:formula="of:=[.K9]/[.K$8]" office:value-type="float" office:value="0.963462018322461" calcext:value-type="float">
            <text:p>0.963462018322461</text:p>
          </table:table-cell>
          <table:table-cell table:formula="of:=[.L9]/[.L$8]" office:value-type="float" office:value="0.955010224948875" calcext:value-type="float">
            <text:p>0.955010224948875</text:p>
          </table:table-cell>
          <table:table-cell table:formula="of:=[.M9]/[.M$8]" office:value-type="float" office:value="1.00099219300765" calcext:value-type="float">
            <text:p>1.00099219300765</text:p>
          </table:table-cell>
          <table:table-cell table:formula="of:=[.N9]/[.N$8]" office:value-type="float" office:value="0.99816427500056" calcext:value-type="float">
            <text:p>0.99816427500056</text:p>
          </table:table-cell>
          <table:table-cell table:formula="of:=[.O9]/[.O$8]" office:value-type="float" office:value="0.978566552901024" calcext:value-type="float">
            <text:p>0.978566552901024</text:p>
          </table:table-cell>
          <table:table-cell table:formula="of:=[.P9]/[.P$8]" office:value-type="float" office:value="1.0175278674862" calcext:value-type="float">
            <text:p>1.0175278674862</text:p>
          </table:table-cell>
          <table:table-cell table:formula="of:=[.Q9]/[.Q$8]" office:value-type="float" office:value="1.00689972401104" calcext:value-type="float">
            <text:p>1.00689972401104</text:p>
          </table:table-cell>
          <table:table-cell table:formula="of:=[.R9]/[.R$8]" office:value-type="float" office:value="0.892365289477203" calcext:value-type="float">
            <text:p>0.892365289477203</text:p>
          </table:table-cell>
          <table:table-cell table:formula="of:=[.S9]/[.S$8]" office:value-type="float" office:value="0.948350206224222" calcext:value-type="float">
            <text:p>0.948350206224222</text:p>
          </table:table-cell>
          <table:table-cell table:formula="of:=[.T9]/[.T$8]" office:value-type="float" office:value="1.00643351231074" calcext:value-type="float">
            <text:p>1.00643351231074</text:p>
          </table:table-cell>
          <table:table-cell table:formula="of:=[.U9]/[.U$8]" office:value-type="float" office:value="1.00455046560176" calcext:value-type="float">
            <text:p>1.00455046560176</text:p>
          </table:table-cell>
          <table:table-cell table:formula="of:=[.V9]/[.V$8]" office:value-type="float" office:value="0.975591734193739" calcext:value-type="float">
            <text:p>0.975591734193739</text:p>
          </table:table-cell>
          <table:table-cell/>
          <table:table-cell table:formula="of:=GEOMEAN([.E14:.V14])" office:value-type="float" office:value="0.993691683062898" calcext:value-type="float">
            <text:p>0.99369168306289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[.E10]/[.E$8]" office:value-type="float" office:value="0.99800464037123" calcext:value-type="float">
            <text:p>0.99800464037123</text:p>
          </table:table-cell>
          <table:table-cell table:formula="of:=[.F10]/[.F$8]" office:value-type="float" office:value="0.99874460332527" calcext:value-type="float">
            <text:p>0.99874460332527</text:p>
          </table:table-cell>
          <table:table-cell table:formula="of:=[.G10]/[.G$8]" office:value-type="float" office:value="0.998605903278531" calcext:value-type="float">
            <text:p>0.998605903278531</text:p>
          </table:table-cell>
          <table:table-cell table:formula="of:=[.H10]/[.H$8]" office:value-type="float" office:value="0.983873421573102" calcext:value-type="float">
            <text:p>0.983873421573102</text:p>
          </table:table-cell>
          <table:table-cell table:formula="of:=[.I10]/[.I$8]" office:value-type="float" office:value="0.999485728979172" calcext:value-type="float">
            <text:p>0.999485728979172</text:p>
          </table:table-cell>
          <table:table-cell table:formula="of:=[.J10]/[.J$8]" office:value-type="float" office:value="0.985060573724186" calcext:value-type="float">
            <text:p>0.985060573724186</text:p>
          </table:table-cell>
          <table:table-cell table:formula="of:=[.K10]/[.K$8]" office:value-type="float" office:value="0.977542508822586" calcext:value-type="float">
            <text:p>0.977542508822586</text:p>
          </table:table-cell>
          <table:table-cell table:formula="of:=[.L10]/[.L$8]" office:value-type="float" office:value="0.999488752556237" calcext:value-type="float">
            <text:p>0.999488752556237</text:p>
          </table:table-cell>
          <table:table-cell table:formula="of:=[.M10]/[.M$8]" office:value-type="float" office:value="1.00430820648059" calcext:value-type="float">
            <text:p>1.00430820648059</text:p>
          </table:table-cell>
          <table:table-cell table:formula="of:=[.N10]/[.N$8]" office:value-type="float" office:value="1.00174617743849" calcext:value-type="float">
            <text:p>1.00174617743849</text:p>
          </table:table-cell>
          <table:table-cell table:formula="of:=[.O10]/[.O$8]" office:value-type="float" office:value="0.990525597269625" calcext:value-type="float">
            <text:p>0.990525597269625</text:p>
          </table:table-cell>
          <table:table-cell table:formula="of:=[.P10]/[.P$8]" office:value-type="float" office:value="1.00924575476612" calcext:value-type="float">
            <text:p>1.00924575476612</text:p>
          </table:table-cell>
          <table:table-cell table:formula="of:=[.Q10]/[.Q$8]" office:value-type="float" office:value="0.996001698393603" calcext:value-type="float">
            <text:p>0.996001698393603</text:p>
          </table:table-cell>
          <table:table-cell table:formula="of:=[.R10]/[.R$8]" office:value-type="float" office:value="1.00618875709128" calcext:value-type="float">
            <text:p>1.00618875709128</text:p>
          </table:table-cell>
          <table:table-cell table:formula="of:=[.S10]/[.S$8]" office:value-type="float" office:value="1.00149981252343" calcext:value-type="float">
            <text:p>1.00149981252343</text:p>
          </table:table-cell>
          <table:table-cell table:formula="of:=[.T10]/[.T$8]" office:value-type="float" office:value="0.995211144971702" calcext:value-type="float">
            <text:p>0.995211144971702</text:p>
          </table:table-cell>
          <table:table-cell table:formula="of:=[.U10]/[.U$8]" office:value-type="float" office:value="1.00021110407431" calcext:value-type="float">
            <text:p>1.00021110407431</text:p>
          </table:table-cell>
          <table:table-cell table:formula="of:=[.V10]/[.V$8]" office:value-type="float" office:value="1.00201965468831" calcext:value-type="float">
            <text:p>1.00201965468831</text:p>
          </table:table-cell>
          <table:table-cell/>
          <table:table-cell table:formula="of:=GEOMEAN([.E15:.V15])" office:value-type="float" office:value="0.997066513911863" calcext:value-type="float">
            <text:p>0.99706651391186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table:formula="of:=[.E11]/[.E$8]" office:value-type="float" office:value="1.024686774942" calcext:value-type="float">
            <text:p>1.024686774942</text:p>
          </table:table-cell>
          <table:table-cell table:formula="of:=[.F11]/[.F$8]" office:value-type="float" office:value="1.0315380140237" calcext:value-type="float">
            <text:p>1.0315380140237</text:p>
          </table:table-cell>
          <table:table-cell table:formula="of:=[.G11]/[.G$8]" office:value-type="float" office:value="1.04739928852995" calcext:value-type="float">
            <text:p>1.04739928852995</text:p>
          </table:table-cell>
          <table:table-cell table:formula="of:=[.H11]/[.H$8]" office:value-type="float" office:value="1.01939753537198" calcext:value-type="float">
            <text:p>1.01939753537198</text:p>
          </table:table-cell>
          <table:table-cell table:formula="of:=[.I11]/[.I$8]" office:value-type="float" office:value="0.999871432244793" calcext:value-type="float">
            <text:p>0.999871432244793</text:p>
          </table:table-cell>
          <table:table-cell table:formula="of:=[.J11]/[.J$8]" office:value-type="float" office:value="1.02416671897558" calcext:value-type="float">
            <text:p>1.02416671897558</text:p>
          </table:table-cell>
          <table:table-cell table:formula="of:=[.K11]/[.K$8]" office:value-type="float" office:value="0.967561401632624" calcext:value-type="float">
            <text:p>0.967561401632624</text:p>
          </table:table-cell>
          <table:table-cell table:formula="of:=[.L11]/[.L$8]" office:value-type="float" office:value="0.998807089297887" calcext:value-type="float">
            <text:p>0.998807089297887</text:p>
          </table:table-cell>
          <table:table-cell table:formula="of:=[.M11]/[.M$8]" office:value-type="float" office:value="1.00428209613828" calcext:value-type="float">
            <text:p>1.00428209613828</text:p>
          </table:table-cell>
          <table:table-cell table:formula="of:=[.N11]/[.N$8]" office:value-type="float" office:value="1.0018133381092" calcext:value-type="float">
            <text:p>1.0018133381092</text:p>
          </table:table-cell>
          <table:table-cell table:formula="of:=[.O11]/[.O$8]" office:value-type="float" office:value="0.989815699658703" calcext:value-type="float">
            <text:p>0.989815699658703</text:p>
          </table:table-cell>
          <table:table-cell table:formula="of:=[.P11]/[.P$8]" office:value-type="float" office:value="1.01489738514429" calcext:value-type="float">
            <text:p>1.01489738514429</text:p>
          </table:table-cell>
          <table:table-cell table:formula="of:=[.Q11]/[.Q$8]" office:value-type="float" office:value="1.00697049041115" calcext:value-type="float">
            <text:p>1.00697049041115</text:p>
          </table:table-cell>
          <table:table-cell table:formula="of:=[.R11]/[.R$8]" office:value-type="float" office:value="1.00630336370409" calcext:value-type="float">
            <text:p>1.00630336370409</text:p>
          </table:table-cell>
          <table:table-cell table:formula="of:=[.S11]/[.S$8]" office:value-type="float" office:value="1.00153105861767" calcext:value-type="float">
            <text:p>1.00153105861767</text:p>
          </table:table-cell>
          <table:table-cell table:formula="of:=[.T11]/[.T$8]" office:value-type="float" office:value="1.00706235185991" calcext:value-type="float">
            <text:p>1.00706235185991</text:p>
          </table:table-cell>
          <table:table-cell table:formula="of:=[.U11]/[.U$8]" office:value-type="float" office:value="0.999225951727535" calcext:value-type="float">
            <text:p>0.999225951727535</text:p>
          </table:table-cell>
          <table:table-cell table:formula="of:=[.V11]/[.V$8]" office:value-type="float" office:value="0.99600995049383" calcext:value-type="float">
            <text:p>0.99600995049383</text:p>
          </table:table-cell>
          <table:table-cell/>
          <table:table-cell table:formula="of:=GEOMEAN([.E16:.V16])" office:value-type="float" office:value="1.00770739566712" calcext:value-type="float">
            <text:p>1.00770739566712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/>
        </table:table-row>
        <table:table-row table:style-name="ro1">
          <table:table-cell office:value-type="string" calcext:value-type="string">
            <text:p>性能低下率</text:p>
          </table:table-cell>
          <table:table-cell office:value-type="string" calcext:value-type="string">
            <text:p>C(=(1-B)*100)</text:p>
          </table:table-cell>
          <table:table-cell/>
          <table:table-cell office:value-type="string" calcext:value-type="string">
            <text:p>AGGRESSIVE</text:p>
          </table:table-cell>
          <table:table-cell table:formula="of:=(1-[.E14])*100" office:value-type="float" office:value="-2.45939675174016" calcext:value-type="float">
            <text:p>-2.45939675174016</text:p>
          </table:table-cell>
          <table:table-cell table:formula="of:=(1-[.F14])*100" office:value-type="float" office:value="-4.28978229584494" calcext:value-type="float">
            <text:p>-4.28978229584494</text:p>
          </table:table-cell>
          <table:table-cell table:formula="of:=(1-[.G14])*100" office:value-type="float" office:value="-4.83126622440149" calcext:value-type="float">
            <text:p>-4.83126622440149</text:p>
          </table:table-cell>
          <table:table-cell table:formula="of:=(1-[.H14])*100" office:value-type="float" office:value="-1.75718849840254" calcext:value-type="float">
            <text:p>-1.75718849840254</text:p>
          </table:table-cell>
          <table:table-cell table:formula="of:=(1-[.I14])*100" office:value-type="float" office:value="0.745692980200574" calcext:value-type="float">
            <text:p>0.745692980200574</text:p>
          </table:table-cell>
          <table:table-cell table:formula="of:=(1-[.J14])*100" office:value-type="float" office:value="-2.51710501537881" calcext:value-type="float">
            <text:p>-2.51710501537881</text:p>
          </table:table-cell>
          <table:table-cell table:formula="of:=(1-[.K14])*100" office:value-type="float" office:value="3.6537981677539" calcext:value-type="float">
            <text:p>3.6537981677539</text:p>
          </table:table-cell>
          <table:table-cell table:formula="of:=(1-[.L14])*100" office:value-type="float" office:value="4.49897750511247" calcext:value-type="float">
            <text:p>4.49897750511247</text:p>
          </table:table-cell>
          <table:table-cell table:formula="of:=(1-[.M14])*100" office:value-type="float" office:value="-0.0992193007650188" calcext:value-type="float">
            <text:p>-0.099219300765019</text:p>
          </table:table-cell>
          <table:table-cell table:formula="of:=(1-[.N14])*100" office:value-type="float" office:value="0.183572499944018" calcext:value-type="float">
            <text:p>0.183572499944018</text:p>
          </table:table-cell>
          <table:table-cell table:formula="of:=(1-[.O14])*100" office:value-type="float" office:value="2.14334470989761" calcext:value-type="float">
            <text:p>2.14334470989761</text:p>
          </table:table-cell>
          <table:table-cell table:formula="of:=(1-[.P14])*100" office:value-type="float" office:value="-1.75278674861965" calcext:value-type="float">
            <text:p>-1.75278674861965</text:p>
          </table:table-cell>
          <table:table-cell table:formula="of:=(1-[.Q14])*100" office:value-type="float" office:value="-0.689972401103955" calcext:value-type="float">
            <text:p>-0.689972401103955</text:p>
          </table:table-cell>
          <table:table-cell table:formula="of:=(1-[.R14])*100" office:value-type="float" office:value="10.7634710522797" calcext:value-type="float">
            <text:p>10.7634710522797</text:p>
          </table:table-cell>
          <table:table-cell table:formula="of:=(1-[.S14])*100" office:value-type="float" office:value="5.16497937757781" calcext:value-type="float">
            <text:p>5.16497937757781</text:p>
          </table:table-cell>
          <table:table-cell table:formula="of:=(1-[.T14])*100" office:value-type="float" office:value="-0.643351231074352" calcext:value-type="float">
            <text:p>-0.643351231074352</text:p>
          </table:table-cell>
          <table:table-cell table:formula="of:=(1-[.U14])*100" office:value-type="float" office:value="-0.455046560176386" calcext:value-type="float">
            <text:p>-0.455046560176386</text:p>
          </table:table-cell>
          <table:table-cell table:formula="of:=(1-[.V14])*100" office:value-type="float" office:value="2.4408265806261" calcext:value-type="float">
            <text:p>2.4408265806261</text:p>
          </table:table-cell>
          <table:table-cell/>
          <table:table-cell table:formula="of:=(1-[.X14])*100" office:value-type="float" office:value="0.630831693710199" calcext:value-type="float">
            <text:p>0.630831693710199</text:p>
          </table:table-cell>
          <table:table-cell table:formula="of:=MAX([.E22:.V22])" office:value-type="float" office:value="10.7634710522797" calcext:value-type="float">
            <text:p>10.763471052279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(1-[.E15])*100" office:value-type="float" office:value="0.199535962877018" calcext:value-type="float">
            <text:p>0.199535962877018</text:p>
          </table:table-cell>
          <table:table-cell table:formula="of:=(1-[.F15])*100" office:value-type="float" office:value="0.125539667472985" calcext:value-type="float">
            <text:p>0.125539667472985</text:p>
          </table:table-cell>
          <table:table-cell table:formula="of:=(1-[.G15])*100" office:value-type="float" office:value="0.139409672146906" calcext:value-type="float">
            <text:p>0.139409672146906</text:p>
          </table:table-cell>
          <table:table-cell table:formula="of:=(1-[.H15])*100" office:value-type="float" office:value="1.61265784268978" calcext:value-type="float">
            <text:p>1.61265784268978</text:p>
          </table:table-cell>
          <table:table-cell table:formula="of:=(1-[.I15])*100" office:value-type="float" office:value="0.0514271020827906" calcext:value-type="float">
            <text:p>0.051427102082791</text:p>
          </table:table-cell>
          <table:table-cell table:formula="of:=(1-[.J15])*100" office:value-type="float" office:value="1.49394262758145" calcext:value-type="float">
            <text:p>1.49394262758145</text:p>
          </table:table-cell>
          <table:table-cell table:formula="of:=(1-[.K15])*100" office:value-type="float" office:value="2.24574911774141" calcext:value-type="float">
            <text:p>2.24574911774141</text:p>
          </table:table-cell>
          <table:table-cell table:formula="of:=(1-[.L15])*100" office:value-type="float" office:value="0.0511247443762741" calcext:value-type="float">
            <text:p>0.051124744376274</text:p>
          </table:table-cell>
          <table:table-cell table:formula="of:=(1-[.M15])*100" office:value-type="float" office:value="-0.430820648058683" calcext:value-type="float">
            <text:p>-0.430820648058683</text:p>
          </table:table-cell>
          <table:table-cell table:formula="of:=(1-[.N15])*100" office:value-type="float" office:value="-0.174617743849215" calcext:value-type="float">
            <text:p>-0.174617743849215</text:p>
          </table:table-cell>
          <table:table-cell table:formula="of:=(1-[.O15])*100" office:value-type="float" office:value="0.947440273037536" calcext:value-type="float">
            <text:p>0.947440273037536</text:p>
          </table:table-cell>
          <table:table-cell table:formula="of:=(1-[.P15])*100" office:value-type="float" office:value="-0.924575476612133" calcext:value-type="float">
            <text:p>-0.924575476612133</text:p>
          </table:table-cell>
          <table:table-cell table:formula="of:=(1-[.Q15])*100" office:value-type="float" office:value="0.399830160639725" calcext:value-type="float">
            <text:p>0.399830160639725</text:p>
          </table:table-cell>
          <table:table-cell table:formula="of:=(1-[.R15])*100" office:value-type="float" office:value="-0.618875709128419" calcext:value-type="float">
            <text:p>-0.618875709128419</text:p>
          </table:table-cell>
          <table:table-cell table:formula="of:=(1-[.S15])*100" office:value-type="float" office:value="-0.149981252343445" calcext:value-type="float">
            <text:p>-0.149981252343445</text:p>
          </table:table-cell>
          <table:table-cell table:formula="of:=(1-[.T15])*100" office:value-type="float" office:value="0.478885502829785" calcext:value-type="float">
            <text:p>0.478885502829785</text:p>
          </table:table-cell>
          <table:table-cell table:formula="of:=(1-[.U15])*100" office:value-type="float" office:value="-0.0211104074308466" calcext:value-type="float">
            <text:p>-0.021110407430847</text:p>
          </table:table-cell>
          <table:table-cell table:formula="of:=(1-[.V15])*100" office:value-type="float" office:value="-0.2019654688308" calcext:value-type="float">
            <text:p>-0.2019654688308</text:p>
          </table:table-cell>
          <table:table-cell/>
          <table:table-cell table:formula="of:=(1-[.X15])*100" office:value-type="float" office:value="0.293348608813726" calcext:value-type="float">
            <text:p>0.293348608813726</text:p>
          </table:table-cell>
          <table:table-cell table:formula="of:=MAX([.E23:.V23])" office:value-type="float" office:value="2.24574911774141" calcext:value-type="float">
            <text:p>2.245749117741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table:formula="of:=(1-[.E16])*100" office:value-type="float" office:value="-2.46867749419954" calcext:value-type="float">
            <text:p>-2.46867749419954</text:p>
          </table:table-cell>
          <table:table-cell table:formula="of:=(1-[.F16])*100" office:value-type="float" office:value="-3.15380140236994" calcext:value-type="float">
            <text:p>-3.15380140236994</text:p>
          </table:table-cell>
          <table:table-cell table:formula="of:=(1-[.G16])*100" office:value-type="float" office:value="-4.7399288529949" calcext:value-type="float">
            <text:p>-4.7399288529949</text:p>
          </table:table-cell>
          <table:table-cell table:formula="of:=(1-[.H16])*100" office:value-type="float" office:value="-1.93975353719764" calcext:value-type="float">
            <text:p>-1.93975353719764</text:p>
          </table:table-cell>
          <table:table-cell table:formula="of:=(1-[.I16])*100" office:value-type="float" office:value="0.0128567755206976" calcext:value-type="float">
            <text:p>0.012856775520698</text:p>
          </table:table-cell>
          <table:table-cell table:formula="of:=(1-[.J16])*100" office:value-type="float" office:value="-2.41667189755821" calcext:value-type="float">
            <text:p>-2.41667189755821</text:p>
          </table:table-cell>
          <table:table-cell table:formula="of:=(1-[.K16])*100" office:value-type="float" office:value="3.24385983673759" calcext:value-type="float">
            <text:p>3.24385983673759</text:p>
          </table:table-cell>
          <table:table-cell table:formula="of:=(1-[.L16])*100" office:value-type="float" office:value="0.119291070211303" calcext:value-type="float">
            <text:p>0.119291070211303</text:p>
          </table:table-cell>
          <table:table-cell table:formula="of:=(1-[.M16])*100" office:value-type="float" office:value="-0.428209613828034" calcext:value-type="float">
            <text:p>-0.428209613828034</text:p>
          </table:table-cell>
          <table:table-cell table:formula="of:=(1-[.N16])*100" office:value-type="float" office:value="-0.181333810920314" calcext:value-type="float">
            <text:p>-0.181333810920314</text:p>
          </table:table-cell>
          <table:table-cell table:formula="of:=(1-[.O16])*100" office:value-type="float" office:value="1.01843003412969" calcext:value-type="float">
            <text:p>1.01843003412969</text:p>
          </table:table-cell>
          <table:table-cell table:formula="of:=(1-[.P16])*100" office:value-type="float" office:value="-1.48973851442857" calcext:value-type="float">
            <text:p>-1.48973851442857</text:p>
          </table:table-cell>
          <table:table-cell table:formula="of:=(1-[.Q16])*100" office:value-type="float" office:value="-0.697049041115272" calcext:value-type="float">
            <text:p>-0.697049041115272</text:p>
          </table:table-cell>
          <table:table-cell table:formula="of:=(1-[.R16])*100" office:value-type="float" office:value="-0.630336370408569" calcext:value-type="float">
            <text:p>-0.630336370408569</text:p>
          </table:table-cell>
          <table:table-cell table:formula="of:=(1-[.S16])*100" office:value-type="float" office:value="-0.153105861767266" calcext:value-type="float">
            <text:p>-0.153105861767266</text:p>
          </table:table-cell>
          <table:table-cell table:formula="of:=(1-[.T16])*100" office:value-type="float" office:value="-0.7062351859914" calcext:value-type="float">
            <text:p>-0.7062351859914</text:p>
          </table:table-cell>
          <table:table-cell table:formula="of:=(1-[.U16])*100" office:value-type="float" office:value="0.0774048272465078" calcext:value-type="float">
            <text:p>0.077404827246508</text:p>
          </table:table-cell>
          <table:table-cell table:formula="of:=(1-[.V16])*100" office:value-type="float" office:value="0.399004950616988" calcext:value-type="float">
            <text:p>0.399004950616988</text:p>
          </table:table-cell>
          <table:table-cell/>
          <table:table-cell table:formula="of:=(1-[.X16])*100" office:value-type="float" office:value="-0.77073956671172" calcext:value-type="float">
            <text:p>-0.77073956671172</text:p>
          </table:table-cell>
          <table:table-cell table:formula="of:=MAX([.E24:.V24])" office:value-type="float" office:value="3.24385983673759" calcext:value-type="float">
            <text:p>3.24385983673759</text:p>
          </table:table-cell>
        </table:table-row>
      </table:table>
      <table:table table:name="comp" table:style-name="ta1">
        <table:shapes>
          <draw:frame draw:z-index="0" draw:style-name="gr1" draw:text-style-name="P1" svg:width="210mm" svg:height="100mm" svg:x="88.88mm" svg:y="161.95mm">
            <draw:object draw:notify-on-update-of-ranges="comp.D29:comp.W29 comp.C30:comp.C30 comp.D30:comp.W30 comp.C31:comp.C31 comp.D31:comp.W31 comp.C32:comp.C32 comp.D32:comp.W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セグメント化しない場合の比較回数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et segmentIQ_all_normal_comparison data from 1 to 4 ( INT )</text:p>
          </table:table-cell>
          <table:table-cell table:number-columns-repeated="8"/>
          <table:table-cell office:value-type="string" calcext:value-type="string">
            <text:p>get segmentIQ_all_normal_comparison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</text:p>
          </table:table-cell>
          <table:table-cell table:style-name="ce3" office:value-type="float" office:value="9343000000" calcext:value-type="float">
            <text:p>9.34E+09</text:p>
          </table:table-cell>
          <table:table-cell table:style-name="ce3" office:value-type="float" office:value="6608200000" calcext:value-type="float">
            <text:p>6.61E+09</text:p>
          </table:table-cell>
          <table:table-cell table:style-name="ce3" office:value-type="float" office:value="8957200000" calcext:value-type="float">
            <text:p>8.96E+09</text:p>
          </table:table-cell>
          <table:table-cell table:style-name="ce3" office:value-type="float" office:value="8850200000" calcext:value-type="float">
            <text:p>8.85E+09</text:p>
          </table:table-cell>
          <table:table-cell table:style-name="ce3" office:value-type="float" office:value="5945000000" calcext:value-type="float">
            <text:p>5.95E+09</text:p>
          </table:table-cell>
          <table:table-cell table:style-name="ce3" office:value-type="float" office:value="5989700000" calcext:value-type="float">
            <text:p>5.99E+09</text:p>
          </table:table-cell>
          <table:table-cell table:style-name="ce3" office:value-type="float" office:value="10857000000" calcext:value-type="float">
            <text:p>1.09E+10</text:p>
          </table:table-cell>
          <table:table-cell table:style-name="ce3" office:value-type="float" office:value="5949700000" calcext:value-type="float">
            <text:p>5.95E+09</text:p>
          </table:table-cell>
          <table:table-cell table:style-name="ce3" office:value-type="float" office:value="14466000000" calcext:value-type="float">
            <text:p>1.45E+10</text:p>
          </table:table-cell>
          <table:table-cell table:style-name="ce3" office:value-type="float" office:value="3372900000" calcext:value-type="float">
            <text:p>3.37E+09</text:p>
          </table:table-cell>
          <table:table-cell table:style-name="ce3" office:value-type="float" office:value="3217400000" calcext:value-type="float">
            <text:p>3.22E+09</text:p>
          </table:table-cell>
          <table:table-cell table:style-name="ce3" office:value-type="float" office:value="7698100000" calcext:value-type="float">
            <text:p>7.70E+09</text:p>
          </table:table-cell>
          <table:table-cell table:style-name="ce3" office:value-type="float" office:value="9731800000" calcext:value-type="float">
            <text:p>9.73E+09</text:p>
          </table:table-cell>
          <table:table-cell table:style-name="ce3" office:value-type="float" office:value="8606100000" calcext:value-type="float">
            <text:p>8.61E+09</text:p>
          </table:table-cell>
          <table:table-cell table:style-name="ce3" office:value-type="float" office:value="5185800000" calcext:value-type="float">
            <text:p>5.19E+09</text:p>
          </table:table-cell>
          <table:table-cell table:style-name="ce3" office:value-type="float" office:value="5387400000" calcext:value-type="float">
            <text:p>5.39E+09</text:p>
          </table:table-cell>
          <table:table-cell table:style-name="ce3" office:value-type="float" office:value="7506800000" calcext:value-type="float">
            <text:p>7.51E+09</text:p>
          </table:table-cell>
          <table:table-cell table:style-name="ce3" office:value-type="float" office:value="4731100000" calcext:value-type="float">
            <text:p>4.73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style-name="ce3" office:value-type="float" office:value="4742300000" calcext:value-type="float">
            <text:p>4.74E+09</text:p>
          </table:table-cell>
          <table:table-cell table:style-name="ce3" office:value-type="float" office:value="3508000000" calcext:value-type="float">
            <text:p>3.51E+09</text:p>
          </table:table-cell>
          <table:table-cell table:style-name="ce3" office:value-type="float" office:value="5004200000" calcext:value-type="float">
            <text:p>5.00E+09</text:p>
          </table:table-cell>
          <table:table-cell table:style-name="ce3" office:value-type="float" office:value="5589600000" calcext:value-type="float">
            <text:p>5.59E+09</text:p>
          </table:table-cell>
          <table:table-cell table:style-name="ce3" office:value-type="float" office:value="3502600000" calcext:value-type="float">
            <text:p>3.50E+09</text:p>
          </table:table-cell>
          <table:table-cell table:style-name="ce3" office:value-type="float" office:value="3039200000" calcext:value-type="float">
            <text:p>3.04E+09</text:p>
          </table:table-cell>
          <table:table-cell table:style-name="ce3" office:value-type="float" office:value="5766100000" calcext:value-type="float">
            <text:p>5.77E+09</text:p>
          </table:table-cell>
          <table:table-cell table:style-name="ce3" office:value-type="float" office:value="3598100000" calcext:value-type="float">
            <text:p>3.60E+09</text:p>
          </table:table-cell>
          <table:table-cell table:style-name="ce3" office:value-type="float" office:value="3888700000" calcext:value-type="float">
            <text:p>3.89E+09</text:p>
          </table:table-cell>
          <table:table-cell table:style-name="ce3" office:value-type="float" office:value="2782700000" calcext:value-type="float">
            <text:p>2.78E+09</text:p>
          </table:table-cell>
          <table:table-cell table:style-name="ce3" office:value-type="float" office:value="2762400000" calcext:value-type="float">
            <text:p>2.76E+09</text:p>
          </table:table-cell>
          <table:table-cell table:style-name="ce3" office:value-type="float" office:value="4572800000" calcext:value-type="float">
            <text:p>4.57E+09</text:p>
          </table:table-cell>
          <table:table-cell table:style-name="ce3" office:value-type="float" office:value="4557600000" calcext:value-type="float">
            <text:p>4.56E+09</text:p>
          </table:table-cell>
          <table:table-cell table:style-name="ce3" office:value-type="float" office:value="3557900000" calcext:value-type="float">
            <text:p>3.56E+09</text:p>
          </table:table-cell>
          <table:table-cell table:style-name="ce3" office:value-type="float" office:value="4454300000" calcext:value-type="float">
            <text:p>4.45E+09</text:p>
          </table:table-cell>
          <table:table-cell table:style-name="ce3" office:value-type="float" office:value="3344800000" calcext:value-type="float">
            <text:p>3.34E+09</text:p>
          </table:table-cell>
          <table:table-cell table:style-name="ce3" office:value-type="float" office:value="3862300000" calcext:value-type="float">
            <text:p>3.86E+09</text:p>
          </table:table-cell>
          <table:table-cell table:style-name="ce3" office:value-type="float" office:value="4064200000" calcext:value-type="float">
            <text:p>4.06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style-name="ce3" office:value-type="float" office:value="7819900000" calcext:value-type="float">
            <text:p>7.82E+09</text:p>
          </table:table-cell>
          <table:table-cell table:style-name="ce3" office:value-type="float" office:value="5991500000" calcext:value-type="float">
            <text:p>5.99E+09</text:p>
          </table:table-cell>
          <table:table-cell table:style-name="ce3" office:value-type="float" office:value="7870100000" calcext:value-type="float">
            <text:p>7.87E+09</text:p>
          </table:table-cell>
          <table:table-cell table:style-name="ce3" office:value-type="float" office:value="8559400000" calcext:value-type="float">
            <text:p>8.56E+09</text:p>
          </table:table-cell>
          <table:table-cell table:style-name="ce3" office:value-type="float" office:value="5357000000" calcext:value-type="float">
            <text:p>5.36E+09</text:p>
          </table:table-cell>
          <table:table-cell table:style-name="ce3" office:value-type="float" office:value="5547500000" calcext:value-type="float">
            <text:p>5.55E+09</text:p>
          </table:table-cell>
          <table:table-cell table:style-name="ce3" office:value-type="float" office:value="8934800000" calcext:value-type="float">
            <text:p>8.93E+09</text:p>
          </table:table-cell>
          <table:table-cell table:style-name="ce3" office:value-type="float" office:value="5343500000" calcext:value-type="float">
            <text:p>5.34E+09</text:p>
          </table:table-cell>
          <table:table-cell table:style-name="ce3" office:value-type="float" office:value="10471000000" calcext:value-type="float">
            <text:p>1.05E+10</text:p>
          </table:table-cell>
          <table:table-cell table:style-name="ce3" office:value-type="float" office:value="3080400000" calcext:value-type="float">
            <text:p>3.08E+09</text:p>
          </table:table-cell>
          <table:table-cell table:style-name="ce3" office:value-type="float" office:value="3141000000" calcext:value-type="float">
            <text:p>3.14E+09</text:p>
          </table:table-cell>
          <table:table-cell table:style-name="ce3" office:value-type="float" office:value="6740200000" calcext:value-type="float">
            <text:p>6.74E+09</text:p>
          </table:table-cell>
          <table:table-cell table:style-name="ce3" office:value-type="float" office:value="7570100000" calcext:value-type="float">
            <text:p>7.57E+09</text:p>
          </table:table-cell>
          <table:table-cell table:style-name="ce3" office:value-type="float" office:value="8220000000" calcext:value-type="float">
            <text:p>8.22E+09</text:p>
          </table:table-cell>
          <table:table-cell table:style-name="ce3" office:value-type="float" office:value="5078300000" calcext:value-type="float">
            <text:p>5.08E+09</text:p>
          </table:table-cell>
          <table:table-cell table:style-name="ce3" office:value-type="float" office:value="4525000000" calcext:value-type="float">
            <text:p>4.53E+09</text:p>
          </table:table-cell>
          <table:table-cell table:style-name="ce3" office:value-type="float" office:value="6788100000" calcext:value-type="float">
            <text:p>6.79E+09</text:p>
          </table:table-cell>
          <table:table-cell table:style-name="ce3" office:value-type="float" office:value="4624800000" calcext:value-type="float">
            <text:p>4.62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style-name="ce3" office:value-type="float" office:value="4739800000" calcext:value-type="float">
            <text:p>4.74E+09</text:p>
          </table:table-cell>
          <table:table-cell table:style-name="ce3" office:value-type="float" office:value="4190700000" calcext:value-type="float">
            <text:p>4.19E+09</text:p>
          </table:table-cell>
          <table:table-cell table:style-name="ce3" office:value-type="float" office:value="5204500000" calcext:value-type="float">
            <text:p>5.20E+09</text:p>
          </table:table-cell>
          <table:table-cell table:style-name="ce3" office:value-type="float" office:value="5752000000" calcext:value-type="float">
            <text:p>5.75E+09</text:p>
          </table:table-cell>
          <table:table-cell table:style-name="ce3" office:value-type="float" office:value="5278100000" calcext:value-type="float">
            <text:p>5.28E+09</text:p>
          </table:table-cell>
          <table:table-cell table:style-name="ce3" office:value-type="float" office:value="3233600000" calcext:value-type="float">
            <text:p>3.23E+09</text:p>
          </table:table-cell>
          <table:table-cell table:style-name="ce3" office:value-type="float" office:value="6144900000" calcext:value-type="float">
            <text:p>6.14E+09</text:p>
          </table:table-cell>
          <table:table-cell table:style-name="ce3" office:value-type="float" office:value="4689300000" calcext:value-type="float">
            <text:p>4.69E+09</text:p>
          </table:table-cell>
          <table:table-cell table:style-name="ce3" office:value-type="float" office:value="10468000000" calcext:value-type="float">
            <text:p>1.05E+10</text:p>
          </table:table-cell>
          <table:table-cell table:style-name="ce3" office:value-type="float" office:value="3080400000" calcext:value-type="float">
            <text:p>3.08E+09</text:p>
          </table:table-cell>
          <table:table-cell table:style-name="ce3" office:value-type="float" office:value="3123100000" calcext:value-type="float">
            <text:p>3.12E+09</text:p>
          </table:table-cell>
          <table:table-cell table:style-name="ce3" office:value-type="float" office:value="6300500000" calcext:value-type="float">
            <text:p>6.30E+09</text:p>
          </table:table-cell>
          <table:table-cell table:style-name="ce3" office:value-type="float" office:value="4555000000" calcext:value-type="float">
            <text:p>4.56E+09</text:p>
          </table:table-cell>
          <table:table-cell table:style-name="ce3" office:value-type="float" office:value="8214600000" calcext:value-type="float">
            <text:p>8.21E+09</text:p>
          </table:table-cell>
          <table:table-cell table:style-name="ce3" office:value-type="float" office:value="5078100000" calcext:value-type="float">
            <text:p>5.08E+09</text:p>
          </table:table-cell>
          <table:table-cell table:style-name="ce3" office:value-type="float" office:value="3371300000" calcext:value-type="float">
            <text:p>3.37E+09</text:p>
          </table:table-cell>
          <table:table-cell table:style-name="ce3" office:value-type="float" office:value="6774100000" calcext:value-type="float">
            <text:p>6.77E+09</text:p>
          </table:table-cell>
          <table:table-cell table:style-name="ce3" office:value-type="float" office:value="4498400000" calcext:value-type="float">
            <text:p>4.50E+09</text:p>
          </table:table-cell>
          <table:table-cell table:style-name="ce3"/>
          <table:table-cell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セグメント化した場合の比較回数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get segmentIQ_all_segment_comparison data from 1 to 4 ( INT )</text:p>
          </table:table-cell>
          <table:table-cell table:number-columns-repeated="8"/>
          <table:table-cell office:value-type="string" calcext:value-type="string">
            <text:p>get segmentIQ_all_segment_comparison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</text:p>
          </table:table-cell>
          <table:table-cell table:style-name="ce3" office:value-type="float" office:value="4343800000" calcext:value-type="float">
            <text:p>4.34E+09</text:p>
          </table:table-cell>
          <table:table-cell table:style-name="ce3" office:value-type="float" office:value="3344100000" calcext:value-type="float">
            <text:p>3.34E+09</text:p>
          </table:table-cell>
          <table:table-cell table:style-name="ce3" office:value-type="float" office:value="5111200000" calcext:value-type="float">
            <text:p>5.11E+09</text:p>
          </table:table-cell>
          <table:table-cell table:style-name="ce3" office:value-type="float" office:value="5136600000" calcext:value-type="float">
            <text:p>5.14E+09</text:p>
          </table:table-cell>
          <table:table-cell table:style-name="ce3" office:value-type="float" office:value="3457500000" calcext:value-type="float">
            <text:p>3.46E+09</text:p>
          </table:table-cell>
          <table:table-cell table:style-name="ce3" office:value-type="float" office:value="3043600000" calcext:value-type="float">
            <text:p>3.04E+09</text:p>
          </table:table-cell>
          <table:table-cell table:style-name="ce3" office:value-type="float" office:value="5128000000" calcext:value-type="float">
            <text:p>5.13E+09</text:p>
          </table:table-cell>
          <table:table-cell table:style-name="ce3" office:value-type="float" office:value="3223200000" calcext:value-type="float">
            <text:p>3.22E+09</text:p>
          </table:table-cell>
          <table:table-cell table:style-name="ce3" office:value-type="float" office:value="5917000000" calcext:value-type="float">
            <text:p>5.92E+09</text:p>
          </table:table-cell>
          <table:table-cell table:style-name="ce3" office:value-type="float" office:value="1650400000" calcext:value-type="float">
            <text:p>1.65E+09</text:p>
          </table:table-cell>
          <table:table-cell table:style-name="ce3" office:value-type="float" office:value="1524900000" calcext:value-type="float">
            <text:p>1.52E+09</text:p>
          </table:table-cell>
          <table:table-cell table:style-name="ce3" office:value-type="float" office:value="3621800000" calcext:value-type="float">
            <text:p>3.62E+09</text:p>
          </table:table-cell>
          <table:table-cell table:style-name="ce3" office:value-type="float" office:value="5066000000" calcext:value-type="float">
            <text:p>5.07E+09</text:p>
          </table:table-cell>
          <table:table-cell table:style-name="ce3" office:value-type="float" office:value="4389300000" calcext:value-type="float">
            <text:p>4.39E+09</text:p>
          </table:table-cell>
          <table:table-cell table:style-name="ce3" office:value-type="float" office:value="2274600000" calcext:value-type="float">
            <text:p>2.27E+09</text:p>
          </table:table-cell>
          <table:table-cell table:style-name="ce3" office:value-type="float" office:value="2897400000" calcext:value-type="float">
            <text:p>2.90E+09</text:p>
          </table:table-cell>
          <table:table-cell table:style-name="ce3" office:value-type="float" office:value="3344400000" calcext:value-type="float">
            <text:p>3.34E+09</text:p>
          </table:table-cell>
          <table:table-cell table:style-name="ce3" office:value-type="float" office:value="2318100000" calcext:value-type="float">
            <text:p>2.32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style-name="ce3" office:value-type="float" office:value="1436500000" calcext:value-type="float">
            <text:p>1.44E+09</text:p>
          </table:table-cell>
          <table:table-cell table:style-name="ce3" office:value-type="float" office:value="587960000" calcext:value-type="float">
            <text:p>5.88E+08</text:p>
          </table:table-cell>
          <table:table-cell table:style-name="ce3" office:value-type="float" office:value="1320100000" calcext:value-type="float">
            <text:p>1.32E+09</text:p>
          </table:table-cell>
          <table:table-cell table:style-name="ce3" office:value-type="float" office:value="1141200000" calcext:value-type="float">
            <text:p>1.14E+09</text:p>
          </table:table-cell>
          <table:table-cell table:style-name="ce3" office:value-type="float" office:value="820770000" calcext:value-type="float">
            <text:p>8.21E+08</text:p>
          </table:table-cell>
          <table:table-cell table:style-name="ce3" office:value-type="float" office:value="635360000" calcext:value-type="float">
            <text:p>6.35E+08</text:p>
          </table:table-cell>
          <table:table-cell table:style-name="ce3" office:value-type="float" office:value="1814300000" calcext:value-type="float">
            <text:p>1.81E+09</text:p>
          </table:table-cell>
          <table:table-cell table:style-name="ce3" office:value-type="float" office:value="774380000" calcext:value-type="float">
            <text:p>7.74E+08</text:p>
          </table:table-cell>
          <table:table-cell table:style-name="ce3" office:value-type="float" office:value="1302800000" calcext:value-type="float">
            <text:p>1.30E+09</text:p>
          </table:table-cell>
          <table:table-cell table:style-name="ce3" office:value-type="float" office:value="1000900000" calcext:value-type="float">
            <text:p>1.00E+09</text:p>
          </table:table-cell>
          <table:table-cell table:style-name="ce3" office:value-type="float" office:value="1041800000" calcext:value-type="float">
            <text:p>1.04E+09</text:p>
          </table:table-cell>
          <table:table-cell table:style-name="ce3" office:value-type="float" office:value="1251000000" calcext:value-type="float">
            <text:p>1.25E+09</text:p>
          </table:table-cell>
          <table:table-cell table:style-name="ce3" office:value-type="float" office:value="1583400000" calcext:value-type="float">
            <text:p>1.58E+09</text:p>
          </table:table-cell>
          <table:table-cell table:style-name="ce3" office:value-type="float" office:value="952980000" calcext:value-type="float">
            <text:p>9.53E+08</text:p>
          </table:table-cell>
          <table:table-cell table:style-name="ce3" office:value-type="float" office:value="1725600000" calcext:value-type="float">
            <text:p>1.73E+09</text:p>
          </table:table-cell>
          <table:table-cell table:style-name="ce3" office:value-type="float" office:value="818960000" calcext:value-type="float">
            <text:p>8.19E+08</text:p>
          </table:table-cell>
          <table:table-cell table:style-name="ce3" office:value-type="float" office:value="640060000" calcext:value-type="float">
            <text:p>6.40E+08</text:p>
          </table:table-cell>
          <table:table-cell table:style-name="ce3" office:value-type="float" office:value="1532100000" calcext:value-type="float">
            <text:p>1.53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style-name="ce3" office:value-type="float" office:value="3140900000" calcext:value-type="float">
            <text:p>3.14E+09</text:p>
          </table:table-cell>
          <table:table-cell table:style-name="ce3" office:value-type="float" office:value="2494100000" calcext:value-type="float">
            <text:p>2.49E+09</text:p>
          </table:table-cell>
          <table:table-cell table:style-name="ce3" office:value-type="float" office:value="2937900000" calcext:value-type="float">
            <text:p>2.94E+09</text:p>
          </table:table-cell>
          <table:table-cell table:style-name="ce3" office:value-type="float" office:value="2721300000" calcext:value-type="float">
            <text:p>2.72E+09</text:p>
          </table:table-cell>
          <table:table-cell table:style-name="ce3" office:value-type="float" office:value="1915000000" calcext:value-type="float">
            <text:p>1.92E+09</text:p>
          </table:table-cell>
          <table:table-cell table:style-name="ce3" office:value-type="float" office:value="2057400000" calcext:value-type="float">
            <text:p>2.06E+09</text:p>
          </table:table-cell>
          <table:table-cell table:style-name="ce3" office:value-type="float" office:value="3802700000" calcext:value-type="float">
            <text:p>3.80E+09</text:p>
          </table:table-cell>
          <table:table-cell table:style-name="ce3" office:value-type="float" office:value="1986100000" calcext:value-type="float">
            <text:p>1.99E+09</text:p>
          </table:table-cell>
          <table:table-cell table:style-name="ce3" office:value-type="float" office:value="5418900000" calcext:value-type="float">
            <text:p>5.42E+09</text:p>
          </table:table-cell>
          <table:table-cell table:style-name="ce3" office:value-type="float" office:value="1151400000" calcext:value-type="float">
            <text:p>1.15E+09</text:p>
          </table:table-cell>
          <table:table-cell table:style-name="ce3" office:value-type="float" office:value="1233700000" calcext:value-type="float">
            <text:p>1.23E+09</text:p>
          </table:table-cell>
          <table:table-cell table:style-name="ce3" office:value-type="float" office:value="2823800000" calcext:value-type="float">
            <text:p>2.82E+09</text:p>
          </table:table-cell>
          <table:table-cell table:style-name="ce3" office:value-type="float" office:value="3600600000" calcext:value-type="float">
            <text:p>3.60E+09</text:p>
          </table:table-cell>
          <table:table-cell table:style-name="ce3" office:value-type="float" office:value="3437700000" calcext:value-type="float">
            <text:p>3.44E+09</text:p>
          </table:table-cell>
          <table:table-cell table:style-name="ce3" office:value-type="float" office:value="2110100000" calcext:value-type="float">
            <text:p>2.11E+09</text:p>
          </table:table-cell>
          <table:table-cell table:style-name="ce3" office:value-type="float" office:value="1386800000" calcext:value-type="float">
            <text:p>1.39E+09</text:p>
          </table:table-cell>
          <table:table-cell table:style-name="ce3" office:value-type="float" office:value="3309900000" calcext:value-type="float">
            <text:p>3.31E+09</text:p>
          </table:table-cell>
          <table:table-cell table:style-name="ce3" office:value-type="float" office:value="1807400000" calcext:value-type="float">
            <text:p>1.81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style-name="ce3" office:value-type="float" office:value="1436500000" calcext:value-type="float">
            <text:p>1.44E+09</text:p>
          </table:table-cell>
          <table:table-cell table:style-name="ce3" office:value-type="float" office:value="1102900000" calcext:value-type="float">
            <text:p>1.10E+09</text:p>
          </table:table-cell>
          <table:table-cell table:style-name="ce3" office:value-type="float" office:value="1434000000" calcext:value-type="float">
            <text:p>1.43E+09</text:p>
          </table:table-cell>
          <table:table-cell table:style-name="ce3" office:value-type="float" office:value="1259000000" calcext:value-type="float">
            <text:p>1.26E+09</text:p>
          </table:table-cell>
          <table:table-cell table:style-name="ce3" office:value-type="float" office:value="1863500000" calcext:value-type="float">
            <text:p>1.86E+09</text:p>
          </table:table-cell>
          <table:table-cell table:style-name="ce3" office:value-type="float" office:value="744090000" calcext:value-type="float">
            <text:p>7.44E+08</text:p>
          </table:table-cell>
          <table:table-cell table:style-name="ce3" office:value-type="float" office:value="2049500000" calcext:value-type="float">
            <text:p>2.05E+09</text:p>
          </table:table-cell>
          <table:table-cell table:style-name="ce3" office:value-type="float" office:value="1533700000" calcext:value-type="float">
            <text:p>1.53E+09</text:p>
          </table:table-cell>
          <table:table-cell table:style-name="ce3" office:value-type="float" office:value="5416200000" calcext:value-type="float">
            <text:p>5.42E+09</text:p>
          </table:table-cell>
          <table:table-cell table:style-name="ce3" office:value-type="float" office:value="1151300000" calcext:value-type="float">
            <text:p>1.15E+09</text:p>
          </table:table-cell>
          <table:table-cell table:style-name="ce3" office:value-type="float" office:value="1224500000" calcext:value-type="float">
            <text:p>1.22E+09</text:p>
          </table:table-cell>
          <table:table-cell table:style-name="ce3" office:value-type="float" office:value="2570400000" calcext:value-type="float">
            <text:p>2.57E+09</text:p>
          </table:table-cell>
          <table:table-cell table:style-name="ce3" office:value-type="float" office:value="1582300000" calcext:value-type="float">
            <text:p>1.58E+09</text:p>
          </table:table-cell>
          <table:table-cell table:style-name="ce3" office:value-type="float" office:value="3434800000" calcext:value-type="float">
            <text:p>3.43E+09</text:p>
          </table:table-cell>
          <table:table-cell table:style-name="ce3" office:value-type="float" office:value="2110100000" calcext:value-type="float">
            <text:p>2.11E+09</text:p>
          </table:table-cell>
          <table:table-cell table:style-name="ce3" office:value-type="float" office:value="833290000" calcext:value-type="float">
            <text:p>8.33E+08</text:p>
          </table:table-cell>
          <table:table-cell table:style-name="ce3" office:value-type="float" office:value="3294300000" calcext:value-type="float">
            <text:p>3.29E+09</text:p>
          </table:table-cell>
          <table:table-cell table:style-name="ce3" office:value-type="float" office:value="1745800000" calcext:value-type="float">
            <text:p>1.75E+09</text:p>
          </table:table-cell>
          <table:table-cell table:style-name="ce3"/>
          <table:table-cell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相対タグ比較回数</text:p>
          </table:table-cell>
          <table:table-cell office:value-type="string" calcext:value-type="string">
            <text:p>C(=B/A_BASE)</text:p>
          </table:table-cell>
          <table:table-cell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17]/[.D$7]" office:value-type="float" office:value="0.153751471690035" calcext:value-type="float">
            <text:p>0.153751471690035</text:p>
          </table:table-cell>
          <table:table-cell table:formula="of:=[.E17]/[.E$7]" office:value-type="float" office:value="0.0889743046517963" calcext:value-type="float">
            <text:p>0.088974304651796</text:p>
          </table:table-cell>
          <table:table-cell table:formula="of:=[.F17]/[.F$7]" office:value-type="float" office:value="0.147378645112312" calcext:value-type="float">
            <text:p>0.147378645112312</text:p>
          </table:table-cell>
          <table:table-cell table:formula="of:=[.G17]/[.G$7]" office:value-type="float" office:value="0.128946238503085" calcext:value-type="float">
            <text:p>0.128946238503085</text:p>
          </table:table-cell>
          <table:table-cell table:formula="of:=[.H17]/[.H$7]" office:value-type="float" office:value="0.13806055508831" calcext:value-type="float">
            <text:p>0.13806055508831</text:p>
          </table:table-cell>
          <table:table-cell table:formula="of:=[.I17]/[.I$7]" office:value-type="float" office:value="0.106075429487287" calcext:value-type="float">
            <text:p>0.106075429487287</text:p>
          </table:table-cell>
          <table:table-cell table:formula="of:=[.J17]/[.J$7]" office:value-type="float" office:value="0.167108777747076" calcext:value-type="float">
            <text:p>0.167108777747076</text:p>
          </table:table-cell>
          <table:table-cell table:formula="of:=[.K17]/[.K$7]" office:value-type="float" office:value="0.130154461569491" calcext:value-type="float">
            <text:p>0.130154461569491</text:p>
          </table:table-cell>
          <table:table-cell table:formula="of:=[.L17]/[.L$7]" office:value-type="float" office:value="0.0900594497442278" calcext:value-type="float">
            <text:p>0.090059449744228</text:p>
          </table:table-cell>
          <table:table-cell table:formula="of:=[.M17]/[.M$7]" office:value-type="float" office:value="0.296747605917756" calcext:value-type="float">
            <text:p>0.296747605917756</text:p>
          </table:table-cell>
          <table:table-cell table:formula="of:=[.N17]/[.N$7]" office:value-type="float" office:value="0.323801827562628" calcext:value-type="float">
            <text:p>0.323801827562628</text:p>
          </table:table-cell>
          <table:table-cell table:formula="of:=[.O17]/[.O$7]" office:value-type="float" office:value="0.16250763175329" calcext:value-type="float">
            <text:p>0.16250763175329</text:p>
          </table:table-cell>
          <table:table-cell table:formula="of:=[.P17]/[.P$7]" office:value-type="float" office:value="0.162703713598718" calcext:value-type="float">
            <text:p>0.162703713598718</text:p>
          </table:table-cell>
          <table:table-cell table:formula="of:=[.Q17]/[.Q$7]" office:value-type="float" office:value="0.1107330846725" calcext:value-type="float">
            <text:p>0.1107330846725</text:p>
          </table:table-cell>
          <table:table-cell table:formula="of:=[.R17]/[.R$7]" office:value-type="float" office:value="0.332754830498669" calcext:value-type="float">
            <text:p>0.332754830498669</text:p>
          </table:table-cell>
          <table:table-cell table:formula="of:=[.S17]/[.S$7]" office:value-type="float" office:value="0.152013958495749" calcext:value-type="float">
            <text:p>0.152013958495749</text:p>
          </table:table-cell>
          <table:table-cell table:formula="of:=[.T17]/[.T$7]" office:value-type="float" office:value="0.0852640272819311" calcext:value-type="float">
            <text:p>0.085264027281931</text:p>
          </table:table-cell>
          <table:table-cell table:formula="of:=[.U17]/[.U$7]" office:value-type="float" office:value="0.323835894400879" calcext:value-type="float">
            <text:p>0.323835894400879</text:p>
          </table:table-cell>
          <table:table-cell/>
          <table:table-cell table:formula="of:=GEOMEAN([.D24:.U24])" office:value-type="float" office:value="0.155813927724659" calcext:value-type="float">
            <text:p>0.1558139277246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8]/[.D$7]" office:value-type="float" office:value="0.336176816868244" calcext:value-type="float">
            <text:p>0.336176816868244</text:p>
          </table:table-cell>
          <table:table-cell table:formula="of:=[.E18]/[.E$7]" office:value-type="float" office:value="0.377425017402621" calcext:value-type="float">
            <text:p>0.377425017402621</text:p>
          </table:table-cell>
          <table:table-cell table:formula="of:=[.F18]/[.F$7]" office:value-type="float" office:value="0.327993122850891" calcext:value-type="float">
            <text:p>0.327993122850891</text:p>
          </table:table-cell>
          <table:table-cell table:formula="of:=[.G18]/[.G$7]" office:value-type="float" office:value="0.307484576619737" calcext:value-type="float">
            <text:p>0.307484576619737</text:p>
          </table:table-cell>
          <table:table-cell table:formula="of:=[.H18]/[.H$7]" office:value-type="float" office:value="0.322119428090833" calcext:value-type="float">
            <text:p>0.322119428090833</text:p>
          </table:table-cell>
          <table:table-cell table:formula="of:=[.I18]/[.I$7]" office:value-type="float" office:value="0.343489657244937" calcext:value-type="float">
            <text:p>0.343489657244937</text:p>
          </table:table-cell>
          <table:table-cell table:formula="of:=[.J18]/[.J$7]" office:value-type="float" office:value="0.350253292806484" calcext:value-type="float">
            <text:p>0.350253292806484</text:p>
          </table:table-cell>
          <table:table-cell table:formula="of:=[.K18]/[.K$7]" office:value-type="float" office:value="0.333815150343715" calcext:value-type="float">
            <text:p>0.333815150343715</text:p>
          </table:table-cell>
          <table:table-cell table:formula="of:=[.L18]/[.L$7]" office:value-type="float" office:value="0.374595603484032" calcext:value-type="float">
            <text:p>0.374595603484032</text:p>
          </table:table-cell>
          <table:table-cell table:formula="of:=[.M18]/[.M$7]" office:value-type="float" office:value="0.341367962287646" calcext:value-type="float">
            <text:p>0.341367962287646</text:p>
          </table:table-cell>
          <table:table-cell table:formula="of:=[.N18]/[.N$7]" office:value-type="float" office:value="0.383446260956051" calcext:value-type="float">
            <text:p>0.383446260956051</text:p>
          </table:table-cell>
          <table:table-cell table:formula="of:=[.O18]/[.O$7]" office:value-type="float" office:value="0.366817786206986" calcext:value-type="float">
            <text:p>0.366817786206986</text:p>
          </table:table-cell>
          <table:table-cell table:formula="of:=[.P18]/[.P$7]" office:value-type="float" office:value="0.369982942518342" calcext:value-type="float">
            <text:p>0.369982942518342</text:p>
          </table:table-cell>
          <table:table-cell table:formula="of:=[.Q18]/[.Q$7]" office:value-type="float" office:value="0.399449227873253" calcext:value-type="float">
            <text:p>0.399449227873253</text:p>
          </table:table-cell>
          <table:table-cell table:formula="of:=[.R18]/[.R$7]" office:value-type="float" office:value="0.406899610474758" calcext:value-type="float">
            <text:p>0.406899610474758</text:p>
          </table:table-cell>
          <table:table-cell table:formula="of:=[.S18]/[.S$7]" office:value-type="float" office:value="0.257415450866837" calcext:value-type="float">
            <text:p>0.257415450866837</text:p>
          </table:table-cell>
          <table:table-cell table:formula="of:=[.T18]/[.T$7]" office:value-type="float" office:value="0.440920232322694" calcext:value-type="float">
            <text:p>0.440920232322694</text:p>
          </table:table-cell>
          <table:table-cell table:formula="of:=[.U18]/[.U$7]" office:value-type="float" office:value="0.382025321806768" calcext:value-type="float">
            <text:p>0.382025321806768</text:p>
          </table:table-cell>
          <table:table-cell/>
          <table:table-cell table:formula="of:=GEOMEAN([.D25:.U25])" office:value-type="float" office:value="0.354362655374285" calcext:value-type="float">
            <text:p>0.3543626553742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19]/[.D$7]" office:value-type="float" office:value="0.153751471690035" calcext:value-type="float">
            <text:p>0.153751471690035</text:p>
          </table:table-cell>
          <table:table-cell table:formula="of:=[.E19]/[.E$7]" office:value-type="float" office:value="0.166898701613147" calcext:value-type="float">
            <text:p>0.166898701613147</text:p>
          </table:table-cell>
          <table:table-cell table:formula="of:=[.F19]/[.F$7]" office:value-type="float" office:value="0.160094672442281" calcext:value-type="float">
            <text:p>0.160094672442281</text:p>
          </table:table-cell>
          <table:table-cell table:formula="of:=[.G19]/[.G$7]" office:value-type="float" office:value="0.142256672165601" calcext:value-type="float">
            <text:p>0.142256672165601</text:p>
          </table:table-cell>
          <table:table-cell table:formula="of:=[.H19]/[.H$7]" office:value-type="float" office:value="0.313456686291001" calcext:value-type="float">
            <text:p>0.313456686291001</text:p>
          </table:table-cell>
          <table:table-cell table:formula="of:=[.I19]/[.I$7]" office:value-type="float" office:value="0.124228258510443" calcext:value-type="float">
            <text:p>0.124228258510443</text:p>
          </table:table-cell>
          <table:table-cell table:formula="of:=[.J19]/[.J$7]" office:value-type="float" office:value="0.188772220687114" calcext:value-type="float">
            <text:p>0.188772220687114</text:p>
          </table:table-cell>
          <table:table-cell table:formula="of:=[.K19]/[.K$7]" office:value-type="float" office:value="0.257777703077466" calcext:value-type="float">
            <text:p>0.257777703077466</text:p>
          </table:table-cell>
          <table:table-cell table:formula="of:=[.L19]/[.L$7]" office:value-type="float" office:value="0.3744089589382" calcext:value-type="float">
            <text:p>0.3744089589382</text:p>
          </table:table-cell>
          <table:table-cell table:formula="of:=[.M19]/[.M$7]" office:value-type="float" office:value="0.341338314210323" calcext:value-type="float">
            <text:p>0.341338314210323</text:p>
          </table:table-cell>
          <table:table-cell table:formula="of:=[.N19]/[.N$7]" office:value-type="float" office:value="0.38058680922484" calcext:value-type="float">
            <text:p>0.38058680922484</text:p>
          </table:table-cell>
          <table:table-cell table:formula="of:=[.O19]/[.O$7]" office:value-type="float" office:value="0.33390057286863" calcext:value-type="float">
            <text:p>0.33390057286863</text:p>
          </table:table-cell>
          <table:table-cell table:formula="of:=[.P19]/[.P$7]" office:value-type="float" office:value="0.162590682093755" calcext:value-type="float">
            <text:p>0.162590682093755</text:p>
          </table:table-cell>
          <table:table-cell table:formula="of:=[.Q19]/[.Q$7]" office:value-type="float" office:value="0.399112257584736" calcext:value-type="float">
            <text:p>0.399112257584736</text:p>
          </table:table-cell>
          <table:table-cell table:formula="of:=[.R19]/[.R$7]" office:value-type="float" office:value="0.406899610474758" calcext:value-type="float">
            <text:p>0.406899610474758</text:p>
          </table:table-cell>
          <table:table-cell table:formula="of:=[.S19]/[.S$7]" office:value-type="float" office:value="0.154673868656495" calcext:value-type="float">
            <text:p>0.154673868656495</text:p>
          </table:table-cell>
          <table:table-cell table:formula="of:=[.T19]/[.T$7]" office:value-type="float" office:value="0.438842116481057" calcext:value-type="float">
            <text:p>0.438842116481057</text:p>
          </table:table-cell>
          <table:table-cell table:formula="of:=[.U19]/[.U$7]" office:value-type="float" office:value="0.369005093952781" calcext:value-type="float">
            <text:p>0.369005093952781</text:p>
          </table:table-cell>
          <table:table-cell/>
          <table:table-cell table:formula="of:=GEOMEAN([.D26:.U26])" office:value-type="float" office:value="0.24721481574049" calcext:value-type="float">
            <text:p>0.24721481574049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相対タグ比較回数(%)</text:p>
          </table:table-cell>
          <table:table-cell office:value-type="string" calcext:value-type="string">
            <text:p>D(=C*100)</text:p>
          </table:table-cell>
          <table:table-cell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24]*100" office:value-type="float" office:value="15.3751471690035" calcext:value-type="float">
            <text:p>15.3751471690035</text:p>
          </table:table-cell>
          <table:table-cell table:formula="of:=[.E24]*100" office:value-type="float" office:value="8.89743046517963" calcext:value-type="float">
            <text:p>8.89743046517963</text:p>
          </table:table-cell>
          <table:table-cell table:formula="of:=[.F24]*100" office:value-type="float" office:value="14.7378645112312" calcext:value-type="float">
            <text:p>14.7378645112312</text:p>
          </table:table-cell>
          <table:table-cell table:formula="of:=[.G24]*100" office:value-type="float" office:value="12.8946238503085" calcext:value-type="float">
            <text:p>12.8946238503085</text:p>
          </table:table-cell>
          <table:table-cell table:formula="of:=[.H24]*100" office:value-type="float" office:value="13.806055508831" calcext:value-type="float">
            <text:p>13.806055508831</text:p>
          </table:table-cell>
          <table:table-cell table:formula="of:=[.I24]*100" office:value-type="float" office:value="10.6075429487287" calcext:value-type="float">
            <text:p>10.6075429487287</text:p>
          </table:table-cell>
          <table:table-cell table:formula="of:=[.J24]*100" office:value-type="float" office:value="16.7108777747076" calcext:value-type="float">
            <text:p>16.7108777747076</text:p>
          </table:table-cell>
          <table:table-cell table:formula="of:=[.K24]*100" office:value-type="float" office:value="13.0154461569491" calcext:value-type="float">
            <text:p>13.0154461569491</text:p>
          </table:table-cell>
          <table:table-cell table:formula="of:=[.L24]*100" office:value-type="float" office:value="9.00594497442278" calcext:value-type="float">
            <text:p>9.00594497442278</text:p>
          </table:table-cell>
          <table:table-cell table:formula="of:=[.M24]*100" office:value-type="float" office:value="29.6747605917756" calcext:value-type="float">
            <text:p>29.6747605917756</text:p>
          </table:table-cell>
          <table:table-cell table:formula="of:=[.N24]*100" office:value-type="float" office:value="32.3801827562628" calcext:value-type="float">
            <text:p>32.3801827562628</text:p>
          </table:table-cell>
          <table:table-cell table:formula="of:=[.O24]*100" office:value-type="float" office:value="16.250763175329" calcext:value-type="float">
            <text:p>16.250763175329</text:p>
          </table:table-cell>
          <table:table-cell table:formula="of:=[.P24]*100" office:value-type="float" office:value="16.2703713598718" calcext:value-type="float">
            <text:p>16.2703713598718</text:p>
          </table:table-cell>
          <table:table-cell table:formula="of:=[.Q24]*100" office:value-type="float" office:value="11.07330846725" calcext:value-type="float">
            <text:p>11.07330846725</text:p>
          </table:table-cell>
          <table:table-cell table:formula="of:=[.R24]*100" office:value-type="float" office:value="33.2754830498669" calcext:value-type="float">
            <text:p>33.2754830498669</text:p>
          </table:table-cell>
          <table:table-cell table:formula="of:=[.S24]*100" office:value-type="float" office:value="15.2013958495749" calcext:value-type="float">
            <text:p>15.2013958495749</text:p>
          </table:table-cell>
          <table:table-cell table:formula="of:=[.T24]*100" office:value-type="float" office:value="8.52640272819311" calcext:value-type="float">
            <text:p>8.52640272819311</text:p>
          </table:table-cell>
          <table:table-cell table:formula="of:=[.U24]*100" office:value-type="float" office:value="32.3835894400879" calcext:value-type="float">
            <text:p>32.3835894400879</text:p>
          </table:table-cell>
          <table:table-cell/>
          <table:table-cell table:formula="of:=[.W24]*100" office:value-type="float" office:value="15.5813927724659" calcext:value-type="float">
            <text:p>15.58139277246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25]*100" office:value-type="float" office:value="33.6176816868244" calcext:value-type="float">
            <text:p>33.6176816868244</text:p>
          </table:table-cell>
          <table:table-cell table:formula="of:=[.E25]*100" office:value-type="float" office:value="37.7425017402621" calcext:value-type="float">
            <text:p>37.7425017402621</text:p>
          </table:table-cell>
          <table:table-cell table:formula="of:=[.F25]*100" office:value-type="float" office:value="32.7993122850891" calcext:value-type="float">
            <text:p>32.7993122850891</text:p>
          </table:table-cell>
          <table:table-cell table:formula="of:=[.G25]*100" office:value-type="float" office:value="30.7484576619737" calcext:value-type="float">
            <text:p>30.7484576619737</text:p>
          </table:table-cell>
          <table:table-cell table:formula="of:=[.H25]*100" office:value-type="float" office:value="32.2119428090833" calcext:value-type="float">
            <text:p>32.2119428090833</text:p>
          </table:table-cell>
          <table:table-cell table:formula="of:=[.I25]*100" office:value-type="float" office:value="34.3489657244937" calcext:value-type="float">
            <text:p>34.3489657244937</text:p>
          </table:table-cell>
          <table:table-cell table:formula="of:=[.J25]*100" office:value-type="float" office:value="35.0253292806484" calcext:value-type="float">
            <text:p>35.0253292806484</text:p>
          </table:table-cell>
          <table:table-cell table:formula="of:=[.K25]*100" office:value-type="float" office:value="33.3815150343715" calcext:value-type="float">
            <text:p>33.3815150343715</text:p>
          </table:table-cell>
          <table:table-cell table:formula="of:=[.L25]*100" office:value-type="float" office:value="37.4595603484032" calcext:value-type="float">
            <text:p>37.4595603484032</text:p>
          </table:table-cell>
          <table:table-cell table:formula="of:=[.M25]*100" office:value-type="float" office:value="34.1367962287646" calcext:value-type="float">
            <text:p>34.1367962287646</text:p>
          </table:table-cell>
          <table:table-cell table:formula="of:=[.N25]*100" office:value-type="float" office:value="38.3446260956051" calcext:value-type="float">
            <text:p>38.3446260956051</text:p>
          </table:table-cell>
          <table:table-cell table:formula="of:=[.O25]*100" office:value-type="float" office:value="36.6817786206986" calcext:value-type="float">
            <text:p>36.6817786206986</text:p>
          </table:table-cell>
          <table:table-cell table:formula="of:=[.P25]*100" office:value-type="float" office:value="36.9982942518342" calcext:value-type="float">
            <text:p>36.9982942518342</text:p>
          </table:table-cell>
          <table:table-cell table:formula="of:=[.Q25]*100" office:value-type="float" office:value="39.9449227873253" calcext:value-type="float">
            <text:p>39.9449227873253</text:p>
          </table:table-cell>
          <table:table-cell table:formula="of:=[.R25]*100" office:value-type="float" office:value="40.6899610474758" calcext:value-type="float">
            <text:p>40.6899610474758</text:p>
          </table:table-cell>
          <table:table-cell table:formula="of:=[.S25]*100" office:value-type="float" office:value="25.7415450866837" calcext:value-type="float">
            <text:p>25.7415450866837</text:p>
          </table:table-cell>
          <table:table-cell table:formula="of:=[.T25]*100" office:value-type="float" office:value="44.0920232322694" calcext:value-type="float">
            <text:p>44.0920232322694</text:p>
          </table:table-cell>
          <table:table-cell table:formula="of:=[.U25]*100" office:value-type="float" office:value="38.2025321806768" calcext:value-type="float">
            <text:p>38.2025321806768</text:p>
          </table:table-cell>
          <table:table-cell/>
          <table:table-cell table:formula="of:=[.W25]*100" office:value-type="float" office:value="35.4362655374285" calcext:value-type="float">
            <text:p>35.43626553742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26]*100" office:value-type="float" office:value="15.3751471690035" calcext:value-type="float">
            <text:p>15.3751471690035</text:p>
          </table:table-cell>
          <table:table-cell table:formula="of:=[.E26]*100" office:value-type="float" office:value="16.6898701613147" calcext:value-type="float">
            <text:p>16.6898701613147</text:p>
          </table:table-cell>
          <table:table-cell table:formula="of:=[.F26]*100" office:value-type="float" office:value="16.0094672442281" calcext:value-type="float">
            <text:p>16.0094672442281</text:p>
          </table:table-cell>
          <table:table-cell table:formula="of:=[.G26]*100" office:value-type="float" office:value="14.2256672165601" calcext:value-type="float">
            <text:p>14.2256672165601</text:p>
          </table:table-cell>
          <table:table-cell table:formula="of:=[.H26]*100" office:value-type="float" office:value="31.3456686291001" calcext:value-type="float">
            <text:p>31.3456686291001</text:p>
          </table:table-cell>
          <table:table-cell table:formula="of:=[.I26]*100" office:value-type="float" office:value="12.4228258510443" calcext:value-type="float">
            <text:p>12.4228258510443</text:p>
          </table:table-cell>
          <table:table-cell table:formula="of:=[.J26]*100" office:value-type="float" office:value="18.8772220687114" calcext:value-type="float">
            <text:p>18.8772220687114</text:p>
          </table:table-cell>
          <table:table-cell table:formula="of:=[.K26]*100" office:value-type="float" office:value="25.7777703077466" calcext:value-type="float">
            <text:p>25.7777703077466</text:p>
          </table:table-cell>
          <table:table-cell table:formula="of:=[.L26]*100" office:value-type="float" office:value="37.44089589382" calcext:value-type="float">
            <text:p>37.44089589382</text:p>
          </table:table-cell>
          <table:table-cell table:formula="of:=[.M26]*100" office:value-type="float" office:value="34.1338314210323" calcext:value-type="float">
            <text:p>34.1338314210323</text:p>
          </table:table-cell>
          <table:table-cell table:formula="of:=[.N26]*100" office:value-type="float" office:value="38.058680922484" calcext:value-type="float">
            <text:p>38.058680922484</text:p>
          </table:table-cell>
          <table:table-cell table:formula="of:=[.O26]*100" office:value-type="float" office:value="33.390057286863" calcext:value-type="float">
            <text:p>33.390057286863</text:p>
          </table:table-cell>
          <table:table-cell table:formula="of:=[.P26]*100" office:value-type="float" office:value="16.2590682093755" calcext:value-type="float">
            <text:p>16.2590682093755</text:p>
          </table:table-cell>
          <table:table-cell table:formula="of:=[.Q26]*100" office:value-type="float" office:value="39.9112257584736" calcext:value-type="float">
            <text:p>39.9112257584736</text:p>
          </table:table-cell>
          <table:table-cell table:formula="of:=[.R26]*100" office:value-type="float" office:value="40.6899610474758" calcext:value-type="float">
            <text:p>40.6899610474758</text:p>
          </table:table-cell>
          <table:table-cell table:formula="of:=[.S26]*100" office:value-type="float" office:value="15.4673868656495" calcext:value-type="float">
            <text:p>15.4673868656495</text:p>
          </table:table-cell>
          <table:table-cell table:formula="of:=[.T26]*100" office:value-type="float" office:value="43.8842116481057" calcext:value-type="float">
            <text:p>43.8842116481057</text:p>
          </table:table-cell>
          <table:table-cell table:formula="of:=[.U26]*100" office:value-type="float" office:value="36.9005093952781" calcext:value-type="float">
            <text:p>36.9005093952781</text:p>
          </table:table-cell>
          <table:table-cell/>
          <table:table-cell table:formula="of:=[.W26]*100" office:value-type="float" office:value="24.721481574049" calcext:value-type="float">
            <text:p>24.721481574049</text:p>
          </table:table-cell>
        </table:table-row>
        <table:table-row table:style-name="ro1" table:number-rows-repeated="34">
          <table:table-cell table:number-columns-repeated="23"/>
        </table:table-row>
        <table:table-row table:style-name="ro1" table:number-rows-repeated="2">
          <table:table-cell table:number-columns-repeated="19"/>
          <table:table-cell table:style-name="ce3"/>
          <table:table-cell table:number-columns-repeated="3"/>
        </table:table-row>
        <table:table-row table:style-name="ro1" table:number-rows-repeated="2">
          <table:table-cell table:number-columns-repeated="19"/>
          <table:table-cell table:style-name="ce3"/>
          <table:table-cell/>
          <table:table-cell table:style-name="ce3"/>
          <table:table-cell/>
        </table:table-row>
        <table:table-row table:style-name="ro1">
          <table:table-cell table:number-columns-repeated="3"/>
          <table:table-cell table:formula="of:=[$comp_detail.F34]" office:value-type="float" office:value="73.6201590663842" calcext:value-type="float">
            <text:p>73.6201590663842</text:p>
          </table:table-cell>
          <table:table-cell table:number-columns-repeated="19"/>
        </table:table-row>
        <table:table-row table:style-name="ro1" table:number-rows-repeated="2">
          <table:table-cell table:number-columns-repeated="23"/>
        </table:table-row>
        <table:table-row table:style-name="ro1" table:number-rows-repeated="2">
          <table:table-cell table:number-columns-repeated="19"/>
          <table:table-cell table:style-name="ce3"/>
          <table:table-cell table:number-columns-repeated="3"/>
        </table:table-row>
        <table:table-row table:style-name="ro1">
          <table:table-cell table:number-columns-repeated="19"/>
          <table:table-cell table:style-name="ce3"/>
          <table:table-cell table:number-columns-repeated="3"/>
        </table:table-row>
      </table:table>
      <table:table table:name="occupancy" table:style-name="ta1">
        <table:shapes>
          <draw:frame draw:z-index="0" draw:style-name="gr1" draw:text-style-name="P1" svg:width="210mm" svg:height="100mm" svg:x="46.94mm" svg:y="116.8mm">
            <draw:object draw:notify-on-update-of-ranges="occupancy.D14:occupancy.W14 occupancy.C15:occupancy.C15 occupancy.D15:occupancy.W15 occupancy.C16:occupancy.C16 occupancy.D16:occupancy.W16 occupancy.C17:occupancy.C17 occupancy.D17:occupancy.W17 occupancy.C18:occupancy.C18 occupancy.D18:occupancy.W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IQサイズ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19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get res_occupancy data from 1 to 4 ( INT )</text:p>
          </table:table-cell>
          <table:table-cell table:number-columns-repeated="8"/>
          <table:table-cell office:value-type="string" calcext:value-type="string">
            <text:p>get res_occupancy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占有エントリ数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SE</text:p>
          </table:table-cell>
          <table:table-cell office:value-type="float" office:value="67.899" calcext:value-type="float">
            <text:p>67.899</text:p>
          </table:table-cell>
          <table:table-cell office:value-type="float" office:value="92.951" calcext:value-type="float">
            <text:p>92.951</text:p>
          </table:table-cell>
          <table:table-cell office:value-type="float" office:value="62.289" calcext:value-type="float">
            <text:p>62.289</text:p>
          </table:table-cell>
          <table:table-cell office:value-type="float" office:value="50.006" calcext:value-type="float">
            <text:p>50.006</text:p>
          </table:table-cell>
          <table:table-cell office:value-type="float" office:value="58.527" calcext:value-type="float">
            <text:p>58.527</text:p>
          </table:table-cell>
          <table:table-cell office:value-type="float" office:value="51.921" calcext:value-type="float">
            <text:p>51.921</text:p>
          </table:table-cell>
          <table:table-cell office:value-type="float" office:value="87.159" calcext:value-type="float">
            <text:p>87.159</text:p>
          </table:table-cell>
          <table:table-cell office:value-type="float" office:value="68.436" calcext:value-type="float">
            <text:p>68.436</text:p>
          </table:table-cell>
          <table:table-cell office:value-type="float" office:value="125.39" calcext:value-type="float">
            <text:p>125.39</text:p>
          </table:table-cell>
          <table:table-cell office:value-type="float" office:value="43.159" calcext:value-type="float">
            <text:p>43.159</text:p>
          </table:table-cell>
          <table:table-cell office:value-type="float" office:value="33.612" calcext:value-type="float">
            <text:p>33.612</text:p>
          </table:table-cell>
          <table:table-cell office:value-type="float" office:value="74.403" calcext:value-type="float">
            <text:p>74.403</text:p>
          </table:table-cell>
          <table:table-cell office:value-type="float" office:value="90.846" calcext:value-type="float">
            <text:p>90.846</text:p>
          </table:table-cell>
          <table:table-cell office:value-type="float" office:value="101.14" calcext:value-type="float">
            <text:p>101.14</text:p>
          </table:table-cell>
          <table:table-cell office:value-type="float" office:value="52.741" calcext:value-type="float">
            <text:p>52.741</text:p>
          </table:table-cell>
          <table:table-cell office:value-type="float" office:value="41.332" calcext:value-type="float">
            <text:p>41.332</text:p>
          </table:table-cell>
          <table:table-cell office:value-type="float" office:value="114.97" calcext:value-type="float">
            <text:p>114.97</text:p>
          </table:table-cell>
          <table:table-cell office:value-type="float" office:value="59.243" calcext:value-type="float">
            <text:p>59.2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office:value-type="float" office:value="40.33" calcext:value-type="float">
            <text:p>40.33</text:p>
          </table:table-cell>
          <table:table-cell office:value-type="float" office:value="55.01" calcext:value-type="float">
            <text:p>55.01</text:p>
          </table:table-cell>
          <table:table-cell office:value-type="float" office:value="38.206" calcext:value-type="float">
            <text:p>38.206</text:p>
          </table:table-cell>
          <table:table-cell office:value-type="float" office:value="34.184" calcext:value-type="float">
            <text:p>34.184</text:p>
          </table:table-cell>
          <table:table-cell office:value-type="float" office:value="38.375" calcext:value-type="float">
            <text:p>38.375</text:p>
          </table:table-cell>
          <table:table-cell office:value-type="float" office:value="29.92" calcext:value-type="float">
            <text:p>29.92</text:p>
          </table:table-cell>
          <table:table-cell office:value-type="float" office:value="52.329" calcext:value-type="float">
            <text:p>52.329</text:p>
          </table:table-cell>
          <table:table-cell office:value-type="float" office:value="50.272" calcext:value-type="float">
            <text:p>50.272</text:p>
          </table:table-cell>
          <table:table-cell office:value-type="float" office:value="41.195" calcext:value-type="float">
            <text:p>41.195</text:p>
          </table:table-cell>
          <table:table-cell office:value-type="float" office:value="37.568" calcext:value-type="float">
            <text:p>37.568</text:p>
          </table:table-cell>
          <table:table-cell office:value-type="float" office:value="29.433" calcext:value-type="float">
            <text:p>29.433</text:p>
          </table:table-cell>
          <table:table-cell office:value-type="float" office:value="46.903" calcext:value-type="float">
            <text:p>46.903</text:p>
          </table:table-cell>
          <table:table-cell office:value-type="float" office:value="47.198" calcext:value-type="float">
            <text:p>47.198</text:p>
          </table:table-cell>
          <table:table-cell office:value-type="float" office:value="42.573" calcext:value-type="float">
            <text:p>42.573</text:p>
          </table:table-cell>
          <table:table-cell office:value-type="float" office:value="42.644" calcext:value-type="float">
            <text:p>42.644</text:p>
          </table:table-cell>
          <table:table-cell office:value-type="float" office:value="28.096" calcext:value-type="float">
            <text:p>28.096</text:p>
          </table:table-cell>
          <table:table-cell office:value-type="float" office:value="63.729" calcext:value-type="float">
            <text:p>63.729</text:p>
          </table:table-cell>
          <table:table-cell office:value-type="float" office:value="48.898" calcext:value-type="float">
            <text:p>48.8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office:value-type="float" office:value="59.866" calcext:value-type="float">
            <text:p>59.866</text:p>
          </table:table-cell>
          <table:table-cell office:value-type="float" office:value="87.024" calcext:value-type="float">
            <text:p>87.024</text:p>
          </table:table-cell>
          <table:table-cell office:value-type="float" office:value="56.377" calcext:value-type="float">
            <text:p>56.377</text:p>
          </table:table-cell>
          <table:table-cell office:value-type="float" office:value="48.137" calcext:value-type="float">
            <text:p>48.137</text:p>
          </table:table-cell>
          <table:table-cell office:value-type="float" office:value="54.985" calcext:value-type="float">
            <text:p>54.985</text:p>
          </table:table-cell>
          <table:table-cell office:value-type="float" office:value="48.298" calcext:value-type="float">
            <text:p>48.298</text:p>
          </table:table-cell>
          <table:table-cell office:value-type="float" office:value="75.452" calcext:value-type="float">
            <text:p>75.452</text:p>
          </table:table-cell>
          <table:table-cell office:value-type="float" office:value="66.066" calcext:value-type="float">
            <text:p>66.066</text:p>
          </table:table-cell>
          <table:table-cell office:value-type="float" office:value="96.507" calcext:value-type="float">
            <text:p>96.507</text:p>
          </table:table-cell>
          <table:table-cell office:value-type="float" office:value="39.909" calcext:value-type="float">
            <text:p>39.909</text:p>
          </table:table-cell>
          <table:table-cell office:value-type="float" office:value="32.755" calcext:value-type="float">
            <text:p>32.755</text:p>
          </table:table-cell>
          <table:table-cell office:value-type="float" office:value="67.171" calcext:value-type="float">
            <text:p>67.171</text:p>
          </table:table-cell>
          <table:table-cell office:value-type="float" office:value="75.543" calcext:value-type="float">
            <text:p>75.543</text:p>
          </table:table-cell>
          <table:table-cell office:value-type="float" office:value="96.621" calcext:value-type="float">
            <text:p>96.621</text:p>
          </table:table-cell>
          <table:table-cell office:value-type="float" office:value="50.847" calcext:value-type="float">
            <text:p>50.847</text:p>
          </table:table-cell>
          <table:table-cell office:value-type="float" office:value="36.244" calcext:value-type="float">
            <text:p>36.244</text:p>
          </table:table-cell>
          <table:table-cell office:value-type="float" office:value="107.68" calcext:value-type="float">
            <text:p>107.68</text:p>
          </table:table-cell>
          <table:table-cell office:value-type="float" office:value="56.195" calcext:value-type="float">
            <text:p>56.1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office:value-type="float" office:value="40.306" calcext:value-type="float">
            <text:p>40.306</text:p>
          </table:table-cell>
          <table:table-cell office:value-type="float" office:value="64.097" calcext:value-type="float">
            <text:p>64.097</text:p>
          </table:table-cell>
          <table:table-cell office:value-type="float" office:value="39.483" calcext:value-type="float">
            <text:p>39.483</text:p>
          </table:table-cell>
          <table:table-cell office:value-type="float" office:value="34.969" calcext:value-type="float">
            <text:p>34.969</text:p>
          </table:table-cell>
          <table:table-cell office:value-type="float" office:value="54.755" calcext:value-type="float">
            <text:p>54.755</text:p>
          </table:table-cell>
          <table:table-cell office:value-type="float" office:value="33.121" calcext:value-type="float">
            <text:p>33.121</text:p>
          </table:table-cell>
          <table:table-cell office:value-type="float" office:value="54.962" calcext:value-type="float">
            <text:p>54.962</text:p>
          </table:table-cell>
          <table:table-cell office:value-type="float" office:value="64.607" calcext:value-type="float">
            <text:p>64.607</text:p>
          </table:table-cell>
          <table:table-cell office:value-type="float" office:value="96.474" calcext:value-type="float">
            <text:p>96.474</text:p>
          </table:table-cell>
          <table:table-cell office:value-type="float" office:value="39.914" calcext:value-type="float">
            <text:p>39.914</text:p>
          </table:table-cell>
          <table:table-cell office:value-type="float" office:value="32.6" calcext:value-type="float">
            <text:p>32.6</text:p>
          </table:table-cell>
          <table:table-cell office:value-type="float" office:value="63.477" calcext:value-type="float">
            <text:p>63.477</text:p>
          </table:table-cell>
          <table:table-cell office:value-type="float" office:value="47.184" calcext:value-type="float">
            <text:p>47.184</text:p>
          </table:table-cell>
          <table:table-cell office:value-type="float" office:value="96.552" calcext:value-type="float">
            <text:p>96.552</text:p>
          </table:table-cell>
          <table:table-cell office:value-type="float" office:value="50.842" calcext:value-type="float">
            <text:p>50.842</text:p>
          </table:table-cell>
          <table:table-cell office:value-type="float" office:value="28.314" calcext:value-type="float">
            <text:p>28.314</text:p>
          </table:table-cell>
          <table:table-cell office:value-type="float" office:value="107.42" calcext:value-type="float">
            <text:p>107.42</text:p>
          </table:table-cell>
          <table:table-cell office:value-type="float" office:value="54.478" calcext:value-type="float">
            <text:p>54.478</text:p>
          </table:table-cell>
          <table:table-cell table:number-columns-repeated="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占有率</text:p>
          </table:table-cell>
          <table:table-cell office:value-type="string" calcext:value-type="string">
            <text:p>C(=B/A*100)</text:p>
          </table:table-cell>
          <table:table-cell office:value-type="string" calcext:value-type="string">
            <text:p>BASE</text:p>
          </table:table-cell>
          <table:table-cell table:formula="of:=[.D8]/[.$D$3]*100" office:value-type="float" office:value="53.04609375" calcext:value-type="float">
            <text:p>53.04609375</text:p>
          </table:table-cell>
          <table:table-cell table:formula="of:=[.E8]/[.$D$3]*100" office:value-type="float" office:value="72.61796875" calcext:value-type="float">
            <text:p>72.61796875</text:p>
          </table:table-cell>
          <table:table-cell table:formula="of:=[.F8]/[.$D$3]*100" office:value-type="float" office:value="48.66328125" calcext:value-type="float">
            <text:p>48.66328125</text:p>
          </table:table-cell>
          <table:table-cell table:formula="of:=[.G8]/[.$D$3]*100" office:value-type="float" office:value="39.0671875" calcext:value-type="float">
            <text:p>39.0671875</text:p>
          </table:table-cell>
          <table:table-cell table:formula="of:=[.H8]/[.$D$3]*100" office:value-type="float" office:value="45.72421875" calcext:value-type="float">
            <text:p>45.72421875</text:p>
          </table:table-cell>
          <table:table-cell table:formula="of:=[.I8]/[.$D$3]*100" office:value-type="float" office:value="40.56328125" calcext:value-type="float">
            <text:p>40.56328125</text:p>
          </table:table-cell>
          <table:table-cell table:formula="of:=[.J8]/[.$D$3]*100" office:value-type="float" office:value="68.09296875" calcext:value-type="float">
            <text:p>68.09296875</text:p>
          </table:table-cell>
          <table:table-cell table:formula="of:=[.K8]/[.$D$3]*100" office:value-type="float" office:value="53.465625" calcext:value-type="float">
            <text:p>53.465625</text:p>
          </table:table-cell>
          <table:table-cell table:formula="of:=[.L8]/[.$D$3]*100" office:value-type="float" office:value="97.9609375" calcext:value-type="float">
            <text:p>97.9609375</text:p>
          </table:table-cell>
          <table:table-cell table:formula="of:=[.M8]/[.$D$3]*100" office:value-type="float" office:value="33.71796875" calcext:value-type="float">
            <text:p>33.71796875</text:p>
          </table:table-cell>
          <table:table-cell table:formula="of:=[.N8]/[.$D$3]*100" office:value-type="float" office:value="26.259375" calcext:value-type="float">
            <text:p>26.259375</text:p>
          </table:table-cell>
          <table:table-cell table:formula="of:=[.O8]/[.$D$3]*100" office:value-type="float" office:value="58.12734375" calcext:value-type="float">
            <text:p>58.12734375</text:p>
          </table:table-cell>
          <table:table-cell table:formula="of:=[.P8]/[.$D$3]*100" office:value-type="float" office:value="70.9734375" calcext:value-type="float">
            <text:p>70.9734375</text:p>
          </table:table-cell>
          <table:table-cell table:formula="of:=[.Q8]/[.$D$3]*100" office:value-type="float" office:value="79.015625" calcext:value-type="float">
            <text:p>79.015625</text:p>
          </table:table-cell>
          <table:table-cell table:formula="of:=[.R8]/[.$D$3]*100" office:value-type="float" office:value="41.20390625" calcext:value-type="float">
            <text:p>41.20390625</text:p>
          </table:table-cell>
          <table:table-cell table:formula="of:=[.S8]/[.$D$3]*100" office:value-type="float" office:value="32.290625" calcext:value-type="float">
            <text:p>32.290625</text:p>
          </table:table-cell>
          <table:table-cell table:formula="of:=[.T8]/[.$D$3]*100" office:value-type="float" office:value="89.8203125" calcext:value-type="float">
            <text:p>89.8203125</text:p>
          </table:table-cell>
          <table:table-cell table:formula="of:=[.U8]/[.$D$3]*100" office:value-type="float" office:value="46.28359375" calcext:value-type="float">
            <text:p>46.28359375</text:p>
          </table:table-cell>
          <table:table-cell/>
          <table:table-cell table:formula="of:=AVERAGE([.D15:.U15])" office:value-type="float" office:value="55.3829861111111" calcext:value-type="float">
            <text:p>55.38298611111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9]/[.$D$3]*100" office:value-type="float" office:value="31.5078125" calcext:value-type="float">
            <text:p>31.5078125</text:p>
          </table:table-cell>
          <table:table-cell table:formula="of:=[.E9]/[.$D$3]*100" office:value-type="float" office:value="42.9765625" calcext:value-type="float">
            <text:p>42.9765625</text:p>
          </table:table-cell>
          <table:table-cell table:formula="of:=[.F9]/[.$D$3]*100" office:value-type="float" office:value="29.8484375" calcext:value-type="float">
            <text:p>29.8484375</text:p>
          </table:table-cell>
          <table:table-cell table:formula="of:=[.G9]/[.$D$3]*100" office:value-type="float" office:value="26.70625" calcext:value-type="float">
            <text:p>26.70625</text:p>
          </table:table-cell>
          <table:table-cell table:formula="of:=[.H9]/[.$D$3]*100" office:value-type="float" office:value="29.98046875" calcext:value-type="float">
            <text:p>29.98046875</text:p>
          </table:table-cell>
          <table:table-cell table:formula="of:=[.I9]/[.$D$3]*100" office:value-type="float" office:value="23.375" calcext:value-type="float">
            <text:p>23.375</text:p>
          </table:table-cell>
          <table:table-cell table:formula="of:=[.J9]/[.$D$3]*100" office:value-type="float" office:value="40.88203125" calcext:value-type="float">
            <text:p>40.88203125</text:p>
          </table:table-cell>
          <table:table-cell table:formula="of:=[.K9]/[.$D$3]*100" office:value-type="float" office:value="39.275" calcext:value-type="float">
            <text:p>39.275</text:p>
          </table:table-cell>
          <table:table-cell table:formula="of:=[.L9]/[.$D$3]*100" office:value-type="float" office:value="32.18359375" calcext:value-type="float">
            <text:p>32.18359375</text:p>
          </table:table-cell>
          <table:table-cell table:formula="of:=[.M9]/[.$D$3]*100" office:value-type="float" office:value="29.35" calcext:value-type="float">
            <text:p>29.35</text:p>
          </table:table-cell>
          <table:table-cell table:formula="of:=[.N9]/[.$D$3]*100" office:value-type="float" office:value="22.99453125" calcext:value-type="float">
            <text:p>22.99453125</text:p>
          </table:table-cell>
          <table:table-cell table:formula="of:=[.O9]/[.$D$3]*100" office:value-type="float" office:value="36.64296875" calcext:value-type="float">
            <text:p>36.64296875</text:p>
          </table:table-cell>
          <table:table-cell table:formula="of:=[.P9]/[.$D$3]*100" office:value-type="float" office:value="36.8734375" calcext:value-type="float">
            <text:p>36.8734375</text:p>
          </table:table-cell>
          <table:table-cell table:formula="of:=[.Q9]/[.$D$3]*100" office:value-type="float" office:value="33.26015625" calcext:value-type="float">
            <text:p>33.26015625</text:p>
          </table:table-cell>
          <table:table-cell table:formula="of:=[.R9]/[.$D$3]*100" office:value-type="float" office:value="33.315625" calcext:value-type="float">
            <text:p>33.315625</text:p>
          </table:table-cell>
          <table:table-cell table:formula="of:=[.S9]/[.$D$3]*100" office:value-type="float" office:value="21.95" calcext:value-type="float">
            <text:p>21.95</text:p>
          </table:table-cell>
          <table:table-cell table:formula="of:=[.T9]/[.$D$3]*100" office:value-type="float" office:value="49.78828125" calcext:value-type="float">
            <text:p>49.78828125</text:p>
          </table:table-cell>
          <table:table-cell table:formula="of:=[.U9]/[.$D$3]*100" office:value-type="float" office:value="38.2015625" calcext:value-type="float">
            <text:p>38.2015625</text:p>
          </table:table-cell>
          <table:table-cell/>
          <table:table-cell table:formula="of:=AVERAGE([.D16:.U16])" office:value-type="float" office:value="33.283984375" calcext:value-type="float">
            <text:p>33.283984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0]/[.$D$3]*100" office:value-type="float" office:value="46.7703125" calcext:value-type="float">
            <text:p>46.7703125</text:p>
          </table:table-cell>
          <table:table-cell table:formula="of:=[.E10]/[.$D$3]*100" office:value-type="float" office:value="67.9875" calcext:value-type="float">
            <text:p>67.9875</text:p>
          </table:table-cell>
          <table:table-cell table:formula="of:=[.F10]/[.$D$3]*100" office:value-type="float" office:value="44.04453125" calcext:value-type="float">
            <text:p>44.04453125</text:p>
          </table:table-cell>
          <table:table-cell table:formula="of:=[.G10]/[.$D$3]*100" office:value-type="float" office:value="37.60703125" calcext:value-type="float">
            <text:p>37.60703125</text:p>
          </table:table-cell>
          <table:table-cell table:formula="of:=[.H10]/[.$D$3]*100" office:value-type="float" office:value="42.95703125" calcext:value-type="float">
            <text:p>42.95703125</text:p>
          </table:table-cell>
          <table:table-cell table:formula="of:=[.I10]/[.$D$3]*100" office:value-type="float" office:value="37.7328125" calcext:value-type="float">
            <text:p>37.7328125</text:p>
          </table:table-cell>
          <table:table-cell table:formula="of:=[.J10]/[.$D$3]*100" office:value-type="float" office:value="58.946875" calcext:value-type="float">
            <text:p>58.946875</text:p>
          </table:table-cell>
          <table:table-cell table:formula="of:=[.K10]/[.$D$3]*100" office:value-type="float" office:value="51.6140625" calcext:value-type="float">
            <text:p>51.6140625</text:p>
          </table:table-cell>
          <table:table-cell table:formula="of:=[.L10]/[.$D$3]*100" office:value-type="float" office:value="75.39609375" calcext:value-type="float">
            <text:p>75.39609375</text:p>
          </table:table-cell>
          <table:table-cell table:formula="of:=[.M10]/[.$D$3]*100" office:value-type="float" office:value="31.17890625" calcext:value-type="float">
            <text:p>31.17890625</text:p>
          </table:table-cell>
          <table:table-cell table:formula="of:=[.N10]/[.$D$3]*100" office:value-type="float" office:value="25.58984375" calcext:value-type="float">
            <text:p>25.58984375</text:p>
          </table:table-cell>
          <table:table-cell table:formula="of:=[.O10]/[.$D$3]*100" office:value-type="float" office:value="52.47734375" calcext:value-type="float">
            <text:p>52.47734375</text:p>
          </table:table-cell>
          <table:table-cell table:formula="of:=[.P10]/[.$D$3]*100" office:value-type="float" office:value="59.01796875" calcext:value-type="float">
            <text:p>59.01796875</text:p>
          </table:table-cell>
          <table:table-cell table:formula="of:=[.Q10]/[.$D$3]*100" office:value-type="float" office:value="75.48515625" calcext:value-type="float">
            <text:p>75.48515625</text:p>
          </table:table-cell>
          <table:table-cell table:formula="of:=[.R10]/[.$D$3]*100" office:value-type="float" office:value="39.72421875" calcext:value-type="float">
            <text:p>39.72421875</text:p>
          </table:table-cell>
          <table:table-cell table:formula="of:=[.S10]/[.$D$3]*100" office:value-type="float" office:value="28.315625" calcext:value-type="float">
            <text:p>28.315625</text:p>
          </table:table-cell>
          <table:table-cell table:formula="of:=[.T10]/[.$D$3]*100" office:value-type="float" office:value="84.125" calcext:value-type="float">
            <text:p>84.125</text:p>
          </table:table-cell>
          <table:table-cell table:formula="of:=[.U10]/[.$D$3]*100" office:value-type="float" office:value="43.90234375" calcext:value-type="float">
            <text:p>43.90234375</text:p>
          </table:table-cell>
          <table:table-cell/>
          <table:table-cell table:formula="of:=AVERAGE([.D17:.U17])" office:value-type="float" office:value="50.1595920138889" calcext:value-type="float">
            <text:p>50.15959201388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11]/[.$D$3]*100" office:value-type="float" office:value="31.4890625" calcext:value-type="float">
            <text:p>31.4890625</text:p>
          </table:table-cell>
          <table:table-cell table:formula="of:=[.E11]/[.$D$3]*100" office:value-type="float" office:value="50.07578125" calcext:value-type="float">
            <text:p>50.07578125</text:p>
          </table:table-cell>
          <table:table-cell table:formula="of:=[.F11]/[.$D$3]*100" office:value-type="float" office:value="30.84609375" calcext:value-type="float">
            <text:p>30.84609375</text:p>
          </table:table-cell>
          <table:table-cell table:formula="of:=[.G11]/[.$D$3]*100" office:value-type="float" office:value="27.31953125" calcext:value-type="float">
            <text:p>27.31953125</text:p>
          </table:table-cell>
          <table:table-cell table:formula="of:=[.H11]/[.$D$3]*100" office:value-type="float" office:value="42.77734375" calcext:value-type="float">
            <text:p>42.77734375</text:p>
          </table:table-cell>
          <table:table-cell table:formula="of:=[.I11]/[.$D$3]*100" office:value-type="float" office:value="25.87578125" calcext:value-type="float">
            <text:p>25.87578125</text:p>
          </table:table-cell>
          <table:table-cell table:formula="of:=[.J11]/[.$D$3]*100" office:value-type="float" office:value="42.9390625" calcext:value-type="float">
            <text:p>42.9390625</text:p>
          </table:table-cell>
          <table:table-cell table:formula="of:=[.K11]/[.$D$3]*100" office:value-type="float" office:value="50.47421875" calcext:value-type="float">
            <text:p>50.47421875</text:p>
          </table:table-cell>
          <table:table-cell table:formula="of:=[.L11]/[.$D$3]*100" office:value-type="float" office:value="75.3703125" calcext:value-type="float">
            <text:p>75.3703125</text:p>
          </table:table-cell>
          <table:table-cell table:formula="of:=[.M11]/[.$D$3]*100" office:value-type="float" office:value="31.1828125" calcext:value-type="float">
            <text:p>31.1828125</text:p>
          </table:table-cell>
          <table:table-cell table:formula="of:=[.N11]/[.$D$3]*100" office:value-type="float" office:value="25.46875" calcext:value-type="float">
            <text:p>25.46875</text:p>
          </table:table-cell>
          <table:table-cell table:formula="of:=[.O11]/[.$D$3]*100" office:value-type="float" office:value="49.59140625" calcext:value-type="float">
            <text:p>49.59140625</text:p>
          </table:table-cell>
          <table:table-cell table:formula="of:=[.P11]/[.$D$3]*100" office:value-type="float" office:value="36.8625" calcext:value-type="float">
            <text:p>36.8625</text:p>
          </table:table-cell>
          <table:table-cell table:formula="of:=[.Q11]/[.$D$3]*100" office:value-type="float" office:value="75.43125" calcext:value-type="float">
            <text:p>75.43125</text:p>
          </table:table-cell>
          <table:table-cell table:formula="of:=[.R11]/[.$D$3]*100" office:value-type="float" office:value="39.7203125" calcext:value-type="float">
            <text:p>39.7203125</text:p>
          </table:table-cell>
          <table:table-cell table:formula="of:=[.S11]/[.$D$3]*100" office:value-type="float" office:value="22.1203125" calcext:value-type="float">
            <text:p>22.1203125</text:p>
          </table:table-cell>
          <table:table-cell table:formula="of:=[.T11]/[.$D$3]*100" office:value-type="float" office:value="83.921875" calcext:value-type="float">
            <text:p>83.921875</text:p>
          </table:table-cell>
          <table:table-cell table:formula="of:=[.U11]/[.$D$3]*100" office:value-type="float" office:value="42.5609375" calcext:value-type="float">
            <text:p>42.5609375</text:p>
          </table:table-cell>
          <table:table-cell/>
          <table:table-cell table:formula="of:=AVERAGE([.D18:.U18])" office:value-type="float" office:value="43.5570746527778" calcext:value-type="float">
            <text:p>43.5570746527778</text:p>
          </table:table-cell>
        </table:table-row>
      </table:table>
      <table:table table:name="mode rate" table:style-name="ta1">
        <table:shapes>
          <draw:frame draw:z-index="0" draw:style-name="gr1" draw:text-style-name="P1" svg:width="210mm" svg:height="100mm" svg:x="52.78mm" svg:y="97.45mm">
            <draw:object draw:notify-on-update-of-ranges="'mode rate'.D11:'mode rate'.W11 'mode rate'.C12:'mode rate'.C12 'mode rate'.D12:'mode rate'.W12 'mode rate'.C13:'mode rate'.C13 'mode rate'.D13:'mode rate'.W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0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 の割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GRESSIVE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7291" calcext:value-type="float">
            <text:p>0.7291</text:p>
          </table:table-cell>
          <table:table-cell office:value-type="float" office:value="0.9327" calcext:value-type="float">
            <text:p>0.9327</text:p>
          </table:table-cell>
          <table:table-cell office:value-type="float" office:value="0.829" calcext:value-type="float">
            <text:p>0.829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8138" calcext:value-type="float">
            <text:p>0.8138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64" calcext:value-type="float">
            <text:p>0.96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2292" calcext:value-type="float">
            <text:p>0.2292</text:p>
          </table:table-cell>
          <table:table-cell table:number-columns-repeated="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AGG の割合(%)</text:p>
          </table:table-cell>
          <table:table-cell office:value-type="string" calcext:value-type="string">
            <text:p>B(=A*100)</text:p>
          </table:table-cell>
          <table:table-cell office:value-type="string" calcext:value-type="string">
            <text:p>AGGRESSIVE</text:p>
          </table:table-cell>
          <table:table-cell table:formula="of:=[.D8]*100" office:value-type="float" office:value="99.58" calcext:value-type="float">
            <text:p>99.58</text:p>
          </table:table-cell>
          <table:table-cell table:formula="of:=[.E8]*100" office:value-type="float" office:value="72.91" calcext:value-type="float">
            <text:p>72.91</text:p>
          </table:table-cell>
          <table:table-cell table:formula="of:=[.F8]*100" office:value-type="float" office:value="93.27" calcext:value-type="float">
            <text:p>93.27</text:p>
          </table:table-cell>
          <table:table-cell table:formula="of:=[.G8]*100" office:value-type="float" office:value="82.9" calcext:value-type="float">
            <text:p>82.9</text:p>
          </table:table-cell>
          <table:table-cell table:formula="of:=[.H8]*100" office:value-type="float" office:value="1.41" calcext:value-type="float">
            <text:p>1.41</text:p>
          </table:table-cell>
          <table:table-cell table:formula="of:=[.I8]*100" office:value-type="float" office:value="81.38" calcext:value-type="float">
            <text:p>81.38</text:p>
          </table:table-cell>
          <table:table-cell table:formula="of:=[.J8]*100" office:value-type="float" office:value="88.27" calcext:value-type="float">
            <text:p>88.27</text:p>
          </table:table-cell>
          <table:table-cell table:formula="of:=[.K8]*100" office:value-type="float" office:value="9.38" calcext:value-type="float">
            <text:p>9.38</text:p>
          </table:table-cell>
          <table:table-cell table:formula="of:=[.L8]*100" office:value-type="float" office:value="0.12" calcext:value-type="float">
            <text:p>0.12</text:p>
          </table:table-cell>
          <table:table-cell table:formula="of:=[.M8]*100" office:value-type="float" office:value="0.22" calcext:value-type="float">
            <text:p>0.22</text:p>
          </table:table-cell>
          <table:table-cell table:formula="of:=[.N8]*100" office:value-type="float" office:value="4.64" calcext:value-type="float">
            <text:p>4.64</text:p>
          </table:table-cell>
          <table:table-cell table:formula="of:=[.O8]*100" office:value-type="float" office:value="34.84" calcext:value-type="float">
            <text:p>34.84</text:p>
          </table:table-cell>
          <table:table-cell table:formula="of:=[.P8]*100" office:value-type="float" office:value="99.8" calcext:value-type="float">
            <text:p>99.8</text:p>
          </table:table-cell>
          <table:table-cell table:formula="of:=[.Q8]*100" office:value-type="float" office:value="0.11" calcext:value-type="float">
            <text:p>0.11</text:p>
          </table:table-cell>
          <table:table-cell table:formula="of:=[.R8]*100" office:value-type="float" office:value="0.03" calcext:value-type="float">
            <text:p>0.03</text:p>
          </table:table-cell>
          <table:table-cell table:formula="of:=[.S8]*100" office:value-type="float" office:value="96.4" calcext:value-type="float">
            <text:p>96.4</text:p>
          </table:table-cell>
          <table:table-cell table:formula="of:=[.T8]*100" office:value-type="float" office:value="0.13" calcext:value-type="float">
            <text:p>0.13</text:p>
          </table:table-cell>
          <table:table-cell table:formula="of:=[.U8]*100" office:value-type="float" office:value="22.92" calcext:value-type="float">
            <text:p>22.92</text:p>
          </table:table-cell>
          <table:table-cell/>
          <table:table-cell table:formula="of:=AVERAGE([.D12:.U12])" office:value-type="float" office:value="43.795" calcext:value-type="float">
            <text:p>43.795</text:p>
          </table:table-cell>
        </table:table-row>
        <table:table-row table:style-name="ro1">
          <table:table-cell office:value-type="string" calcext:value-type="string">
            <text:p>CONS の割合(%)</text:p>
          </table:table-cell>
          <table:table-cell office:value-type="string" calcext:value-type="string">
            <text:p>C(=100-B)</text:p>
          </table:table-cell>
          <table:table-cell office:value-type="string" calcext:value-type="string">
            <text:p>CONSERVATIVE</text:p>
          </table:table-cell>
          <table:table-cell table:formula="of:=100-[.D12]" office:value-type="float" office:value="0.420000000000002" calcext:value-type="float">
            <text:p>0.420000000000002</text:p>
          </table:table-cell>
          <table:table-cell table:formula="of:=100-[.E12]" office:value-type="float" office:value="27.09" calcext:value-type="float">
            <text:p>27.09</text:p>
          </table:table-cell>
          <table:table-cell table:formula="of:=100-[.F12]" office:value-type="float" office:value="6.72999999999999" calcext:value-type="float">
            <text:p>6.72999999999999</text:p>
          </table:table-cell>
          <table:table-cell table:formula="of:=100-[.G12]" office:value-type="float" office:value="17.1" calcext:value-type="float">
            <text:p>17.1</text:p>
          </table:table-cell>
          <table:table-cell table:formula="of:=100-[.H12]" office:value-type="float" office:value="98.59" calcext:value-type="float">
            <text:p>98.59</text:p>
          </table:table-cell>
          <table:table-cell table:formula="of:=100-[.I12]" office:value-type="float" office:value="18.62" calcext:value-type="float">
            <text:p>18.62</text:p>
          </table:table-cell>
          <table:table-cell table:formula="of:=100-[.J12]" office:value-type="float" office:value="11.73" calcext:value-type="float">
            <text:p>11.73</text:p>
          </table:table-cell>
          <table:table-cell table:formula="of:=100-[.K12]" office:value-type="float" office:value="90.62" calcext:value-type="float">
            <text:p>90.62</text:p>
          </table:table-cell>
          <table:table-cell table:formula="of:=100-[.L12]" office:value-type="float" office:value="99.88" calcext:value-type="float">
            <text:p>99.88</text:p>
          </table:table-cell>
          <table:table-cell table:formula="of:=100-[.M12]" office:value-type="float" office:value="99.78" calcext:value-type="float">
            <text:p>99.78</text:p>
          </table:table-cell>
          <table:table-cell table:formula="of:=100-[.N12]" office:value-type="float" office:value="95.36" calcext:value-type="float">
            <text:p>95.36</text:p>
          </table:table-cell>
          <table:table-cell table:formula="of:=100-[.O12]" office:value-type="float" office:value="65.16" calcext:value-type="float">
            <text:p>65.16</text:p>
          </table:table-cell>
          <table:table-cell table:formula="of:=100-[.P12]" office:value-type="float" office:value="0.200000000000003" calcext:value-type="float">
            <text:p>0.200000000000003</text:p>
          </table:table-cell>
          <table:table-cell table:formula="of:=100-[.Q12]" office:value-type="float" office:value="99.89" calcext:value-type="float">
            <text:p>99.89</text:p>
          </table:table-cell>
          <table:table-cell table:formula="of:=100-[.R12]" office:value-type="float" office:value="99.97" calcext:value-type="float">
            <text:p>99.97</text:p>
          </table:table-cell>
          <table:table-cell table:formula="of:=100-[.S12]" office:value-type="float" office:value="3.60000000000001" calcext:value-type="float">
            <text:p>3.60000000000001</text:p>
          </table:table-cell>
          <table:table-cell table:formula="of:=100-[.T12]" office:value-type="float" office:value="99.87" calcext:value-type="float">
            <text:p>99.87</text:p>
          </table:table-cell>
          <table:table-cell table:formula="of:=100-[.U12]" office:value-type="float" office:value="77.08" calcext:value-type="float">
            <text:p>77.08</text:p>
          </table:table-cell>
          <table:table-cell/>
          <table:table-cell table:formula="of:=AVERAGE([.D13:.U13])" office:value-type="float" office:value="56.205" calcext:value-type="float">
            <text:p>56.205</text:p>
          </table:table-cell>
        </table:table-row>
      </table:table>
      <table:table table:name="comp_detail" table:style-name="ta1">
        <table:shapes>
          <draw:frame draw:z-index="0" draw:style-name="gr1" draw:text-style-name="P1" svg:width="210mm" svg:height="100mm" svg:x="259.24mm" svg:y="244.84mm">
            <draw:object draw:notify-on-update-of-ranges="comp_detail.D56:comp_detail.E112 comp_detail.H55:comp_detail.H55 comp_detail.H56:comp_detail.H112 comp_detail.F55:comp_detail.F55 comp_detail.F56:comp_detail.F112 comp_detail.G55:comp_detail.G55 comp_detail.G56:comp_detail.G1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15" table:default-cell-style-name="Default"/>
        <table:table-row table:style-name="ro1" table:number-rows-repeated="4">
          <table:table-cell table:number-columns-repeated="23"/>
        </table:table-row>
        <table:table-row table:style-name="ro1">
          <table:table-cell office:value-type="string" calcext:value-type="string">
            <text:p>セグメント化しない場合の比較回数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et segmentIQ_all_normal_comparison data from 1 to 4 ( INT )</text:p>
          </table:table-cell>
          <table:table-cell table:number-columns-repeated="8"/>
          <table:table-cell office:value-type="string" calcext:value-type="string">
            <text:p>get segmentIQ_all_normal_comparison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</text:p>
          </table:table-cell>
          <table:table-cell table:style-name="ce3" office:value-type="float" office:value="9343000000" calcext:value-type="float">
            <text:p>9.34E+09</text:p>
          </table:table-cell>
          <table:table-cell table:style-name="ce3" office:value-type="float" office:value="6608200000" calcext:value-type="float">
            <text:p>6.61E+09</text:p>
          </table:table-cell>
          <table:table-cell table:style-name="ce3" office:value-type="float" office:value="8957200000" calcext:value-type="float">
            <text:p>8.96E+09</text:p>
          </table:table-cell>
          <table:table-cell table:style-name="ce3" office:value-type="float" office:value="8850200000" calcext:value-type="float">
            <text:p>8.85E+09</text:p>
          </table:table-cell>
          <table:table-cell table:style-name="ce3" office:value-type="float" office:value="5945000000" calcext:value-type="float">
            <text:p>5.95E+09</text:p>
          </table:table-cell>
          <table:table-cell table:style-name="ce3" office:value-type="float" office:value="5989700000" calcext:value-type="float">
            <text:p>5.99E+09</text:p>
          </table:table-cell>
          <table:table-cell table:style-name="ce3" office:value-type="float" office:value="10857000000" calcext:value-type="float">
            <text:p>1.09E+10</text:p>
          </table:table-cell>
          <table:table-cell table:style-name="ce3" office:value-type="float" office:value="5949700000" calcext:value-type="float">
            <text:p>5.95E+09</text:p>
          </table:table-cell>
          <table:table-cell table:style-name="ce3" office:value-type="float" office:value="14466000000" calcext:value-type="float">
            <text:p>1.45E+10</text:p>
          </table:table-cell>
          <table:table-cell table:style-name="ce3" office:value-type="float" office:value="3372900000" calcext:value-type="float">
            <text:p>3.37E+09</text:p>
          </table:table-cell>
          <table:table-cell table:style-name="ce3" office:value-type="float" office:value="3217400000" calcext:value-type="float">
            <text:p>3.22E+09</text:p>
          </table:table-cell>
          <table:table-cell table:style-name="ce3" office:value-type="float" office:value="7698100000" calcext:value-type="float">
            <text:p>7.70E+09</text:p>
          </table:table-cell>
          <table:table-cell table:style-name="ce3" office:value-type="float" office:value="9731800000" calcext:value-type="float">
            <text:p>9.73E+09</text:p>
          </table:table-cell>
          <table:table-cell table:style-name="ce3" office:value-type="float" office:value="8606100000" calcext:value-type="float">
            <text:p>8.61E+09</text:p>
          </table:table-cell>
          <table:table-cell table:style-name="ce3" office:value-type="float" office:value="5185800000" calcext:value-type="float">
            <text:p>5.19E+09</text:p>
          </table:table-cell>
          <table:table-cell table:style-name="ce3" office:value-type="float" office:value="5387400000" calcext:value-type="float">
            <text:p>5.39E+09</text:p>
          </table:table-cell>
          <table:table-cell table:style-name="ce3" office:value-type="float" office:value="7506800000" calcext:value-type="float">
            <text:p>7.51E+09</text:p>
          </table:table-cell>
          <table:table-cell table:style-name="ce3" office:value-type="float" office:value="4731100000" calcext:value-type="float">
            <text:p>4.73E+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style-name="ce3" office:value-type="float" office:value="4742300000" calcext:value-type="float">
            <text:p>4.74E+09</text:p>
          </table:table-cell>
          <table:table-cell table:style-name="ce3" office:value-type="float" office:value="3508000000" calcext:value-type="float">
            <text:p>3.51E+09</text:p>
          </table:table-cell>
          <table:table-cell table:style-name="ce3" office:value-type="float" office:value="5004200000" calcext:value-type="float">
            <text:p>5.00E+09</text:p>
          </table:table-cell>
          <table:table-cell table:style-name="ce3" office:value-type="float" office:value="5589600000" calcext:value-type="float">
            <text:p>5.59E+09</text:p>
          </table:table-cell>
          <table:table-cell table:style-name="ce3" office:value-type="float" office:value="3502600000" calcext:value-type="float">
            <text:p>3.50E+09</text:p>
          </table:table-cell>
          <table:table-cell table:style-name="ce3" office:value-type="float" office:value="3039200000" calcext:value-type="float">
            <text:p>3.04E+09</text:p>
          </table:table-cell>
          <table:table-cell table:style-name="ce3" office:value-type="float" office:value="5766100000" calcext:value-type="float">
            <text:p>5.77E+09</text:p>
          </table:table-cell>
          <table:table-cell table:style-name="ce3" office:value-type="float" office:value="3598100000" calcext:value-type="float">
            <text:p>3.60E+09</text:p>
          </table:table-cell>
          <table:table-cell table:style-name="ce3" office:value-type="float" office:value="3888700000" calcext:value-type="float">
            <text:p>3.89E+09</text:p>
          </table:table-cell>
          <table:table-cell table:style-name="ce3" office:value-type="float" office:value="2782700000" calcext:value-type="float">
            <text:p>2.78E+09</text:p>
          </table:table-cell>
          <table:table-cell table:style-name="ce3" office:value-type="float" office:value="2762400000" calcext:value-type="float">
            <text:p>2.76E+09</text:p>
          </table:table-cell>
          <table:table-cell table:style-name="ce3" office:value-type="float" office:value="4572800000" calcext:value-type="float">
            <text:p>4.57E+09</text:p>
          </table:table-cell>
          <table:table-cell table:style-name="ce3" office:value-type="float" office:value="4557600000" calcext:value-type="float">
            <text:p>4.56E+09</text:p>
          </table:table-cell>
          <table:table-cell table:style-name="ce3" office:value-type="float" office:value="3557900000" calcext:value-type="float">
            <text:p>3.56E+09</text:p>
          </table:table-cell>
          <table:table-cell table:style-name="ce3" office:value-type="float" office:value="4454300000" calcext:value-type="float">
            <text:p>4.45E+09</text:p>
          </table:table-cell>
          <table:table-cell table:style-name="ce3" office:value-type="float" office:value="3344800000" calcext:value-type="float">
            <text:p>3.34E+09</text:p>
          </table:table-cell>
          <table:table-cell table:style-name="ce3" office:value-type="float" office:value="3862300000" calcext:value-type="float">
            <text:p>3.86E+09</text:p>
          </table:table-cell>
          <table:table-cell table:style-name="ce3" office:value-type="float" office:value="4064200000" calcext:value-type="float">
            <text:p>4.06E+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style-name="ce3" office:value-type="float" office:value="7819900000" calcext:value-type="float">
            <text:p>7.82E+09</text:p>
          </table:table-cell>
          <table:table-cell table:style-name="ce3" office:value-type="float" office:value="5991500000" calcext:value-type="float">
            <text:p>5.99E+09</text:p>
          </table:table-cell>
          <table:table-cell table:style-name="ce3" office:value-type="float" office:value="7870100000" calcext:value-type="float">
            <text:p>7.87E+09</text:p>
          </table:table-cell>
          <table:table-cell table:style-name="ce3" office:value-type="float" office:value="8559400000" calcext:value-type="float">
            <text:p>8.56E+09</text:p>
          </table:table-cell>
          <table:table-cell table:style-name="ce3" office:value-type="float" office:value="5357000000" calcext:value-type="float">
            <text:p>5.36E+09</text:p>
          </table:table-cell>
          <table:table-cell table:style-name="ce3" office:value-type="float" office:value="5547500000" calcext:value-type="float">
            <text:p>5.55E+09</text:p>
          </table:table-cell>
          <table:table-cell table:style-name="ce3" office:value-type="float" office:value="8934800000" calcext:value-type="float">
            <text:p>8.93E+09</text:p>
          </table:table-cell>
          <table:table-cell table:style-name="ce3" office:value-type="float" office:value="5343500000" calcext:value-type="float">
            <text:p>5.34E+09</text:p>
          </table:table-cell>
          <table:table-cell table:style-name="ce3" office:value-type="float" office:value="10471000000" calcext:value-type="float">
            <text:p>1.05E+10</text:p>
          </table:table-cell>
          <table:table-cell table:style-name="ce3" office:value-type="float" office:value="3080400000" calcext:value-type="float">
            <text:p>3.08E+09</text:p>
          </table:table-cell>
          <table:table-cell table:style-name="ce3" office:value-type="float" office:value="3141000000" calcext:value-type="float">
            <text:p>3.14E+09</text:p>
          </table:table-cell>
          <table:table-cell table:style-name="ce3" office:value-type="float" office:value="6740200000" calcext:value-type="float">
            <text:p>6.74E+09</text:p>
          </table:table-cell>
          <table:table-cell table:style-name="ce3" office:value-type="float" office:value="7570100000" calcext:value-type="float">
            <text:p>7.57E+09</text:p>
          </table:table-cell>
          <table:table-cell table:style-name="ce3" office:value-type="float" office:value="8220000000" calcext:value-type="float">
            <text:p>8.22E+09</text:p>
          </table:table-cell>
          <table:table-cell table:style-name="ce3" office:value-type="float" office:value="5078300000" calcext:value-type="float">
            <text:p>5.08E+09</text:p>
          </table:table-cell>
          <table:table-cell table:style-name="ce3" office:value-type="float" office:value="4525000000" calcext:value-type="float">
            <text:p>4.53E+09</text:p>
          </table:table-cell>
          <table:table-cell table:style-name="ce3" office:value-type="float" office:value="6788100000" calcext:value-type="float">
            <text:p>6.79E+09</text:p>
          </table:table-cell>
          <table:table-cell table:style-name="ce3" office:value-type="float" office:value="4624800000" calcext:value-type="float">
            <text:p>4.62E+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style-name="ce3" office:value-type="float" office:value="4739800000" calcext:value-type="float">
            <text:p>4.74E+09</text:p>
          </table:table-cell>
          <table:table-cell table:style-name="ce3" office:value-type="float" office:value="4190700000" calcext:value-type="float">
            <text:p>4.19E+09</text:p>
          </table:table-cell>
          <table:table-cell table:style-name="ce3" office:value-type="float" office:value="5204500000" calcext:value-type="float">
            <text:p>5.20E+09</text:p>
          </table:table-cell>
          <table:table-cell table:style-name="ce3" office:value-type="float" office:value="5752000000" calcext:value-type="float">
            <text:p>5.75E+09</text:p>
          </table:table-cell>
          <table:table-cell table:style-name="ce3" office:value-type="float" office:value="5278100000" calcext:value-type="float">
            <text:p>5.28E+09</text:p>
          </table:table-cell>
          <table:table-cell table:style-name="ce3" office:value-type="float" office:value="3233600000" calcext:value-type="float">
            <text:p>3.23E+09</text:p>
          </table:table-cell>
          <table:table-cell table:style-name="ce3" office:value-type="float" office:value="6144900000" calcext:value-type="float">
            <text:p>6.14E+09</text:p>
          </table:table-cell>
          <table:table-cell table:style-name="ce3" office:value-type="float" office:value="4689300000" calcext:value-type="float">
            <text:p>4.69E+09</text:p>
          </table:table-cell>
          <table:table-cell table:style-name="ce3" office:value-type="float" office:value="10468000000" calcext:value-type="float">
            <text:p>1.05E+10</text:p>
          </table:table-cell>
          <table:table-cell table:style-name="ce3" office:value-type="float" office:value="3080400000" calcext:value-type="float">
            <text:p>3.08E+09</text:p>
          </table:table-cell>
          <table:table-cell table:style-name="ce3" office:value-type="float" office:value="3123100000" calcext:value-type="float">
            <text:p>3.12E+09</text:p>
          </table:table-cell>
          <table:table-cell table:style-name="ce3" office:value-type="float" office:value="6300500000" calcext:value-type="float">
            <text:p>6.30E+09</text:p>
          </table:table-cell>
          <table:table-cell table:style-name="ce3" office:value-type="float" office:value="4555000000" calcext:value-type="float">
            <text:p>4.56E+09</text:p>
          </table:table-cell>
          <table:table-cell table:style-name="ce3" office:value-type="float" office:value="8214600000" calcext:value-type="float">
            <text:p>8.21E+09</text:p>
          </table:table-cell>
          <table:table-cell table:style-name="ce3" office:value-type="float" office:value="5078100000" calcext:value-type="float">
            <text:p>5.08E+09</text:p>
          </table:table-cell>
          <table:table-cell table:style-name="ce3" office:value-type="float" office:value="3371300000" calcext:value-type="float">
            <text:p>3.37E+09</text:p>
          </table:table-cell>
          <table:table-cell table:style-name="ce3" office:value-type="float" office:value="6774100000" calcext:value-type="float">
            <text:p>6.77E+09</text:p>
          </table:table-cell>
          <table:table-cell table:style-name="ce3" office:value-type="float" office:value="4498400000" calcext:value-type="float">
            <text:p>4.50E+09</text:p>
          </table:table-cell>
          <table:table-cell table:number-columns-repeated="2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セグメント化した場合の比較回数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get segmentIQ_all_segment_comparison data from 1 to 4 ( INT )</text:p>
          </table:table-cell>
          <table:table-cell table:number-columns-repeated="8"/>
          <table:table-cell office:value-type="string" calcext:value-type="string">
            <text:p>get segmentIQ_all_segment_comparison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</text:p>
          </table:table-cell>
          <table:table-cell table:style-name="ce3" office:value-type="float" office:value="4343800000" calcext:value-type="float">
            <text:p>4.34E+09</text:p>
          </table:table-cell>
          <table:table-cell table:style-name="ce3" office:value-type="float" office:value="3344100000" calcext:value-type="float">
            <text:p>3.34E+09</text:p>
          </table:table-cell>
          <table:table-cell table:style-name="ce3" office:value-type="float" office:value="5111200000" calcext:value-type="float">
            <text:p>5.11E+09</text:p>
          </table:table-cell>
          <table:table-cell table:style-name="ce3" office:value-type="float" office:value="5136600000" calcext:value-type="float">
            <text:p>5.14E+09</text:p>
          </table:table-cell>
          <table:table-cell table:style-name="ce3" office:value-type="float" office:value="3457500000" calcext:value-type="float">
            <text:p>3.46E+09</text:p>
          </table:table-cell>
          <table:table-cell table:style-name="ce3" office:value-type="float" office:value="3043600000" calcext:value-type="float">
            <text:p>3.04E+09</text:p>
          </table:table-cell>
          <table:table-cell table:style-name="ce3" office:value-type="float" office:value="5128000000" calcext:value-type="float">
            <text:p>5.13E+09</text:p>
          </table:table-cell>
          <table:table-cell table:style-name="ce3" office:value-type="float" office:value="3223200000" calcext:value-type="float">
            <text:p>3.22E+09</text:p>
          </table:table-cell>
          <table:table-cell table:style-name="ce3" office:value-type="float" office:value="5917000000" calcext:value-type="float">
            <text:p>5.92E+09</text:p>
          </table:table-cell>
          <table:table-cell table:style-name="ce3" office:value-type="float" office:value="1650400000" calcext:value-type="float">
            <text:p>1.65E+09</text:p>
          </table:table-cell>
          <table:table-cell table:style-name="ce3" office:value-type="float" office:value="1524900000" calcext:value-type="float">
            <text:p>1.52E+09</text:p>
          </table:table-cell>
          <table:table-cell table:style-name="ce3" office:value-type="float" office:value="3621800000" calcext:value-type="float">
            <text:p>3.62E+09</text:p>
          </table:table-cell>
          <table:table-cell table:style-name="ce3" office:value-type="float" office:value="5066000000" calcext:value-type="float">
            <text:p>5.07E+09</text:p>
          </table:table-cell>
          <table:table-cell table:style-name="ce3" office:value-type="float" office:value="4389300000" calcext:value-type="float">
            <text:p>4.39E+09</text:p>
          </table:table-cell>
          <table:table-cell table:style-name="ce3" office:value-type="float" office:value="2274600000" calcext:value-type="float">
            <text:p>2.27E+09</text:p>
          </table:table-cell>
          <table:table-cell table:style-name="ce3" office:value-type="float" office:value="2897400000" calcext:value-type="float">
            <text:p>2.90E+09</text:p>
          </table:table-cell>
          <table:table-cell table:style-name="ce3" office:value-type="float" office:value="3344400000" calcext:value-type="float">
            <text:p>3.34E+09</text:p>
          </table:table-cell>
          <table:table-cell table:style-name="ce3" office:value-type="float" office:value="2318100000" calcext:value-type="float">
            <text:p>2.32E+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style-name="ce3" office:value-type="float" office:value="1436500000" calcext:value-type="float">
            <text:p>1.44E+09</text:p>
          </table:table-cell>
          <table:table-cell table:style-name="ce3" office:value-type="float" office:value="587960000" calcext:value-type="float">
            <text:p>5.88E+08</text:p>
          </table:table-cell>
          <table:table-cell table:style-name="ce3" office:value-type="float" office:value="1320100000" calcext:value-type="float">
            <text:p>1.32E+09</text:p>
          </table:table-cell>
          <table:table-cell table:style-name="ce3" office:value-type="float" office:value="1141200000" calcext:value-type="float">
            <text:p>1.14E+09</text:p>
          </table:table-cell>
          <table:table-cell table:style-name="ce3" office:value-type="float" office:value="820770000" calcext:value-type="float">
            <text:p>8.21E+08</text:p>
          </table:table-cell>
          <table:table-cell table:style-name="ce3" office:value-type="float" office:value="635360000" calcext:value-type="float">
            <text:p>6.35E+08</text:p>
          </table:table-cell>
          <table:table-cell table:style-name="ce3" office:value-type="float" office:value="1814300000" calcext:value-type="float">
            <text:p>1.81E+09</text:p>
          </table:table-cell>
          <table:table-cell table:style-name="ce3" office:value-type="float" office:value="774380000" calcext:value-type="float">
            <text:p>7.74E+08</text:p>
          </table:table-cell>
          <table:table-cell table:style-name="ce3" office:value-type="float" office:value="1302800000" calcext:value-type="float">
            <text:p>1.30E+09</text:p>
          </table:table-cell>
          <table:table-cell table:style-name="ce3" office:value-type="float" office:value="1000900000" calcext:value-type="float">
            <text:p>1.00E+09</text:p>
          </table:table-cell>
          <table:table-cell table:style-name="ce3" office:value-type="float" office:value="1041800000" calcext:value-type="float">
            <text:p>1.04E+09</text:p>
          </table:table-cell>
          <table:table-cell table:style-name="ce3" office:value-type="float" office:value="1251000000" calcext:value-type="float">
            <text:p>1.25E+09</text:p>
          </table:table-cell>
          <table:table-cell table:style-name="ce3" office:value-type="float" office:value="1583400000" calcext:value-type="float">
            <text:p>1.58E+09</text:p>
          </table:table-cell>
          <table:table-cell table:style-name="ce3" office:value-type="float" office:value="952980000" calcext:value-type="float">
            <text:p>9.53E+08</text:p>
          </table:table-cell>
          <table:table-cell table:style-name="ce3" office:value-type="float" office:value="1725600000" calcext:value-type="float">
            <text:p>1.73E+09</text:p>
          </table:table-cell>
          <table:table-cell table:style-name="ce3" office:value-type="float" office:value="818960000" calcext:value-type="float">
            <text:p>8.19E+08</text:p>
          </table:table-cell>
          <table:table-cell table:style-name="ce3" office:value-type="float" office:value="640060000" calcext:value-type="float">
            <text:p>6.40E+08</text:p>
          </table:table-cell>
          <table:table-cell table:style-name="ce3" office:value-type="float" office:value="1532100000" calcext:value-type="float">
            <text:p>1.53E+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style-name="ce3" office:value-type="float" office:value="3140900000" calcext:value-type="float">
            <text:p>3.14E+09</text:p>
          </table:table-cell>
          <table:table-cell table:style-name="ce3" office:value-type="float" office:value="2494100000" calcext:value-type="float">
            <text:p>2.49E+09</text:p>
          </table:table-cell>
          <table:table-cell table:style-name="ce3" office:value-type="float" office:value="2937900000" calcext:value-type="float">
            <text:p>2.94E+09</text:p>
          </table:table-cell>
          <table:table-cell table:style-name="ce3" office:value-type="float" office:value="2721300000" calcext:value-type="float">
            <text:p>2.72E+09</text:p>
          </table:table-cell>
          <table:table-cell table:style-name="ce3" office:value-type="float" office:value="1915000000" calcext:value-type="float">
            <text:p>1.92E+09</text:p>
          </table:table-cell>
          <table:table-cell table:style-name="ce3" office:value-type="float" office:value="2057400000" calcext:value-type="float">
            <text:p>2.06E+09</text:p>
          </table:table-cell>
          <table:table-cell table:style-name="ce3" office:value-type="float" office:value="3802700000" calcext:value-type="float">
            <text:p>3.80E+09</text:p>
          </table:table-cell>
          <table:table-cell table:style-name="ce3" office:value-type="float" office:value="1986100000" calcext:value-type="float">
            <text:p>1.99E+09</text:p>
          </table:table-cell>
          <table:table-cell table:style-name="ce3" office:value-type="float" office:value="5418900000" calcext:value-type="float">
            <text:p>5.42E+09</text:p>
          </table:table-cell>
          <table:table-cell table:style-name="ce3" office:value-type="float" office:value="1151400000" calcext:value-type="float">
            <text:p>1.15E+09</text:p>
          </table:table-cell>
          <table:table-cell table:style-name="ce3" office:value-type="float" office:value="1233700000" calcext:value-type="float">
            <text:p>1.23E+09</text:p>
          </table:table-cell>
          <table:table-cell table:style-name="ce3" office:value-type="float" office:value="2823800000" calcext:value-type="float">
            <text:p>2.82E+09</text:p>
          </table:table-cell>
          <table:table-cell table:style-name="ce3" office:value-type="float" office:value="3600600000" calcext:value-type="float">
            <text:p>3.60E+09</text:p>
          </table:table-cell>
          <table:table-cell table:style-name="ce3" office:value-type="float" office:value="3437700000" calcext:value-type="float">
            <text:p>3.44E+09</text:p>
          </table:table-cell>
          <table:table-cell table:style-name="ce3" office:value-type="float" office:value="2110100000" calcext:value-type="float">
            <text:p>2.11E+09</text:p>
          </table:table-cell>
          <table:table-cell table:style-name="ce3" office:value-type="float" office:value="1386800000" calcext:value-type="float">
            <text:p>1.39E+09</text:p>
          </table:table-cell>
          <table:table-cell table:style-name="ce3" office:value-type="float" office:value="3309900000" calcext:value-type="float">
            <text:p>3.31E+09</text:p>
          </table:table-cell>
          <table:table-cell table:style-name="ce3" office:value-type="float" office:value="1807400000" calcext:value-type="float">
            <text:p>1.81E+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style-name="ce3" office:value-type="float" office:value="1436500000" calcext:value-type="float">
            <text:p>1.44E+09</text:p>
          </table:table-cell>
          <table:table-cell table:style-name="ce3" office:value-type="float" office:value="1102900000" calcext:value-type="float">
            <text:p>1.10E+09</text:p>
          </table:table-cell>
          <table:table-cell table:style-name="ce3" office:value-type="float" office:value="1434000000" calcext:value-type="float">
            <text:p>1.43E+09</text:p>
          </table:table-cell>
          <table:table-cell table:style-name="ce3" office:value-type="float" office:value="1259000000" calcext:value-type="float">
            <text:p>1.26E+09</text:p>
          </table:table-cell>
          <table:table-cell table:style-name="ce3" office:value-type="float" office:value="1863500000" calcext:value-type="float">
            <text:p>1.86E+09</text:p>
          </table:table-cell>
          <table:table-cell table:style-name="ce3" office:value-type="float" office:value="744090000" calcext:value-type="float">
            <text:p>7.44E+08</text:p>
          </table:table-cell>
          <table:table-cell table:style-name="ce3" office:value-type="float" office:value="2049500000" calcext:value-type="float">
            <text:p>2.05E+09</text:p>
          </table:table-cell>
          <table:table-cell table:style-name="ce3" office:value-type="float" office:value="1533700000" calcext:value-type="float">
            <text:p>1.53E+09</text:p>
          </table:table-cell>
          <table:table-cell table:style-name="ce3" office:value-type="float" office:value="5416200000" calcext:value-type="float">
            <text:p>5.42E+09</text:p>
          </table:table-cell>
          <table:table-cell table:style-name="ce3" office:value-type="float" office:value="1151300000" calcext:value-type="float">
            <text:p>1.15E+09</text:p>
          </table:table-cell>
          <table:table-cell table:style-name="ce3" office:value-type="float" office:value="1224500000" calcext:value-type="float">
            <text:p>1.22E+09</text:p>
          </table:table-cell>
          <table:table-cell table:style-name="ce3" office:value-type="float" office:value="2570400000" calcext:value-type="float">
            <text:p>2.57E+09</text:p>
          </table:table-cell>
          <table:table-cell table:style-name="ce3" office:value-type="float" office:value="1582300000" calcext:value-type="float">
            <text:p>1.58E+09</text:p>
          </table:table-cell>
          <table:table-cell table:style-name="ce3" office:value-type="float" office:value="3434800000" calcext:value-type="float">
            <text:p>3.43E+09</text:p>
          </table:table-cell>
          <table:table-cell table:style-name="ce3" office:value-type="float" office:value="2110100000" calcext:value-type="float">
            <text:p>2.11E+09</text:p>
          </table:table-cell>
          <table:table-cell table:style-name="ce3" office:value-type="float" office:value="833290000" calcext:value-type="float">
            <text:p>8.33E+08</text:p>
          </table:table-cell>
          <table:table-cell table:style-name="ce3" office:value-type="float" office:value="3294300000" calcext:value-type="float">
            <text:p>3.29E+09</text:p>
          </table:table-cell>
          <table:table-cell table:style-name="ce3" office:value-type="float" office:value="1745800000" calcext:value-type="float">
            <text:p>1.75E+09</text:p>
          </table:table-cell>
          <table:table-cell table:number-columns-repeated="2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/>
          <table:table-cell office:value-type="string" calcext:value-type="string">
            <text:p>C=B/A</text:p>
          </table:table-cell>
          <table:table-cell office:value-type="string" calcext:value-type="string">
            <text:p>AGGRESSIVE</text:p>
          </table:table-cell>
          <table:table-cell table:formula="of:=[.D17]/[.D8]" office:value-type="float" office:value="0.302912089070704" calcext:value-type="float">
            <text:p>0.302912089070704</text:p>
          </table:table-cell>
          <table:table-cell table:formula="of:=[.E17]/[.E8]" office:value-type="float" office:value="0.167605473204105" calcext:value-type="float">
            <text:p>0.167605473204105</text:p>
          </table:table-cell>
          <table:table-cell table:formula="of:=[.F17]/[.F8]" office:value-type="float" office:value="0.263798409336158" calcext:value-type="float">
            <text:p>0.263798409336158</text:p>
          </table:table-cell>
          <table:table-cell table:formula="of:=[.G17]/[.G8]" office:value-type="float" office:value="0.204164877629884" calcext:value-type="float">
            <text:p>0.204164877629884</text:p>
          </table:table-cell>
          <table:table-cell table:formula="of:=[.H17]/[.H8]" office:value-type="float" office:value="0.234331639353623" calcext:value-type="float">
            <text:p>0.234331639353623</text:p>
          </table:table-cell>
          <table:table-cell table:formula="of:=[.I17]/[.I8]" office:value-type="float" office:value="0.209055014477494" calcext:value-type="float">
            <text:p>0.209055014477494</text:p>
          </table:table-cell>
          <table:table-cell table:formula="of:=[.J17]/[.J8]" office:value-type="float" office:value="0.314649416416642" calcext:value-type="float">
            <text:p>0.314649416416642</text:p>
          </table:table-cell>
          <table:table-cell table:formula="of:=[.K17]/[.K8]" office:value-type="float" office:value="0.215219143436814" calcext:value-type="float">
            <text:p>0.215219143436814</text:p>
          </table:table-cell>
          <table:table-cell table:formula="of:=[.L17]/[.L8]" office:value-type="float" office:value="0.335021986782215" calcext:value-type="float">
            <text:p>0.335021986782215</text:p>
          </table:table-cell>
          <table:table-cell table:formula="of:=[.M17]/[.M8]" office:value-type="float" office:value="0.35968663528228" calcext:value-type="float">
            <text:p>0.35968663528228</text:p>
          </table:table-cell>
          <table:table-cell table:formula="of:=[.N17]/[.N8]" office:value-type="float" office:value="0.377135823921228" calcext:value-type="float">
            <text:p>0.377135823921228</text:p>
          </table:table-cell>
          <table:table-cell table:formula="of:=[.O17]/[.O8]" office:value-type="float" office:value="0.273574177746676" calcext:value-type="float">
            <text:p>0.273574177746676</text:p>
          </table:table-cell>
          <table:table-cell table:formula="of:=[.P17]/[.P8]" office:value-type="float" office:value="0.347419694576093" calcext:value-type="float">
            <text:p>0.347419694576093</text:p>
          </table:table-cell>
          <table:table-cell table:formula="of:=[.Q17]/[.Q8]" office:value-type="float" office:value="0.267849012057674" calcext:value-type="float">
            <text:p>0.267849012057674</text:p>
          </table:table-cell>
          <table:table-cell table:formula="of:=[.R17]/[.R8]" office:value-type="float" office:value="0.387400938419056" calcext:value-type="float">
            <text:p>0.387400938419056</text:p>
          </table:table-cell>
          <table:table-cell table:formula="of:=[.S17]/[.S8]" office:value-type="float" office:value="0.244845730686439" calcext:value-type="float">
            <text:p>0.244845730686439</text:p>
          </table:table-cell>
          <table:table-cell table:formula="of:=[.T17]/[.T8]" office:value-type="float" office:value="0.165719907826942" calcext:value-type="float">
            <text:p>0.165719907826942</text:p>
          </table:table-cell>
          <table:table-cell table:formula="of:=[.U17]/[.U8]" office:value-type="float" office:value="0.376974558338664" calcext:value-type="float">
            <text:p>0.376974558338664</text:p>
          </table:table-cell>
          <table:table-cell/>
          <table:table-cell table:formula="of:=AVERAGE([.D26:.U26])" office:value-type="float" office:value="0.280409140475705" calcext:value-type="float">
            <text:p>0.2804091404757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8]/[.D9]" office:value-type="float" office:value="0.40165475261832" calcext:value-type="float">
            <text:p>0.40165475261832</text:p>
          </table:table-cell>
          <table:table-cell table:formula="of:=[.E18]/[.E9]" office:value-type="float" office:value="0.416273053492448" calcext:value-type="float">
            <text:p>0.416273053492448</text:p>
          </table:table-cell>
          <table:table-cell table:formula="of:=[.F18]/[.F9]" office:value-type="float" office:value="0.37329894156364" calcext:value-type="float">
            <text:p>0.37329894156364</text:p>
          </table:table-cell>
          <table:table-cell table:formula="of:=[.G18]/[.G9]" office:value-type="float" office:value="0.317931163399304" calcext:value-type="float">
            <text:p>0.317931163399304</text:p>
          </table:table-cell>
          <table:table-cell table:formula="of:=[.H18]/[.H9]" office:value-type="float" office:value="0.357476199365316" calcext:value-type="float">
            <text:p>0.357476199365316</text:p>
          </table:table-cell>
          <table:table-cell table:formula="of:=[.I18]/[.I9]" office:value-type="float" office:value="0.370869761153673" calcext:value-type="float">
            <text:p>0.370869761153673</text:p>
          </table:table-cell>
          <table:table-cell table:formula="of:=[.J18]/[.J9]" office:value-type="float" office:value="0.425605497604871" calcext:value-type="float">
            <text:p>0.425605497604871</text:p>
          </table:table-cell>
          <table:table-cell table:formula="of:=[.K18]/[.K9]" office:value-type="float" office:value="0.371685225039768" calcext:value-type="float">
            <text:p>0.371685225039768</text:p>
          </table:table-cell>
          <table:table-cell table:formula="of:=[.L18]/[.L9]" office:value-type="float" office:value="0.51751504154331" calcext:value-type="float">
            <text:p>0.51751504154331</text:p>
          </table:table-cell>
          <table:table-cell table:formula="of:=[.M18]/[.M9]" office:value-type="float" office:value="0.373782625633035" calcext:value-type="float">
            <text:p>0.373782625633035</text:p>
          </table:table-cell>
          <table:table-cell table:formula="of:=[.N18]/[.N9]" office:value-type="float" office:value="0.39277300222859" calcext:value-type="float">
            <text:p>0.39277300222859</text:p>
          </table:table-cell>
          <table:table-cell table:formula="of:=[.O18]/[.O9]" office:value-type="float" office:value="0.418948992611495" calcext:value-type="float">
            <text:p>0.418948992611495</text:p>
          </table:table-cell>
          <table:table-cell table:formula="of:=[.P18]/[.P9]" office:value-type="float" office:value="0.475634403772737" calcext:value-type="float">
            <text:p>0.475634403772737</text:p>
          </table:table-cell>
          <table:table-cell table:formula="of:=[.Q18]/[.Q9]" office:value-type="float" office:value="0.418211678832117" calcext:value-type="float">
            <text:p>0.418211678832117</text:p>
          </table:table-cell>
          <table:table-cell table:formula="of:=[.R18]/[.R9]" office:value-type="float" office:value="0.4155130653959" calcext:value-type="float">
            <text:p>0.4155130653959</text:p>
          </table:table-cell>
          <table:table-cell table:formula="of:=[.S18]/[.S9]" office:value-type="float" office:value="0.306475138121547" calcext:value-type="float">
            <text:p>0.306475138121547</text:p>
          </table:table-cell>
          <table:table-cell table:formula="of:=[.T18]/[.T9]" office:value-type="float" office:value="0.487603305785124" calcext:value-type="float">
            <text:p>0.487603305785124</text:p>
          </table:table-cell>
          <table:table-cell table:formula="of:=[.U18]/[.U9]" office:value-type="float" office:value="0.390806088911953" calcext:value-type="float">
            <text:p>0.390806088911953</text:p>
          </table:table-cell>
          <table:table-cell/>
          <table:table-cell table:formula="of:=AVERAGE([.D27:.U27])" office:value-type="float" office:value="0.401780996504064" calcext:value-type="float">
            <text:p>0.401780996504064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/>
          <table:table-cell office:value-type="string" calcext:value-type="string">
            <text:p>D=A/A_BASE</text:p>
          </table:table-cell>
          <table:table-cell office:value-type="string" calcext:value-type="string">
            <text:p>AGGRESSIVE</text:p>
          </table:table-cell>
          <table:table-cell table:formula="of:=[.D8]/[.D$7]" office:value-type="float" office:value="0.507577865781869" calcext:value-type="float">
            <text:p>0.507577865781869</text:p>
          </table:table-cell>
          <table:table-cell table:formula="of:=[.E8]/[.E$7]" office:value-type="float" office:value="0.530855603643957" calcext:value-type="float">
            <text:p>0.530855603643957</text:p>
          </table:table-cell>
          <table:table-cell table:formula="of:=[.F8]/[.F$7]" office:value-type="float" office:value="0.558679051489305" calcext:value-type="float">
            <text:p>0.558679051489305</text:p>
          </table:table-cell>
          <table:table-cell table:formula="of:=[.G8]/[.G$7]" office:value-type="float" office:value="0.631578947368421" calcext:value-type="float">
            <text:p>0.631578947368421</text:p>
          </table:table-cell>
          <table:table-cell table:formula="of:=[.H8]/[.H$7]" office:value-type="float" office:value="0.589167367535744" calcext:value-type="float">
            <text:p>0.589167367535744</text:p>
          </table:table-cell>
          <table:table-cell table:formula="of:=[.I8]/[.I$7]" office:value-type="float" office:value="0.507404377514734" calcext:value-type="float">
            <text:p>0.507404377514734</text:p>
          </table:table-cell>
          <table:table-cell table:formula="of:=[.J8]/[.J$7]" office:value-type="float" office:value="0.531095145988763" calcext:value-type="float">
            <text:p>0.531095145988763</text:p>
          </table:table-cell>
          <table:table-cell table:formula="of:=[.K8]/[.K$7]" office:value-type="float" office:value="0.604753180832647" calcext:value-type="float">
            <text:p>0.604753180832647</text:p>
          </table:table-cell>
          <table:table-cell table:formula="of:=[.L8]/[.L$7]" office:value-type="float" office:value="0.268816535324208" calcext:value-type="float">
            <text:p>0.268816535324208</text:p>
          </table:table-cell>
          <table:table-cell table:formula="of:=[.M8]/[.M$7]" office:value-type="float" office:value="0.82501704764446" calcext:value-type="float">
            <text:p>0.82501704764446</text:p>
          </table:table-cell>
          <table:table-cell table:formula="of:=[.N8]/[.N$7]" office:value-type="float" office:value="0.858581463293342" calcext:value-type="float">
            <text:p>0.858581463293342</text:p>
          </table:table-cell>
          <table:table-cell table:formula="of:=[.O8]/[.O$7]" office:value-type="float" office:value="0.594016705420818" calcext:value-type="float">
            <text:p>0.594016705420818</text:p>
          </table:table-cell>
          <table:table-cell table:formula="of:=[.P8]/[.P$7]" office:value-type="float" office:value="0.468320351836248" calcext:value-type="float">
            <text:p>0.468320351836248</text:p>
          </table:table-cell>
          <table:table-cell table:formula="of:=[.Q8]/[.Q$7]" office:value-type="float" office:value="0.413416065348997" calcext:value-type="float">
            <text:p>0.413416065348997</text:p>
          </table:table-cell>
          <table:table-cell table:formula="of:=[.R8]/[.R$7]" office:value-type="float" office:value="0.858941725481122" calcext:value-type="float">
            <text:p>0.858941725481122</text:p>
          </table:table-cell>
          <table:table-cell table:formula="of:=[.S8]/[.S$7]" office:value-type="float" office:value="0.620856071574414" calcext:value-type="float">
            <text:p>0.620856071574414</text:p>
          </table:table-cell>
          <table:table-cell table:formula="of:=[.T8]/[.T$7]" office:value-type="float" office:value="0.514506847125273" calcext:value-type="float">
            <text:p>0.514506847125273</text:p>
          </table:table-cell>
          <table:table-cell table:formula="of:=[.U8]/[.U$7]" office:value-type="float" office:value="0.859039124093763" calcext:value-type="float">
            <text:p>0.859039124093763</text:p>
          </table:table-cell>
          <table:table-cell/>
          <table:table-cell table:formula="of:=AVERAGE([.D30:.U30])" office:value-type="float" office:value="0.596812415405449" calcext:value-type="float">
            <text:p>0.5968124154054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9]/[.D$7]" office:value-type="float" office:value="0.836979556887509" calcext:value-type="float">
            <text:p>0.836979556887509</text:p>
          </table:table-cell>
          <table:table-cell table:formula="of:=[.E9]/[.E$7]" office:value-type="float" office:value="0.906676553373082" calcext:value-type="float">
            <text:p>0.906676553373082</text:p>
          </table:table-cell>
          <table:table-cell table:formula="of:=[.F9]/[.F$7]" office:value-type="float" office:value="0.878633948108784" calcext:value-type="float">
            <text:p>0.878633948108784</text:p>
          </table:table-cell>
          <table:table-cell table:formula="of:=[.G9]/[.G$7]" office:value-type="float" office:value="0.967141985491853" calcext:value-type="float">
            <text:p>0.967141985491853</text:p>
          </table:table-cell>
          <table:table-cell table:formula="of:=[.H9]/[.H$7]" office:value-type="float" office:value="0.901093355761144" calcext:value-type="float">
            <text:p>0.901093355761144</text:p>
          </table:table-cell>
          <table:table-cell table:formula="of:=[.I9]/[.I$7]" office:value-type="float" office:value="0.926173264103377" calcext:value-type="float">
            <text:p>0.926173264103377</text:p>
          </table:table-cell>
          <table:table-cell table:formula="of:=[.J9]/[.J$7]" office:value-type="float" office:value="0.822952933591231" calcext:value-type="float">
            <text:p>0.822952933591231</text:p>
          </table:table-cell>
          <table:table-cell table:formula="of:=[.K9]/[.K$7]" office:value-type="float" office:value="0.898112509874447" calcext:value-type="float">
            <text:p>0.898112509874447</text:p>
          </table:table-cell>
          <table:table-cell table:formula="of:=[.L9]/[.L$7]" office:value-type="float" office:value="0.723835199778792" calcext:value-type="float">
            <text:p>0.723835199778792</text:p>
          </table:table-cell>
          <table:table-cell table:formula="of:=[.M9]/[.M$7]" office:value-type="float" office:value="0.913279373832607" calcext:value-type="float">
            <text:p>0.913279373832607</text:p>
          </table:table-cell>
          <table:table-cell table:formula="of:=[.N9]/[.N$7]" office:value-type="float" office:value="0.976254118232113" calcext:value-type="float">
            <text:p>0.976254118232113</text:p>
          </table:table-cell>
          <table:table-cell table:formula="of:=[.O9]/[.O$7]" office:value-type="float" office:value="0.875566698276198" calcext:value-type="float">
            <text:p>0.875566698276198</text:p>
          </table:table-cell>
          <table:table-cell table:formula="of:=[.P9]/[.P$7]" office:value-type="float" office:value="0.777872541564767" calcext:value-type="float">
            <text:p>0.777872541564767</text:p>
          </table:table-cell>
          <table:table-cell table:formula="of:=[.Q9]/[.Q$7]" office:value-type="float" office:value="0.955136472966849" calcext:value-type="float">
            <text:p>0.955136472966849</text:p>
          </table:table-cell>
          <table:table-cell table:formula="of:=[.R9]/[.R$7]" office:value-type="float" office:value="0.979270315091211" calcext:value-type="float">
            <text:p>0.979270315091211</text:p>
          </table:table-cell>
          <table:table-cell table:formula="of:=[.S9]/[.S$7]" office:value-type="float" office:value="0.839922782789472" calcext:value-type="float">
            <text:p>0.839922782789472</text:p>
          </table:table-cell>
          <table:table-cell table:formula="of:=[.T9]/[.T$7]" office:value-type="float" office:value="0.904260137475356" calcext:value-type="float">
            <text:p>0.904260137475356</text:p>
          </table:table-cell>
          <table:table-cell table:formula="of:=[.U9]/[.U$7]" office:value-type="float" office:value="0.97753165225846" calcext:value-type="float">
            <text:p>0.97753165225846</text:p>
          </table:table-cell>
          <table:table-cell/>
          <table:table-cell table:formula="of:=AVERAGE([.D31:.U31])" office:value-type="float" office:value="0.892260744414292" calcext:value-type="float">
            <text:p>0.892260744414292</text:p>
          </table:table-cell>
        </table:table-row>
        <table:table-row table:style-name="ro1">
          <table:table-cell table:style-name="ce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segment reduction</text:p>
          </table:table-cell>
          <table:table-cell office:value-type="string" calcext:value-type="string">
            <text:p>E=(1-C)*100</text:p>
          </table:table-cell>
          <table:table-cell office:value-type="string" calcext:value-type="string">
            <text:p>AGGRESSIVE</text:p>
          </table:table-cell>
          <table:table-cell table:formula="of:=(1-[.D26])*100" office:value-type="float" office:value="69.7087910929296" calcext:value-type="float">
            <text:p>69.7087910929296</text:p>
          </table:table-cell>
          <table:table-cell table:formula="of:=(1-[.E26])*100" office:value-type="float" office:value="83.2394526795895" calcext:value-type="float">
            <text:p>83.2394526795895</text:p>
          </table:table-cell>
          <table:table-cell table:formula="of:=(1-[.F26])*100" office:value-type="float" office:value="73.6201590663842" calcext:value-type="float">
            <text:p>73.6201590663842</text:p>
          </table:table-cell>
          <table:table-cell table:formula="of:=(1-[.G26])*100" office:value-type="float" office:value="79.5835122370116" calcext:value-type="float">
            <text:p>79.5835122370116</text:p>
          </table:table-cell>
          <table:table-cell table:formula="of:=(1-[.H26])*100" office:value-type="float" office:value="76.5668360646377" calcext:value-type="float">
            <text:p>76.5668360646377</text:p>
          </table:table-cell>
          <table:table-cell table:formula="of:=(1-[.I26])*100" office:value-type="float" office:value="79.0944985522506" calcext:value-type="float">
            <text:p>79.0944985522506</text:p>
          </table:table-cell>
          <table:table-cell table:formula="of:=(1-[.J26])*100" office:value-type="float" office:value="68.5350583583358" calcext:value-type="float">
            <text:p>68.5350583583358</text:p>
          </table:table-cell>
          <table:table-cell table:formula="of:=(1-[.K26])*100" office:value-type="float" office:value="78.4780856563186" calcext:value-type="float">
            <text:p>78.4780856563186</text:p>
          </table:table-cell>
          <table:table-cell table:formula="of:=(1-[.L26])*100" office:value-type="float" office:value="66.4978013217785" calcext:value-type="float">
            <text:p>66.4978013217785</text:p>
          </table:table-cell>
          <table:table-cell table:formula="of:=(1-[.M26])*100" office:value-type="float" office:value="64.031336471772" calcext:value-type="float">
            <text:p>64.031336471772</text:p>
          </table:table-cell>
          <table:table-cell table:formula="of:=(1-[.N26])*100" office:value-type="float" office:value="62.2864176078772" calcext:value-type="float">
            <text:p>62.2864176078772</text:p>
          </table:table-cell>
          <table:table-cell table:formula="of:=(1-[.O26])*100" office:value-type="float" office:value="72.6425822253324" calcext:value-type="float">
            <text:p>72.6425822253324</text:p>
          </table:table-cell>
          <table:table-cell table:formula="of:=(1-[.P26])*100" office:value-type="float" office:value="65.2580305423907" calcext:value-type="float">
            <text:p>65.2580305423907</text:p>
          </table:table-cell>
          <table:table-cell table:formula="of:=(1-[.Q26])*100" office:value-type="float" office:value="73.2150987942326" calcext:value-type="float">
            <text:p>73.2150987942326</text:p>
          </table:table-cell>
          <table:table-cell table:formula="of:=(1-[.R26])*100" office:value-type="float" office:value="61.2599061580944" calcext:value-type="float">
            <text:p>61.2599061580944</text:p>
          </table:table-cell>
          <table:table-cell table:formula="of:=(1-[.S26])*100" office:value-type="float" office:value="75.5154269313561" calcext:value-type="float">
            <text:p>75.5154269313561</text:p>
          </table:table-cell>
          <table:table-cell table:formula="of:=(1-[.T26])*100" office:value-type="float" office:value="83.4280092173058" calcext:value-type="float">
            <text:p>83.4280092173058</text:p>
          </table:table-cell>
          <table:table-cell table:formula="of:=(1-[.U26])*100" office:value-type="float" office:value="62.3025441661336" calcext:value-type="float">
            <text:p>62.3025441661336</text:p>
          </table:table-cell>
          <table:table-cell/>
          <table:table-cell table:formula="of:=AVERAGE([.D34:.U34])" office:value-type="float" office:value="71.9590859524295" calcext:value-type="float">
            <text:p>71.95908595242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(1-[.D27])*100" office:value-type="float" office:value="59.834524738168" calcext:value-type="float">
            <text:p>59.834524738168</text:p>
          </table:table-cell>
          <table:table-cell table:formula="of:=(1-[.E27])*100" office:value-type="float" office:value="58.3726946507552" calcext:value-type="float">
            <text:p>58.3726946507552</text:p>
          </table:table-cell>
          <table:table-cell table:formula="of:=(1-[.F27])*100" office:value-type="float" office:value="62.670105843636" calcext:value-type="float">
            <text:p>62.670105843636</text:p>
          </table:table-cell>
          <table:table-cell table:formula="of:=(1-[.G27])*100" office:value-type="float" office:value="68.2068836600696" calcext:value-type="float">
            <text:p>68.2068836600696</text:p>
          </table:table-cell>
          <table:table-cell table:formula="of:=(1-[.H27])*100" office:value-type="float" office:value="64.2523800634684" calcext:value-type="float">
            <text:p>64.2523800634684</text:p>
          </table:table-cell>
          <table:table-cell table:formula="of:=(1-[.I27])*100" office:value-type="float" office:value="62.9130238846327" calcext:value-type="float">
            <text:p>62.9130238846327</text:p>
          </table:table-cell>
          <table:table-cell table:formula="of:=(1-[.J27])*100" office:value-type="float" office:value="57.4394502395129" calcext:value-type="float">
            <text:p>57.4394502395129</text:p>
          </table:table-cell>
          <table:table-cell table:formula="of:=(1-[.K27])*100" office:value-type="float" office:value="62.8314774960232" calcext:value-type="float">
            <text:p>62.8314774960232</text:p>
          </table:table-cell>
          <table:table-cell table:formula="of:=(1-[.L27])*100" office:value-type="float" office:value="48.248495845669" calcext:value-type="float">
            <text:p>48.248495845669</text:p>
          </table:table-cell>
          <table:table-cell table:formula="of:=(1-[.M27])*100" office:value-type="float" office:value="62.6217374366965" calcext:value-type="float">
            <text:p>62.6217374366965</text:p>
          </table:table-cell>
          <table:table-cell table:formula="of:=(1-[.N27])*100" office:value-type="float" office:value="60.7226997771411" calcext:value-type="float">
            <text:p>60.7226997771411</text:p>
          </table:table-cell>
          <table:table-cell table:formula="of:=(1-[.O27])*100" office:value-type="float" office:value="58.1051007388505" calcext:value-type="float">
            <text:p>58.1051007388505</text:p>
          </table:table-cell>
          <table:table-cell table:formula="of:=(1-[.P27])*100" office:value-type="float" office:value="52.4365596227262" calcext:value-type="float">
            <text:p>52.4365596227262</text:p>
          </table:table-cell>
          <table:table-cell table:formula="of:=(1-[.Q27])*100" office:value-type="float" office:value="58.1788321167883" calcext:value-type="float">
            <text:p>58.1788321167883</text:p>
          </table:table-cell>
          <table:table-cell table:formula="of:=(1-[.R27])*100" office:value-type="float" office:value="58.44869346041" calcext:value-type="float">
            <text:p>58.44869346041</text:p>
          </table:table-cell>
          <table:table-cell table:formula="of:=(1-[.S27])*100" office:value-type="float" office:value="69.3524861878453" calcext:value-type="float">
            <text:p>69.3524861878453</text:p>
          </table:table-cell>
          <table:table-cell table:formula="of:=(1-[.T27])*100" office:value-type="float" office:value="51.2396694214876" calcext:value-type="float">
            <text:p>51.2396694214876</text:p>
          </table:table-cell>
          <table:table-cell table:formula="of:=(1-[.U27])*100" office:value-type="float" office:value="60.9193911088047" calcext:value-type="float">
            <text:p>60.9193911088047</text:p>
          </table:table-cell>
          <table:table-cell/>
          <table:table-cell table:formula="of:=AVERAGE([.D35:.U35])" office:value-type="float" office:value="59.8219003495936" calcext:value-type="float">
            <text:p>59.8219003495936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stall reduction</text:p>
          </table:table-cell>
          <table:table-cell office:value-type="string" calcext:value-type="string">
            <text:p>F=(C*(1-D))*100</text:p>
          </table:table-cell>
          <table:table-cell office:value-type="string" calcext:value-type="string">
            <text:p>AGGRESSIVE</text:p>
          </table:table-cell>
          <table:table-cell table:formula="of:=([.D26]*(1-[.D30]))*100" office:value-type="float" office:value="14.9160617380669" calcext:value-type="float">
            <text:p>14.9160617380669</text:p>
          </table:table-cell>
          <table:table-cell table:formula="of:=([.E26]*(1-[.E30]))*100" office:value-type="float" office:value="7.86311685523087" calcext:value-type="float">
            <text:p>7.86311685523087</text:p>
          </table:table-cell>
          <table:table-cell table:formula="of:=([.F26]*(1-[.F30]))*100" office:value-type="float" office:value="11.6419764223846" calcext:value-type="float">
            <text:p>11.6419764223846</text:p>
          </table:table-cell>
          <table:table-cell table:formula="of:=([.G26]*(1-[.G30]))*100" office:value-type="float" office:value="7.52186391267994" calcext:value-type="float">
            <text:p>7.52186391267994</text:p>
          </table:table-cell>
          <table:table-cell table:formula="of:=([.H26]*(1-[.H30]))*100" office:value-type="float" office:value="9.62710842653135" calcext:value-type="float">
            <text:p>9.62710842653135</text:p>
          </table:table-cell>
          <table:table-cell table:formula="of:=([.I26]*(1-[.I30]))*100" office:value-type="float" office:value="10.2979584990208" calcext:value-type="float">
            <text:p>10.2979584990208</text:p>
          </table:table-cell>
          <table:table-cell table:formula="of:=([.J26]*(1-[.J30]))*100" office:value-type="float" office:value="14.7540638669566" calcext:value-type="float">
            <text:p>14.7540638669566</text:p>
          </table:table-cell>
          <table:table-cell table:formula="of:=([.K26]*(1-[.K30]))*100" office:value-type="float" office:value="8.5064681867323" calcext:value-type="float">
            <text:p>8.5064681867323</text:p>
          </table:table-cell>
          <table:table-cell table:formula="of:=([.L26]*(1-[.L30]))*100" office:value-type="float" office:value="24.4962537037987" calcext:value-type="float">
            <text:p>24.4962537037987</text:p>
          </table:table-cell>
          <table:table-cell table:formula="of:=([.M26]*(1-[.M30]))*100" office:value-type="float" office:value="6.29390293645236" calcext:value-type="float">
            <text:p>6.29390293645236</text:p>
          </table:table-cell>
          <table:table-cell table:formula="of:=([.N26]*(1-[.N30]))*100" office:value-type="float" office:value="5.33339963585997" calcext:value-type="float">
            <text:p>5.33339963585997</text:p>
          </table:table-cell>
          <table:table-cell table:formula="of:=([.O26]*(1-[.O30]))*100" office:value-type="float" office:value="11.1066545993386" calcext:value-type="float">
            <text:p>11.1066545993386</text:p>
          </table:table-cell>
          <table:table-cell table:formula="of:=([.P26]*(1-[.P30]))*100" office:value-type="float" office:value="18.4715980977375" calcext:value-type="float">
            <text:p>18.4715980977375</text:p>
          </table:table-cell>
          <table:table-cell table:formula="of:=([.Q26]*(1-[.Q30]))*100" office:value-type="float" office:value="15.7115927385175" calcext:value-type="float">
            <text:p>15.7115927385175</text:p>
          </table:table-cell>
          <table:table-cell table:formula="of:=([.R26]*(1-[.R30]))*100" office:value-type="float" office:value="5.46461079203863" calcext:value-type="float">
            <text:p>5.46461079203863</text:p>
          </table:table-cell>
          <table:table-cell table:formula="of:=([.S26]*(1-[.S30]))*100" office:value-type="float" office:value="9.28317721906893" calcext:value-type="float">
            <text:p>9.28317721906893</text:p>
          </table:table-cell>
          <table:table-cell table:formula="of:=([.T26]*(1-[.T30]))*100" office:value-type="float" office:value="8.04558805450115" calcext:value-type="float">
            <text:p>8.04558805450115</text:p>
          </table:table-cell>
          <table:table-cell table:formula="of:=([.U26]*(1-[.U30]))*100" office:value-type="float" office:value="5.31386639377851" calcext:value-type="float">
            <text:p>5.31386639377851</text:p>
          </table:table-cell>
          <table:table-cell/>
          <table:table-cell table:formula="of:=AVERAGE([.D39:.U39])" office:value-type="float" office:value="10.8138478932608" calcext:value-type="float">
            <text:p>10.81384789326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([.D27]*(1-[.D31]))*100" office:value-type="float" office:value="6.54779357500763" calcext:value-type="float">
            <text:p>6.54779357500763</text:p>
          </table:table-cell>
          <table:table-cell table:formula="of:=([.E27]*(1-[.E31]))*100" office:value-type="float" office:value="3.88480360898266" calcext:value-type="float">
            <text:p>3.88480360898266</text:p>
          </table:table-cell>
          <table:table-cell table:formula="of:=([.F27]*(1-[.F31]))*100" office:value-type="float" office:value="4.53058187127487" calcext:value-type="float">
            <text:p>4.53058187127487</text:p>
          </table:table-cell>
          <table:table-cell table:formula="of:=([.G27]*(1-[.G31]))*100" office:value-type="float" office:value="1.04465867795663" calcext:value-type="float">
            <text:p>1.04465867795663</text:p>
          </table:table-cell>
          <table:table-cell table:formula="of:=([.H27]*(1-[.H31]))*100" office:value-type="float" office:value="3.53567712744838" calcext:value-type="float">
            <text:p>3.53567712744838</text:p>
          </table:table-cell>
          <table:table-cell table:formula="of:=([.I27]*(1-[.I31]))*100" office:value-type="float" office:value="2.73801039087357" calcext:value-type="float">
            <text:p>2.73801039087357</text:p>
          </table:table-cell>
          <table:table-cell table:formula="of:=([.J27]*(1-[.J31]))*100" office:value-type="float" office:value="7.53522047983865" calcext:value-type="float">
            <text:p>7.53522047983865</text:p>
          </table:table-cell>
          <table:table-cell table:formula="of:=([.K27]*(1-[.K31]))*100" office:value-type="float" office:value="3.78700746960531" calcext:value-type="float">
            <text:p>3.78700746960531</text:p>
          </table:table-cell>
          <table:table-cell table:formula="of:=([.L27]*(1-[.L31]))*100" office:value-type="float" office:value="14.2919438059279" calcext:value-type="float">
            <text:p>14.2919438059279</text:p>
          </table:table-cell>
          <table:table-cell table:formula="of:=([.M27]*(1-[.M31]))*100" office:value-type="float" office:value="3.2414663345389" calcext:value-type="float">
            <text:p>3.2414663345389</text:p>
          </table:table-cell>
          <table:table-cell table:formula="of:=([.N27]*(1-[.N31]))*100" office:value-type="float" office:value="0.932674127253817" calcext:value-type="float">
            <text:p>0.932674127253817</text:p>
          </table:table-cell>
          <table:table-cell table:formula="of:=([.O27]*(1-[.O31]))*100" office:value-type="float" office:value="5.21312064045091" calcext:value-type="float">
            <text:p>5.21312064045091</text:p>
          </table:table-cell>
          <table:table-cell table:formula="of:=([.P27]*(1-[.P31]))*100" office:value-type="float" office:value="10.5651461254396" calcext:value-type="float">
            <text:p>10.5651461254396</text:p>
          </table:table-cell>
          <table:table-cell table:formula="of:=([.Q27]*(1-[.Q31]))*100" office:value-type="float" office:value="1.87624509588641" calcext:value-type="float">
            <text:p>1.87624509588641</text:p>
          </table:table-cell>
          <table:table-cell table:formula="of:=([.R27]*(1-[.R31]))*100" office:value-type="float" office:value="0.861345492114219" calcext:value-type="float">
            <text:p>0.861345492114219</text:p>
          </table:table-cell>
          <table:table-cell table:formula="of:=([.S27]*(1-[.S31]))*100" office:value-type="float" office:value="4.90596872547095" calcext:value-type="float">
            <text:p>4.90596872547095</text:p>
          </table:table-cell>
          <table:table-cell table:formula="of:=([.T27]*(1-[.T31]))*100" office:value-type="float" office:value="4.66830734624299" calcext:value-type="float">
            <text:p>4.66830734624299</text:p>
          </table:table-cell>
          <table:table-cell table:formula="of:=([.U27]*(1-[.U31]))*100" office:value-type="float" office:value="0.878076710518498" calcext:value-type="float">
            <text:p>0.878076710518498</text:p>
          </table:table-cell>
          <table:table-cell/>
          <table:table-cell table:formula="of:=AVERAGE([.D40:.U40])" office:value-type="float" office:value="4.50211375582399" calcext:value-type="float">
            <text:p>4.50211375582399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comparisons</text:p>
          </table:table-cell>
          <table:table-cell office:value-type="string" calcext:value-type="string">
            <text:p>G=B/A_BASE</text:p>
          </table:table-cell>
          <table:table-cell office:value-type="string" calcext:value-type="string">
            <text:p>AGGRESSIVE</text:p>
          </table:table-cell>
          <table:table-cell table:formula="of:=[.D17]/[.D$7]*100" office:value-type="float" office:value="15.3751471690035" calcext:value-type="float">
            <text:p>15.3751471690035</text:p>
          </table:table-cell>
          <table:table-cell table:formula="of:=[.E17]/[.E$7]*100" office:value-type="float" office:value="8.89743046517963" calcext:value-type="float">
            <text:p>8.89743046517963</text:p>
          </table:table-cell>
          <table:table-cell table:formula="of:=[.F17]/[.F$7]*100" office:value-type="float" office:value="14.7378645112312" calcext:value-type="float">
            <text:p>14.7378645112312</text:p>
          </table:table-cell>
          <table:table-cell table:formula="of:=[.G17]/[.G$7]*100" office:value-type="float" office:value="12.8946238503085" calcext:value-type="float">
            <text:p>12.8946238503085</text:p>
          </table:table-cell>
          <table:table-cell table:formula="of:=[.H17]/[.H$7]*100" office:value-type="float" office:value="13.806055508831" calcext:value-type="float">
            <text:p>13.806055508831</text:p>
          </table:table-cell>
          <table:table-cell table:formula="of:=[.I17]/[.I$7]*100" office:value-type="float" office:value="10.6075429487287" calcext:value-type="float">
            <text:p>10.6075429487287</text:p>
          </table:table-cell>
          <table:table-cell table:formula="of:=[.J17]/[.J$7]*100" office:value-type="float" office:value="16.7108777747076" calcext:value-type="float">
            <text:p>16.7108777747076</text:p>
          </table:table-cell>
          <table:table-cell table:formula="of:=[.K17]/[.K$7]*100" office:value-type="float" office:value="13.0154461569491" calcext:value-type="float">
            <text:p>13.0154461569491</text:p>
          </table:table-cell>
          <table:table-cell table:formula="of:=[.L17]/[.L$7]*100" office:value-type="float" office:value="9.00594497442278" calcext:value-type="float">
            <text:p>9.00594497442278</text:p>
          </table:table-cell>
          <table:table-cell table:formula="of:=[.M17]/[.M$7]*100" office:value-type="float" office:value="29.6747605917756" calcext:value-type="float">
            <text:p>29.6747605917756</text:p>
          </table:table-cell>
          <table:table-cell table:formula="of:=[.N17]/[.N$7]*100" office:value-type="float" office:value="32.3801827562628" calcext:value-type="float">
            <text:p>32.3801827562628</text:p>
          </table:table-cell>
          <table:table-cell table:formula="of:=[.O17]/[.O$7]*100" office:value-type="float" office:value="16.250763175329" calcext:value-type="float">
            <text:p>16.250763175329</text:p>
          </table:table-cell>
          <table:table-cell table:formula="of:=[.P17]/[.P$7]*100" office:value-type="float" office:value="16.2703713598718" calcext:value-type="float">
            <text:p>16.2703713598718</text:p>
          </table:table-cell>
          <table:table-cell table:formula="of:=[.Q17]/[.Q$7]*100" office:value-type="float" office:value="11.07330846725" calcext:value-type="float">
            <text:p>11.07330846725</text:p>
          </table:table-cell>
          <table:table-cell table:formula="of:=[.R17]/[.R$7]*100" office:value-type="float" office:value="33.2754830498669" calcext:value-type="float">
            <text:p>33.2754830498669</text:p>
          </table:table-cell>
          <table:table-cell table:formula="of:=[.S17]/[.S$7]*100" office:value-type="float" office:value="15.2013958495749" calcext:value-type="float">
            <text:p>15.2013958495749</text:p>
          </table:table-cell>
          <table:table-cell table:formula="of:=[.T17]/[.T$7]*100" office:value-type="float" office:value="8.52640272819311" calcext:value-type="float">
            <text:p>8.52640272819311</text:p>
          </table:table-cell>
          <table:table-cell table:formula="of:=[.U17]/[.U$7]*100" office:value-type="float" office:value="32.3835894400879" calcext:value-type="float">
            <text:p>32.3835894400879</text:p>
          </table:table-cell>
          <table:table-cell/>
          <table:table-cell table:formula="of:=AVERAGE([.D43:.U43])" office:value-type="float" office:value="17.2270661543097" calcext:value-type="float">
            <text:p>17.22706615430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8]/[.D$7]*100" office:value-type="float" office:value="33.6176816868244" calcext:value-type="float">
            <text:p>33.6176816868244</text:p>
          </table:table-cell>
          <table:table-cell table:formula="of:=[.E18]/[.E$7]*100" office:value-type="float" office:value="37.7425017402621" calcext:value-type="float">
            <text:p>37.7425017402621</text:p>
          </table:table-cell>
          <table:table-cell table:formula="of:=[.F18]/[.F$7]*100" office:value-type="float" office:value="32.7993122850891" calcext:value-type="float">
            <text:p>32.7993122850891</text:p>
          </table:table-cell>
          <table:table-cell table:formula="of:=[.G18]/[.G$7]*100" office:value-type="float" office:value="30.7484576619737" calcext:value-type="float">
            <text:p>30.7484576619737</text:p>
          </table:table-cell>
          <table:table-cell table:formula="of:=[.H18]/[.H$7]*100" office:value-type="float" office:value="32.2119428090833" calcext:value-type="float">
            <text:p>32.2119428090833</text:p>
          </table:table-cell>
          <table:table-cell table:formula="of:=[.I18]/[.I$7]*100" office:value-type="float" office:value="34.3489657244937" calcext:value-type="float">
            <text:p>34.3489657244937</text:p>
          </table:table-cell>
          <table:table-cell table:formula="of:=[.J18]/[.J$7]*100" office:value-type="float" office:value="35.0253292806484" calcext:value-type="float">
            <text:p>35.0253292806484</text:p>
          </table:table-cell>
          <table:table-cell table:formula="of:=[.K18]/[.K$7]*100" office:value-type="float" office:value="33.3815150343715" calcext:value-type="float">
            <text:p>33.3815150343715</text:p>
          </table:table-cell>
          <table:table-cell table:formula="of:=[.L18]/[.L$7]*100" office:value-type="float" office:value="37.4595603484032" calcext:value-type="float">
            <text:p>37.4595603484032</text:p>
          </table:table-cell>
          <table:table-cell table:formula="of:=[.M18]/[.M$7]*100" office:value-type="float" office:value="34.1367962287646" calcext:value-type="float">
            <text:p>34.1367962287646</text:p>
          </table:table-cell>
          <table:table-cell table:formula="of:=[.N18]/[.N$7]*100" office:value-type="float" office:value="38.3446260956051" calcext:value-type="float">
            <text:p>38.3446260956051</text:p>
          </table:table-cell>
          <table:table-cell table:formula="of:=[.O18]/[.O$7]*100" office:value-type="float" office:value="36.6817786206986" calcext:value-type="float">
            <text:p>36.6817786206986</text:p>
          </table:table-cell>
          <table:table-cell table:formula="of:=[.P18]/[.P$7]*100" office:value-type="float" office:value="36.9982942518342" calcext:value-type="float">
            <text:p>36.9982942518342</text:p>
          </table:table-cell>
          <table:table-cell table:formula="of:=[.Q18]/[.Q$7]*100" office:value-type="float" office:value="39.9449227873253" calcext:value-type="float">
            <text:p>39.9449227873253</text:p>
          </table:table-cell>
          <table:table-cell table:formula="of:=[.R18]/[.R$7]*100" office:value-type="float" office:value="40.6899610474758" calcext:value-type="float">
            <text:p>40.6899610474758</text:p>
          </table:table-cell>
          <table:table-cell table:formula="of:=[.S18]/[.S$7]*100" office:value-type="float" office:value="25.7415450866837" calcext:value-type="float">
            <text:p>25.7415450866837</text:p>
          </table:table-cell>
          <table:table-cell table:formula="of:=[.T18]/[.T$7]*100" office:value-type="float" office:value="44.0920232322694" calcext:value-type="float">
            <text:p>44.0920232322694</text:p>
          </table:table-cell>
          <table:table-cell table:formula="of:=[.U18]/[.U$7]*100" office:value-type="float" office:value="38.2025321806768" calcext:value-type="float">
            <text:p>38.2025321806768</text:p>
          </table:table-cell>
          <table:table-cell/>
          <table:table-cell table:formula="of:=AVERAGE([.D44:.U44])" office:value-type="float" office:value="35.6759858945824" calcext:value-type="float">
            <text:p>35.6759858945824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all(確認)</text:p>
          </table:table-cell>
          <table:table-cell office:value-type="string" calcext:value-type="string">
            <text:p>E+F+G</text:p>
          </table:table-cell>
          <table:table-cell office:value-type="string" calcext:value-type="string">
            <text:p>AGGRESSIVE</text:p>
          </table:table-cell>
          <table:table-cell table:formula="of:=[.D34]+[.D39]+[.D43]" office:value-type="float" office:value="100" calcext:value-type="float">
            <text:p>100</text:p>
          </table:table-cell>
          <table:table-cell table:formula="of:=[.E34]+[.E39]+[.E43]" office:value-type="float" office:value="100" calcext:value-type="float">
            <text:p>100</text:p>
          </table:table-cell>
          <table:table-cell table:formula="of:=[.F34]+[.F39]+[.F43]" office:value-type="float" office:value="100" calcext:value-type="float">
            <text:p>100</text:p>
          </table:table-cell>
          <table:table-cell table:formula="of:=[.G34]+[.G39]+[.G43]" office:value-type="float" office:value="100" calcext:value-type="float">
            <text:p>100</text:p>
          </table:table-cell>
          <table:table-cell table:formula="of:=[.H34]+[.H39]+[.H43]" office:value-type="float" office:value="100" calcext:value-type="float">
            <text:p>100</text:p>
          </table:table-cell>
          <table:table-cell table:formula="of:=[.I34]+[.I39]+[.I43]" office:value-type="float" office:value="100" calcext:value-type="float">
            <text:p>100</text:p>
          </table:table-cell>
          <table:table-cell table:formula="of:=[.J34]+[.J39]+[.J43]" office:value-type="float" office:value="100" calcext:value-type="float">
            <text:p>100</text:p>
          </table:table-cell>
          <table:table-cell table:formula="of:=[.K34]+[.K39]+[.K43]" office:value-type="float" office:value="100" calcext:value-type="float">
            <text:p>100</text:p>
          </table:table-cell>
          <table:table-cell table:formula="of:=[.L34]+[.L39]+[.L43]" office:value-type="float" office:value="100" calcext:value-type="float">
            <text:p>100</text:p>
          </table:table-cell>
          <table:table-cell table:formula="of:=[.M34]+[.M39]+[.M43]" office:value-type="float" office:value="100" calcext:value-type="float">
            <text:p>100</text:p>
          </table:table-cell>
          <table:table-cell table:formula="of:=[.N34]+[.N39]+[.N43]" office:value-type="float" office:value="100" calcext:value-type="float">
            <text:p>100</text:p>
          </table:table-cell>
          <table:table-cell table:formula="of:=[.O34]+[.O39]+[.O43]" office:value-type="float" office:value="100" calcext:value-type="float">
            <text:p>100</text:p>
          </table:table-cell>
          <table:table-cell table:formula="of:=[.P34]+[.P39]+[.P43]" office:value-type="float" office:value="100" calcext:value-type="float">
            <text:p>100</text:p>
          </table:table-cell>
          <table:table-cell table:formula="of:=[.Q34]+[.Q39]+[.Q43]" office:value-type="float" office:value="100" calcext:value-type="float">
            <text:p>100</text:p>
          </table:table-cell>
          <table:table-cell table:formula="of:=[.R34]+[.R39]+[.R43]" office:value-type="float" office:value="100" calcext:value-type="float">
            <text:p>100</text:p>
          </table:table-cell>
          <table:table-cell table:formula="of:=[.S34]+[.S39]+[.S43]" office:value-type="float" office:value="100" calcext:value-type="float">
            <text:p>100</text:p>
          </table:table-cell>
          <table:table-cell table:formula="of:=[.T34]+[.T39]+[.T43]" office:value-type="float" office:value="100" calcext:value-type="float">
            <text:p>100</text:p>
          </table:table-cell>
          <table:table-cell table:formula="of:=[.U34]+[.U39]+[.U43]" office:value-type="float" office:value="100" calcext:value-type="float">
            <text:p>100</text:p>
          </table:table-cell>
          <table:table-cell/>
          <table:table-cell table:formula="of:=[.W34]+[.W39]+[.W43]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35]+[.D40]+[.D44]" office:value-type="float" office:value="100" calcext:value-type="float">
            <text:p>100</text:p>
          </table:table-cell>
          <table:table-cell table:formula="of:=[.E35]+[.E40]+[.E44]" office:value-type="float" office:value="100" calcext:value-type="float">
            <text:p>100</text:p>
          </table:table-cell>
          <table:table-cell table:formula="of:=[.F35]+[.F40]+[.F44]" office:value-type="float" office:value="100" calcext:value-type="float">
            <text:p>100</text:p>
          </table:table-cell>
          <table:table-cell table:formula="of:=[.G35]+[.G40]+[.G44]" office:value-type="float" office:value="100" calcext:value-type="float">
            <text:p>100</text:p>
          </table:table-cell>
          <table:table-cell table:formula="of:=[.H35]+[.H40]+[.H44]" office:value-type="float" office:value="100" calcext:value-type="float">
            <text:p>100</text:p>
          </table:table-cell>
          <table:table-cell table:formula="of:=[.I35]+[.I40]+[.I44]" office:value-type="float" office:value="100" calcext:value-type="float">
            <text:p>100</text:p>
          </table:table-cell>
          <table:table-cell table:formula="of:=[.J35]+[.J40]+[.J44]" office:value-type="float" office:value="100" calcext:value-type="float">
            <text:p>100</text:p>
          </table:table-cell>
          <table:table-cell table:formula="of:=[.K35]+[.K40]+[.K44]" office:value-type="float" office:value="100" calcext:value-type="float">
            <text:p>100</text:p>
          </table:table-cell>
          <table:table-cell table:formula="of:=[.L35]+[.L40]+[.L44]" office:value-type="float" office:value="100" calcext:value-type="float">
            <text:p>100</text:p>
          </table:table-cell>
          <table:table-cell table:formula="of:=[.M35]+[.M40]+[.M44]" office:value-type="float" office:value="100" calcext:value-type="float">
            <text:p>100</text:p>
          </table:table-cell>
          <table:table-cell table:formula="of:=[.N35]+[.N40]+[.N44]" office:value-type="float" office:value="100" calcext:value-type="float">
            <text:p>100</text:p>
          </table:table-cell>
          <table:table-cell table:formula="of:=[.O35]+[.O40]+[.O44]" office:value-type="float" office:value="100" calcext:value-type="float">
            <text:p>100</text:p>
          </table:table-cell>
          <table:table-cell table:formula="of:=[.P35]+[.P40]+[.P44]" office:value-type="float" office:value="100" calcext:value-type="float">
            <text:p>100</text:p>
          </table:table-cell>
          <table:table-cell table:formula="of:=[.Q35]+[.Q40]+[.Q44]" office:value-type="float" office:value="100" calcext:value-type="float">
            <text:p>100</text:p>
          </table:table-cell>
          <table:table-cell table:formula="of:=[.R35]+[.R40]+[.R44]" office:value-type="float" office:value="100" calcext:value-type="float">
            <text:p>100</text:p>
          </table:table-cell>
          <table:table-cell table:formula="of:=[.S35]+[.S40]+[.S44]" office:value-type="float" office:value="100" calcext:value-type="float">
            <text:p>100</text:p>
          </table:table-cell>
          <table:table-cell table:formula="of:=[.T35]+[.T40]+[.T44]" office:value-type="float" office:value="100" calcext:value-type="float">
            <text:p>100</text:p>
          </table:table-cell>
          <table:table-cell table:formula="of:=[.U35]+[.U40]+[.U44]" office:value-type="float" office:value="100" calcext:value-type="float">
            <text:p>100</text:p>
          </table:table-cell>
          <table:table-cell/>
          <table:table-cell table:formula="of:=[.W35]+[.W40]+[.W44]" office:value-type="float" office:value="100" calcext:value-type="float">
            <text:p>100</text:p>
          </table:table-cell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segment reduction</text:p>
          </table:table-cell>
          <table:table-cell office:value-type="string" calcext:value-type="string">
            <text:p>stall reduction</text:p>
          </table:table-cell>
          <table:table-cell office:value-type="string" calcext:value-type="string">
            <text:p>comparisons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deepsjeng </text:p>
          </table:table-cell>
          <table:table-cell office:value-type="string" calcext:value-type="string">
            <text:p>AGGR</text:p>
          </table:table-cell>
          <table:table-cell table:formula="of:=[.D34]" office:value-type="float" office:value="69.7087910929296" calcext:value-type="float">
            <text:p>69.7087910929296</text:p>
          </table:table-cell>
          <table:table-cell table:formula="of:=[.D39]" office:value-type="float" office:value="14.9160617380669" calcext:value-type="float">
            <text:p>14.9160617380669</text:p>
          </table:table-cell>
          <table:table-cell table:formula="of:=[.D43]" office:value-type="float" office:value="15.3751471690035" calcext:value-type="float">
            <text:p>15.3751471690035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D35]" office:value-type="float" office:value="59.834524738168" calcext:value-type="float">
            <text:p>59.834524738168</text:p>
          </table:table-cell>
          <table:table-cell table:formula="of:=[.D40]" office:value-type="float" office:value="6.54779357500763" calcext:value-type="float">
            <text:p>6.54779357500763</text:p>
          </table:table-cell>
          <table:table-cell table:formula="of:=[.D44]" office:value-type="float" office:value="33.6176816868244" calcext:value-type="float">
            <text:p>33.6176816868244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exchange2 </text:p>
          </table:table-cell>
          <table:table-cell office:value-type="string" calcext:value-type="string">
            <text:p>AGGR</text:p>
          </table:table-cell>
          <table:table-cell table:formula="of:=[.E34]" office:value-type="float" office:value="83.2394526795895" calcext:value-type="float">
            <text:p>83.2394526795895</text:p>
          </table:table-cell>
          <table:table-cell table:formula="of:=[.E39]" office:value-type="float" office:value="7.86311685523087" calcext:value-type="float">
            <text:p>7.86311685523087</text:p>
          </table:table-cell>
          <table:table-cell table:formula="of:=[.E43]" office:value-type="float" office:value="8.89743046517963" calcext:value-type="float">
            <text:p>8.89743046517963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E35]" office:value-type="float" office:value="58.3726946507552" calcext:value-type="float">
            <text:p>58.3726946507552</text:p>
          </table:table-cell>
          <table:table-cell table:formula="of:=[.E40]" office:value-type="float" office:value="3.88480360898266" calcext:value-type="float">
            <text:p>3.88480360898266</text:p>
          </table:table-cell>
          <table:table-cell table:formula="of:=[.E44]" office:value-type="float" office:value="37.7425017402621" calcext:value-type="float">
            <text:p>37.7425017402621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leela </text:p>
          </table:table-cell>
          <table:table-cell office:value-type="string" calcext:value-type="string">
            <text:p>AGGR</text:p>
          </table:table-cell>
          <table:table-cell table:formula="of:=[.F34]" office:value-type="float" office:value="73.6201590663842" calcext:value-type="float">
            <text:p>73.6201590663842</text:p>
          </table:table-cell>
          <table:table-cell table:formula="of:=[.F39]" office:value-type="float" office:value="11.6419764223846" calcext:value-type="float">
            <text:p>11.6419764223846</text:p>
          </table:table-cell>
          <table:table-cell table:formula="of:=[.F43]" office:value-type="float" office:value="14.7378645112312" calcext:value-type="float">
            <text:p>14.7378645112312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F35]" office:value-type="float" office:value="62.670105843636" calcext:value-type="float">
            <text:p>62.670105843636</text:p>
          </table:table-cell>
          <table:table-cell table:formula="of:=[.F40]" office:value-type="float" office:value="4.53058187127487" calcext:value-type="float">
            <text:p>4.53058187127487</text:p>
          </table:table-cell>
          <table:table-cell table:formula="of:=[.F44]" office:value-type="float" office:value="32.7993122850891" calcext:value-type="float">
            <text:p>32.7993122850891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mcf </text:p>
          </table:table-cell>
          <table:table-cell office:value-type="string" calcext:value-type="string">
            <text:p>AGGR</text:p>
          </table:table-cell>
          <table:table-cell table:formula="of:=[.G34]" office:value-type="float" office:value="79.5835122370116" calcext:value-type="float">
            <text:p>79.5835122370116</text:p>
          </table:table-cell>
          <table:table-cell table:formula="of:=[.G39]" office:value-type="float" office:value="7.52186391267994" calcext:value-type="float">
            <text:p>7.52186391267994</text:p>
          </table:table-cell>
          <table:table-cell table:formula="of:=[.G43]" office:value-type="float" office:value="12.8946238503085" calcext:value-type="float">
            <text:p>12.8946238503085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G35]" office:value-type="float" office:value="68.2068836600696" calcext:value-type="float">
            <text:p>68.2068836600696</text:p>
          </table:table-cell>
          <table:table-cell table:formula="of:=[.G40]" office:value-type="float" office:value="1.04465867795663" calcext:value-type="float">
            <text:p>1.04465867795663</text:p>
          </table:table-cell>
          <table:table-cell table:formula="of:=[.G44]" office:value-type="float" office:value="30.7484576619737" calcext:value-type="float">
            <text:p>30.7484576619737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omnetpp </text:p>
          </table:table-cell>
          <table:table-cell office:value-type="string" calcext:value-type="string">
            <text:p>AGGR</text:p>
          </table:table-cell>
          <table:table-cell table:formula="of:=[.H34]" office:value-type="float" office:value="76.5668360646377" calcext:value-type="float">
            <text:p>76.5668360646377</text:p>
          </table:table-cell>
          <table:table-cell table:formula="of:=[.H39]" office:value-type="float" office:value="9.62710842653135" calcext:value-type="float">
            <text:p>9.62710842653135</text:p>
          </table:table-cell>
          <table:table-cell table:formula="of:=[.H43]" office:value-type="float" office:value="13.806055508831" calcext:value-type="float">
            <text:p>13.806055508831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H35]" office:value-type="float" office:value="64.2523800634684" calcext:value-type="float">
            <text:p>64.2523800634684</text:p>
          </table:table-cell>
          <table:table-cell table:formula="of:=[.H40]" office:value-type="float" office:value="3.53567712744838" calcext:value-type="float">
            <text:p>3.53567712744838</text:p>
          </table:table-cell>
          <table:table-cell table:formula="of:=[.H44]" office:value-type="float" office:value="32.2119428090833" calcext:value-type="float">
            <text:p>32.2119428090833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perlbench </text:p>
          </table:table-cell>
          <table:table-cell office:value-type="string" calcext:value-type="string">
            <text:p>AGGR</text:p>
          </table:table-cell>
          <table:table-cell table:formula="of:=[.I34]" office:value-type="float" office:value="79.0944985522506" calcext:value-type="float">
            <text:p>79.0944985522506</text:p>
          </table:table-cell>
          <table:table-cell table:formula="of:=[.I39]" office:value-type="float" office:value="10.2979584990208" calcext:value-type="float">
            <text:p>10.2979584990208</text:p>
          </table:table-cell>
          <table:table-cell table:formula="of:=[.I43]" office:value-type="float" office:value="10.6075429487287" calcext:value-type="float">
            <text:p>10.6075429487287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I35]" office:value-type="float" office:value="62.9130238846327" calcext:value-type="float">
            <text:p>62.9130238846327</text:p>
          </table:table-cell>
          <table:table-cell table:formula="of:=[.I40]" office:value-type="float" office:value="2.73801039087357" calcext:value-type="float">
            <text:p>2.73801039087357</text:p>
          </table:table-cell>
          <table:table-cell table:formula="of:=[.I44]" office:value-type="float" office:value="34.3489657244937" calcext:value-type="float">
            <text:p>34.3489657244937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x264 </text:p>
          </table:table-cell>
          <table:table-cell office:value-type="string" calcext:value-type="string">
            <text:p>AGGR</text:p>
          </table:table-cell>
          <table:table-cell table:formula="of:=[.J34]" office:value-type="float" office:value="68.5350583583358" calcext:value-type="float">
            <text:p>68.5350583583358</text:p>
          </table:table-cell>
          <table:table-cell table:formula="of:=[.J39]" office:value-type="float" office:value="14.7540638669566" calcext:value-type="float">
            <text:p>14.7540638669566</text:p>
          </table:table-cell>
          <table:table-cell table:formula="of:=[.J43]" office:value-type="float" office:value="16.7108777747076" calcext:value-type="float">
            <text:p>16.7108777747076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J35]" office:value-type="float" office:value="57.4394502395129" calcext:value-type="float">
            <text:p>57.4394502395129</text:p>
          </table:table-cell>
          <table:table-cell table:formula="of:=[.J40]" office:value-type="float" office:value="7.53522047983865" calcext:value-type="float">
            <text:p>7.53522047983865</text:p>
          </table:table-cell>
          <table:table-cell table:formula="of:=[.J44]" office:value-type="float" office:value="35.0253292806484" calcext:value-type="float">
            <text:p>35.0253292806484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xalancbmk </text:p>
          </table:table-cell>
          <table:table-cell office:value-type="string" calcext:value-type="string">
            <text:p>AGGR</text:p>
          </table:table-cell>
          <table:table-cell table:formula="of:=[.K34]" office:value-type="float" office:value="78.4780856563186" calcext:value-type="float">
            <text:p>78.4780856563186</text:p>
          </table:table-cell>
          <table:table-cell table:formula="of:=[.K39]" office:value-type="float" office:value="8.5064681867323" calcext:value-type="float">
            <text:p>8.5064681867323</text:p>
          </table:table-cell>
          <table:table-cell table:formula="of:=[.K43]" office:value-type="float" office:value="13.0154461569491" calcext:value-type="float">
            <text:p>13.0154461569491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K35]" office:value-type="float" office:value="62.8314774960232" calcext:value-type="float">
            <text:p>62.8314774960232</text:p>
          </table:table-cell>
          <table:table-cell table:formula="of:=[.K40]" office:value-type="float" office:value="3.78700746960531" calcext:value-type="float">
            <text:p>3.78700746960531</text:p>
          </table:table-cell>
          <table:table-cell table:formula="of:=[.K44]" office:value-type="float" office:value="33.3815150343715" calcext:value-type="float">
            <text:p>33.3815150343715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xz </text:p>
          </table:table-cell>
          <table:table-cell office:value-type="string" calcext:value-type="string">
            <text:p>AGGR</text:p>
          </table:table-cell>
          <table:table-cell table:formula="of:=[.L34]" office:value-type="float" office:value="66.4978013217785" calcext:value-type="float">
            <text:p>66.4978013217785</text:p>
          </table:table-cell>
          <table:table-cell table:formula="of:=[.L39]" office:value-type="float" office:value="24.4962537037987" calcext:value-type="float">
            <text:p>24.4962537037987</text:p>
          </table:table-cell>
          <table:table-cell table:formula="of:=[.L43]" office:value-type="float" office:value="9.00594497442278" calcext:value-type="float">
            <text:p>9.00594497442278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L35]" office:value-type="float" office:value="48.248495845669" calcext:value-type="float">
            <text:p>48.248495845669</text:p>
          </table:table-cell>
          <table:table-cell table:formula="of:=[.L40]" office:value-type="float" office:value="14.2919438059279" calcext:value-type="float">
            <text:p>14.2919438059279</text:p>
          </table:table-cell>
          <table:table-cell table:formula="of:=[.L44]" office:value-type="float" office:value="37.4595603484032" calcext:value-type="float">
            <text:p>37.4595603484032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bwaves </text:p>
          </table:table-cell>
          <table:table-cell office:value-type="string" calcext:value-type="string">
            <text:p>AGGR</text:p>
          </table:table-cell>
          <table:table-cell table:formula="of:=[.M34]" office:value-type="float" office:value="64.031336471772" calcext:value-type="float">
            <text:p>64.031336471772</text:p>
          </table:table-cell>
          <table:table-cell table:formula="of:=[.M39]" office:value-type="float" office:value="6.29390293645236" calcext:value-type="float">
            <text:p>6.29390293645236</text:p>
          </table:table-cell>
          <table:table-cell table:formula="of:=[.M43]" office:value-type="float" office:value="29.6747605917756" calcext:value-type="float">
            <text:p>29.6747605917756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M35]" office:value-type="float" office:value="62.6217374366965" calcext:value-type="float">
            <text:p>62.6217374366965</text:p>
          </table:table-cell>
          <table:table-cell table:formula="of:=[.M40]" office:value-type="float" office:value="3.2414663345389" calcext:value-type="float">
            <text:p>3.2414663345389</text:p>
          </table:table-cell>
          <table:table-cell table:formula="of:=[.M44]" office:value-type="float" office:value="34.1367962287646" calcext:value-type="float">
            <text:p>34.1367962287646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cactuBSSN </text:p>
          </table:table-cell>
          <table:table-cell office:value-type="string" calcext:value-type="string">
            <text:p>AGGR</text:p>
          </table:table-cell>
          <table:table-cell table:formula="of:=[.N34]" office:value-type="float" office:value="62.2864176078772" calcext:value-type="float">
            <text:p>62.2864176078772</text:p>
          </table:table-cell>
          <table:table-cell table:formula="of:=[.N39]" office:value-type="float" office:value="5.33339963585997" calcext:value-type="float">
            <text:p>5.33339963585997</text:p>
          </table:table-cell>
          <table:table-cell table:formula="of:=[.N43]" office:value-type="float" office:value="32.3801827562628" calcext:value-type="float">
            <text:p>32.3801827562628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N35]" office:value-type="float" office:value="60.7226997771411" calcext:value-type="float">
            <text:p>60.7226997771411</text:p>
          </table:table-cell>
          <table:table-cell table:formula="of:=[.N40]" office:value-type="float" office:value="0.932674127253817" calcext:value-type="float">
            <text:p>0.932674127253817</text:p>
          </table:table-cell>
          <table:table-cell table:formula="of:=[.N44]" office:value-type="float" office:value="38.3446260956051" calcext:value-type="float">
            <text:p>38.3446260956051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cam4 </text:p>
          </table:table-cell>
          <table:table-cell office:value-type="string" calcext:value-type="string">
            <text:p>AGGR</text:p>
          </table:table-cell>
          <table:table-cell table:formula="of:=[.O34]" office:value-type="float" office:value="72.6425822253324" calcext:value-type="float">
            <text:p>72.6425822253324</text:p>
          </table:table-cell>
          <table:table-cell table:formula="of:=[.O39]" office:value-type="float" office:value="11.1066545993386" calcext:value-type="float">
            <text:p>11.1066545993386</text:p>
          </table:table-cell>
          <table:table-cell table:formula="of:=[.O43]" office:value-type="float" office:value="16.250763175329" calcext:value-type="float">
            <text:p>16.250763175329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O35]" office:value-type="float" office:value="58.1051007388505" calcext:value-type="float">
            <text:p>58.1051007388505</text:p>
          </table:table-cell>
          <table:table-cell table:formula="of:=[.O40]" office:value-type="float" office:value="5.21312064045091" calcext:value-type="float">
            <text:p>5.21312064045091</text:p>
          </table:table-cell>
          <table:table-cell table:formula="of:=[.O44]" office:value-type="float" office:value="36.6817786206986" calcext:value-type="float">
            <text:p>36.6817786206986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fotonik3d </text:p>
          </table:table-cell>
          <table:table-cell office:value-type="string" calcext:value-type="string">
            <text:p>AGGR</text:p>
          </table:table-cell>
          <table:table-cell table:formula="of:=[.P34]" office:value-type="float" office:value="65.2580305423907" calcext:value-type="float">
            <text:p>65.2580305423907</text:p>
          </table:table-cell>
          <table:table-cell table:formula="of:=[.P39]" office:value-type="float" office:value="18.4715980977375" calcext:value-type="float">
            <text:p>18.4715980977375</text:p>
          </table:table-cell>
          <table:table-cell table:formula="of:=[.P43]" office:value-type="float" office:value="16.2703713598718" calcext:value-type="float">
            <text:p>16.2703713598718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P35]" office:value-type="float" office:value="52.4365596227262" calcext:value-type="float">
            <text:p>52.4365596227262</text:p>
          </table:table-cell>
          <table:table-cell table:formula="of:=[.P40]" office:value-type="float" office:value="10.5651461254396" calcext:value-type="float">
            <text:p>10.5651461254396</text:p>
          </table:table-cell>
          <table:table-cell table:formula="of:=[.P44]" office:value-type="float" office:value="36.9982942518342" calcext:value-type="float">
            <text:p>36.9982942518342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imagick </text:p>
          </table:table-cell>
          <table:table-cell office:value-type="string" calcext:value-type="string">
            <text:p>AGGR</text:p>
          </table:table-cell>
          <table:table-cell table:formula="of:=[.Q34]" office:value-type="float" office:value="73.2150987942326" calcext:value-type="float">
            <text:p>73.2150987942326</text:p>
          </table:table-cell>
          <table:table-cell table:formula="of:=[.Q39]" office:value-type="float" office:value="15.7115927385175" calcext:value-type="float">
            <text:p>15.7115927385175</text:p>
          </table:table-cell>
          <table:table-cell table:formula="of:=[.Q43]" office:value-type="float" office:value="11.07330846725" calcext:value-type="float">
            <text:p>11.07330846725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Q35]" office:value-type="float" office:value="58.1788321167883" calcext:value-type="float">
            <text:p>58.1788321167883</text:p>
          </table:table-cell>
          <table:table-cell table:formula="of:=[.Q40]" office:value-type="float" office:value="1.87624509588641" calcext:value-type="float">
            <text:p>1.87624509588641</text:p>
          </table:table-cell>
          <table:table-cell table:formula="of:=[.Q44]" office:value-type="float" office:value="39.9449227873253" calcext:value-type="float">
            <text:p>39.9449227873253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lbm </text:p>
          </table:table-cell>
          <table:table-cell office:value-type="string" calcext:value-type="string">
            <text:p>AGGR</text:p>
          </table:table-cell>
          <table:table-cell table:formula="of:=[.R34]" office:value-type="float" office:value="61.2599061580944" calcext:value-type="float">
            <text:p>61.2599061580944</text:p>
          </table:table-cell>
          <table:table-cell table:formula="of:=[.R39]" office:value-type="float" office:value="5.46461079203863" calcext:value-type="float">
            <text:p>5.46461079203863</text:p>
          </table:table-cell>
          <table:table-cell table:formula="of:=[.R43]" office:value-type="float" office:value="33.2754830498669" calcext:value-type="float">
            <text:p>33.2754830498669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R35]" office:value-type="float" office:value="58.44869346041" calcext:value-type="float">
            <text:p>58.44869346041</text:p>
          </table:table-cell>
          <table:table-cell table:formula="of:=[.R40]" office:value-type="float" office:value="0.861345492114219" calcext:value-type="float">
            <text:p>0.861345492114219</text:p>
          </table:table-cell>
          <table:table-cell table:formula="of:=[.R44]" office:value-type="float" office:value="40.6899610474758" calcext:value-type="float">
            <text:p>40.6899610474758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nab </text:p>
          </table:table-cell>
          <table:table-cell office:value-type="string" calcext:value-type="string">
            <text:p>AGGR</text:p>
          </table:table-cell>
          <table:table-cell table:formula="of:=[.S34]" office:value-type="float" office:value="75.5154269313561" calcext:value-type="float">
            <text:p>75.5154269313561</text:p>
          </table:table-cell>
          <table:table-cell table:formula="of:=[.S39]" office:value-type="float" office:value="9.28317721906893" calcext:value-type="float">
            <text:p>9.28317721906893</text:p>
          </table:table-cell>
          <table:table-cell table:formula="of:=[.S43]" office:value-type="float" office:value="15.2013958495749" calcext:value-type="float">
            <text:p>15.2013958495749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S35]" office:value-type="float" office:value="69.3524861878453" calcext:value-type="float">
            <text:p>69.3524861878453</text:p>
          </table:table-cell>
          <table:table-cell table:formula="of:=[.S40]" office:value-type="float" office:value="4.90596872547095" calcext:value-type="float">
            <text:p>4.90596872547095</text:p>
          </table:table-cell>
          <table:table-cell table:formula="of:=[.S44]" office:value-type="float" office:value="25.7415450866837" calcext:value-type="float">
            <text:p>25.7415450866837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pop2 </text:p>
          </table:table-cell>
          <table:table-cell office:value-type="string" calcext:value-type="string">
            <text:p>AGGR</text:p>
          </table:table-cell>
          <table:table-cell table:formula="of:=[.T34]" office:value-type="float" office:value="83.4280092173058" calcext:value-type="float">
            <text:p>83.4280092173058</text:p>
          </table:table-cell>
          <table:table-cell table:formula="of:=[.T39]" office:value-type="float" office:value="8.04558805450115" calcext:value-type="float">
            <text:p>8.04558805450115</text:p>
          </table:table-cell>
          <table:table-cell table:formula="of:=[.T43]" office:value-type="float" office:value="8.52640272819311" calcext:value-type="float">
            <text:p>8.52640272819311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T35]" office:value-type="float" office:value="51.2396694214876" calcext:value-type="float">
            <text:p>51.2396694214876</text:p>
          </table:table-cell>
          <table:table-cell table:formula="of:=[.T40]" office:value-type="float" office:value="4.66830734624299" calcext:value-type="float">
            <text:p>4.66830734624299</text:p>
          </table:table-cell>
          <table:table-cell table:formula="of:=[.T44]" office:value-type="float" office:value="44.0920232322694" calcext:value-type="float">
            <text:p>44.0920232322694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roms </text:p>
          </table:table-cell>
          <table:table-cell office:value-type="string" calcext:value-type="string">
            <text:p>AGGR</text:p>
          </table:table-cell>
          <table:table-cell table:formula="of:=[.U34]" office:value-type="float" office:value="62.3025441661336" calcext:value-type="float">
            <text:p>62.3025441661336</text:p>
          </table:table-cell>
          <table:table-cell table:formula="of:=[.U39]" office:value-type="float" office:value="5.31386639377851" calcext:value-type="float">
            <text:p>5.31386639377851</text:p>
          </table:table-cell>
          <table:table-cell table:formula="of:=[.U43]" office:value-type="float" office:value="32.3835894400879" calcext:value-type="float">
            <text:p>32.3835894400879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U35]" office:value-type="float" office:value="60.9193911088047" calcext:value-type="float">
            <text:p>60.9193911088047</text:p>
          </table:table-cell>
          <table:table-cell table:formula="of:=[.U40]" office:value-type="float" office:value="0.878076710518498" calcext:value-type="float">
            <text:p>0.878076710518498</text:p>
          </table:table-cell>
          <table:table-cell table:formula="of:=[.U44]" office:value-type="float" office:value="38.2025321806768" calcext:value-type="float">
            <text:p>38.2025321806768</text:p>
          </table:table-cell>
          <table:table-cell table:number-columns-repeated="15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 table:number-columns-spanned="1" table:number-rows-spanned="2">
            <text:p>avg</text:p>
          </table:table-cell>
          <table:table-cell office:value-type="string" calcext:value-type="string">
            <text:p>AGGR</text:p>
          </table:table-cell>
          <table:table-cell table:formula="of:=[.W34]" office:value-type="float" office:value="71.9590859524295" calcext:value-type="float">
            <text:p>71.9590859524295</text:p>
          </table:table-cell>
          <table:table-cell table:formula="of:=[.W39]" office:value-type="float" office:value="10.8138478932608" calcext:value-type="float">
            <text:p>10.8138478932608</text:p>
          </table:table-cell>
          <table:table-cell table:formula="of:=[.W43]" office:value-type="float" office:value="17.2270661543097" calcext:value-type="float">
            <text:p>17.2270661543097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NS</text:p>
          </table:table-cell>
          <table:table-cell table:formula="of:=[.W35]" office:value-type="float" office:value="59.8219003495936" calcext:value-type="float">
            <text:p>59.8219003495936</text:p>
          </table:table-cell>
          <table:table-cell table:formula="of:=[.W40]" office:value-type="float" office:value="4.50211375582399" calcext:value-type="float">
            <text:p>4.50211375582399</text:p>
          </table:table-cell>
          <table:table-cell table:formula="of:=[.W44]" office:value-type="float" office:value="35.6759858945824" calcext:value-type="float">
            <text:p>35.6759858945824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00/00/00</text:date>, <text:time style:data-style-name="N2" text:time-value="08:38:40.88590664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23:42:33.586810763</meta:creation-date>
    <dc:date>2020-12-12T08:40:13.633714956</dc:date>
    <meta:editing-duration>PT3H16M51S</meta:editing-duration>
    <meta:editing-cycles>26</meta:editing-cycles>
    <meta:generator>LibreOffice/6.0.7.3$Linux_X86_64 LibreOffice_project/00m0$Build-3</meta:generator>
    <meta:document-statistic meta:table-count="5" meta:cell-count="167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0" chart:origin="0" chart:interval-major="2.5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1.039cm" svg:y="0cm" style:legend-expansion="custom" chartooo:width="9.96cm" chartooo:height="0.933cm" style:legend-expansion-aspect-ratio="10.6752411575563" chart:style-name="ch2"/>
        <chart:plot-area chart:style-name="ch3" table:cell-range-address="IPC.E21:IPC.X24 IPC.D22:IPC.D24" chart:data-source-has-labels="both" svg:x="1.099cm" svg:y="1.354cm" svg:width="19.475cm" svg:height="7.919cm">
          <chartooo:coordinate-region svg:x="2.117cm" svg:y="1.606cm" svg:width="18.457cm" svg:height="5.009cm"/>
          <chart:axis chart:dimension="x" chart:name="primary-x" chart:style-name="ch4" chartooo:axis-type="auto">
            <chartooo:date-scale/>
            <chart:categories table:cell-range-address="IPC.E21:IPC.X21"/>
            <chart:grid chart:class="major"/>
          </chart:axis>
          <chart:axis chart:dimension="y" chart:name="primary-y" chart:style-name="ch5">
            <chart:title svg:x="0.062cm" svg:y="6.537cm" chart:style-name="ch6">
              <text:p>performance degradation
ralative to BASE(%)</text:p>
            </chart:title>
            <chart:grid chart:class="major"/>
          </chart:axis>
          <chart:series chart:style-name="ch7" chart:values-cell-range-address="IPC.E22:IPC.X22" chart:label-cell-address="IPC.D22:IPC.D22" chart:class="chart:bar">
            <chart:data-point chart:repeated="20"/>
          </chart:series>
          <chart:series chart:style-name="ch8" chart:values-cell-range-address="IPC.E23:IPC.X23" chart:label-cell-address="IPC.D23:IPC.D23" chart:class="chart:bar">
            <chart:data-point chart:repeated="20"/>
          </chart:series>
          <chart:series chart:style-name="ch9" chart:values-cell-range-address="IPC.E24:IPC.X24" chart:label-cell-address="IPC.D24:IPC.D24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PC.E21:IPC.X21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IPC.D22:IPC.D22</svg:desc>
                </draw:g>
              </table:table-cell>
              <table:table-cell office:value-type="float" office:value="-2.45939675174016">
                <text:p>-2.45939675174016</text:p>
                <draw:g>
                  <svg:desc>IPC.E22:IPC.X22</svg:desc>
                </draw:g>
              </table:table-cell>
              <table:table-cell office:value-type="float" office:value="-4.28978229584494">
                <text:p>-4.28978229584494</text:p>
              </table:table-cell>
              <table:table-cell office:value-type="float" office:value="-4.83126622440149">
                <text:p>-4.83126622440149</text:p>
              </table:table-cell>
              <table:table-cell office:value-type="float" office:value="-1.75718849840254">
                <text:p>-1.75718849840254</text:p>
              </table:table-cell>
              <table:table-cell office:value-type="float" office:value="0.745692980200574">
                <text:p>0.745692980200574</text:p>
              </table:table-cell>
              <table:table-cell office:value-type="float" office:value="-2.51710501537881">
                <text:p>-2.51710501537881</text:p>
              </table:table-cell>
              <table:table-cell office:value-type="float" office:value="3.6537981677539">
                <text:p>3.6537981677539</text:p>
              </table:table-cell>
              <table:table-cell office:value-type="float" office:value="4.49897750511247">
                <text:p>4.49897750511247</text:p>
              </table:table-cell>
              <table:table-cell office:value-type="float" office:value="-0.0992193007650188">
                <text:p>-0.0992193007650188</text:p>
              </table:table-cell>
              <table:table-cell office:value-type="float" office:value="0.183572499944018">
                <text:p>0.183572499944018</text:p>
              </table:table-cell>
              <table:table-cell office:value-type="float" office:value="2.14334470989761">
                <text:p>2.14334470989761</text:p>
              </table:table-cell>
              <table:table-cell office:value-type="float" office:value="-1.75278674861965">
                <text:p>-1.75278674861965</text:p>
              </table:table-cell>
              <table:table-cell office:value-type="float" office:value="-0.689972401103955">
                <text:p>-0.689972401103955</text:p>
              </table:table-cell>
              <table:table-cell office:value-type="float" office:value="10.7634710522797">
                <text:p>10.7634710522797</text:p>
              </table:table-cell>
              <table:table-cell office:value-type="float" office:value="5.16497937757781">
                <text:p>5.16497937757781</text:p>
              </table:table-cell>
              <table:table-cell office:value-type="float" office:value="-0.643351231074352">
                <text:p>-0.643351231074352</text:p>
              </table:table-cell>
              <table:table-cell office:value-type="float" office:value="-0.455046560176386">
                <text:p>-0.455046560176386</text:p>
              </table:table-cell>
              <table:table-cell office:value-type="float" office:value="2.4408265806261">
                <text:p>2.4408265806261</text:p>
              </table:table-cell>
              <table:table-cell office:value-type="float" office:value="NaN">
                <text:p>NaN</text:p>
              </table:table-cell>
              <table:table-cell office:value-type="float" office:value="0.630831693710199">
                <text:p>0.630831693710199</text:p>
              </table:table-cell>
            </table:table-row>
            <table:table-row>
              <table:table-cell office:value-type="string">
                <text:p>CONSERVATIVE</text:p>
                <draw:g>
                  <svg:desc>IPC.D23:IPC.D23</svg:desc>
                </draw:g>
              </table:table-cell>
              <table:table-cell office:value-type="float" office:value="0.199535962877018">
                <text:p>0.199535962877018</text:p>
                <draw:g>
                  <svg:desc>IPC.E23:IPC.X23</svg:desc>
                </draw:g>
              </table:table-cell>
              <table:table-cell office:value-type="float" office:value="0.125539667472985">
                <text:p>0.125539667472985</text:p>
              </table:table-cell>
              <table:table-cell office:value-type="float" office:value="0.139409672146906">
                <text:p>0.139409672146906</text:p>
              </table:table-cell>
              <table:table-cell office:value-type="float" office:value="1.61265784268978">
                <text:p>1.61265784268978</text:p>
              </table:table-cell>
              <table:table-cell office:value-type="float" office:value="0.0514271020827906">
                <text:p>0.0514271020827906</text:p>
              </table:table-cell>
              <table:table-cell office:value-type="float" office:value="1.49394262758145">
                <text:p>1.49394262758145</text:p>
              </table:table-cell>
              <table:table-cell office:value-type="float" office:value="2.24574911774141">
                <text:p>2.24574911774141</text:p>
              </table:table-cell>
              <table:table-cell office:value-type="float" office:value="0.0511247443762741">
                <text:p>0.0511247443762741</text:p>
              </table:table-cell>
              <table:table-cell office:value-type="float" office:value="-0.430820648058683">
                <text:p>-0.430820648058683</text:p>
              </table:table-cell>
              <table:table-cell office:value-type="float" office:value="-0.174617743849215">
                <text:p>-0.174617743849215</text:p>
              </table:table-cell>
              <table:table-cell office:value-type="float" office:value="0.947440273037536">
                <text:p>0.947440273037536</text:p>
              </table:table-cell>
              <table:table-cell office:value-type="float" office:value="-0.924575476612133">
                <text:p>-0.924575476612133</text:p>
              </table:table-cell>
              <table:table-cell office:value-type="float" office:value="0.399830160639725">
                <text:p>0.399830160639725</text:p>
              </table:table-cell>
              <table:table-cell office:value-type="float" office:value="-0.618875709128419">
                <text:p>-0.618875709128419</text:p>
              </table:table-cell>
              <table:table-cell office:value-type="float" office:value="-0.149981252343445">
                <text:p>-0.149981252343445</text:p>
              </table:table-cell>
              <table:table-cell office:value-type="float" office:value="0.478885502829785">
                <text:p>0.478885502829785</text:p>
              </table:table-cell>
              <table:table-cell office:value-type="float" office:value="-0.0211104074308466">
                <text:p>-0.0211104074308466</text:p>
              </table:table-cell>
              <table:table-cell office:value-type="float" office:value="-0.2019654688308">
                <text:p>-0.2019654688308</text:p>
              </table:table-cell>
              <table:table-cell office:value-type="float" office:value="NaN">
                <text:p>NaN</text:p>
              </table:table-cell>
              <table:table-cell office:value-type="float" office:value="0.293348608813726">
                <text:p>0.293348608813726</text:p>
              </table:table-cell>
            </table:table-row>
            <table:table-row>
              <table:table-cell office:value-type="string">
                <text:p>SWITCH</text:p>
                <draw:g>
                  <svg:desc>IPC.D24:IPC.D24</svg:desc>
                </draw:g>
              </table:table-cell>
              <table:table-cell office:value-type="float" office:value="-2.46867749419954">
                <text:p>-2.46867749419954</text:p>
                <draw:g>
                  <svg:desc>IPC.E24:IPC.X24</svg:desc>
                </draw:g>
              </table:table-cell>
              <table:table-cell office:value-type="float" office:value="-3.15380140236994">
                <text:p>-3.15380140236994</text:p>
              </table:table-cell>
              <table:table-cell office:value-type="float" office:value="-4.7399288529949">
                <text:p>-4.7399288529949</text:p>
              </table:table-cell>
              <table:table-cell office:value-type="float" office:value="-1.93975353719764">
                <text:p>-1.93975353719764</text:p>
              </table:table-cell>
              <table:table-cell office:value-type="float" office:value="0.0128567755206976">
                <text:p>0.0128567755206976</text:p>
              </table:table-cell>
              <table:table-cell office:value-type="float" office:value="-2.41667189755821">
                <text:p>-2.41667189755821</text:p>
              </table:table-cell>
              <table:table-cell office:value-type="float" office:value="3.24385983673759">
                <text:p>3.24385983673759</text:p>
              </table:table-cell>
              <table:table-cell office:value-type="float" office:value="0.119291070211303">
                <text:p>0.119291070211303</text:p>
              </table:table-cell>
              <table:table-cell office:value-type="float" office:value="-0.428209613828034">
                <text:p>-0.428209613828034</text:p>
              </table:table-cell>
              <table:table-cell office:value-type="float" office:value="-0.181333810920314">
                <text:p>-0.181333810920314</text:p>
              </table:table-cell>
              <table:table-cell office:value-type="float" office:value="1.01843003412969">
                <text:p>1.01843003412969</text:p>
              </table:table-cell>
              <table:table-cell office:value-type="float" office:value="-1.48973851442857">
                <text:p>-1.48973851442857</text:p>
              </table:table-cell>
              <table:table-cell office:value-type="float" office:value="-0.697049041115272">
                <text:p>-0.697049041115272</text:p>
              </table:table-cell>
              <table:table-cell office:value-type="float" office:value="-0.630336370408569">
                <text:p>-0.630336370408569</text:p>
              </table:table-cell>
              <table:table-cell office:value-type="float" office:value="-0.153105861767266">
                <text:p>-0.153105861767266</text:p>
              </table:table-cell>
              <table:table-cell office:value-type="float" office:value="-0.7062351859914">
                <text:p>-0.7062351859914</text:p>
              </table:table-cell>
              <table:table-cell office:value-type="float" office:value="0.0774048272465078">
                <text:p>0.0774048272465078</text:p>
              </table:table-cell>
              <table:table-cell office:value-type="float" office:value="0.399004950616988">
                <text:p>0.399004950616988</text:p>
              </table:table-cell>
              <table:table-cell office:value-type="float" office:value="NaN">
                <text:p>NaN</text:p>
              </table:table-cell>
              <table:table-cell office:value-type="float" office:value="-0.77073956671172">
                <text:p>-0.77073956671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8.753cm" svg:y="0cm" style:legend-expansion="custom" chartooo:width="12.247cm" chartooo:height="0.996cm" style:legend-expansion-aspect-ratio="12.2961847389558" chart:style-name="ch2"/>
        <chart:plot-area chart:style-name="ch3" table:cell-range-address="comp.C29:comp.W32" chart:data-source-has-labels="both" svg:x="1.011cm" svg:y="1.484cm" svg:width="19.677cm" svg:height="8.272cm">
          <chartooo:coordinate-region svg:x="1.976cm" svg:y="1.736cm" svg:width="18.712cm" svg:height="5.362cm"/>
          <chart:axis chart:dimension="x" chart:name="primary-x" chart:style-name="ch4" chartooo:axis-type="auto">
            <chartooo:date-scale/>
            <chart:categories table:cell-range-address="comp.D29:comp.W29"/>
            <chart:grid chart:class="major"/>
          </chart:axis>
          <chart:axis chart:dimension="y" chart:name="primary-y" chart:style-name="ch5">
            <chart:title svg:x="0cm" svg:y="6.149cm" chart:style-name="ch6">
              <text:p>number of comparisons
relative to BASE(%)</text:p>
            </chart:title>
            <chart:grid chart:class="major"/>
          </chart:axis>
          <chart:series chart:style-name="ch7" chart:values-cell-range-address="comp.D30:comp.W30" chart:label-cell-address="comp.C30:comp.C30" chart:class="chart:bar">
            <chart:data-point chart:repeated="20"/>
          </chart:series>
          <chart:series chart:style-name="ch8" chart:values-cell-range-address="comp.D31:comp.W31" chart:label-cell-address="comp.C31:comp.C31" chart:class="chart:bar">
            <chart:data-point chart:repeated="20"/>
          </chart:series>
          <chart:series chart:style-name="ch9" chart:values-cell-range-address="comp.D32:comp.W32" chart:label-cell-address="comp.C32:comp.C32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comp.D29:comp.W29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comp.C30:comp.C30</svg:desc>
                </draw:g>
              </table:table-cell>
              <table:table-cell office:value-type="float" office:value="15.3751471690035">
                <text:p>15.3751471690035</text:p>
                <draw:g>
                  <svg:desc>comp.D30:comp.W30</svg:desc>
                </draw:g>
              </table:table-cell>
              <table:table-cell office:value-type="float" office:value="8.89743046517963">
                <text:p>8.89743046517963</text:p>
              </table:table-cell>
              <table:table-cell office:value-type="float" office:value="14.7378645112312">
                <text:p>14.7378645112312</text:p>
              </table:table-cell>
              <table:table-cell office:value-type="float" office:value="12.8946238503085">
                <text:p>12.8946238503085</text:p>
              </table:table-cell>
              <table:table-cell office:value-type="float" office:value="13.806055508831">
                <text:p>13.806055508831</text:p>
              </table:table-cell>
              <table:table-cell office:value-type="float" office:value="10.6075429487287">
                <text:p>10.6075429487287</text:p>
              </table:table-cell>
              <table:table-cell office:value-type="float" office:value="16.7108777747076">
                <text:p>16.7108777747076</text:p>
              </table:table-cell>
              <table:table-cell office:value-type="float" office:value="13.0154461569491">
                <text:p>13.0154461569491</text:p>
              </table:table-cell>
              <table:table-cell office:value-type="float" office:value="9.00594497442278">
                <text:p>9.00594497442278</text:p>
              </table:table-cell>
              <table:table-cell office:value-type="float" office:value="29.6747605917756">
                <text:p>29.6747605917756</text:p>
              </table:table-cell>
              <table:table-cell office:value-type="float" office:value="32.3801827562628">
                <text:p>32.3801827562628</text:p>
              </table:table-cell>
              <table:table-cell office:value-type="float" office:value="16.250763175329">
                <text:p>16.250763175329</text:p>
              </table:table-cell>
              <table:table-cell office:value-type="float" office:value="16.2703713598718">
                <text:p>16.2703713598718</text:p>
              </table:table-cell>
              <table:table-cell office:value-type="float" office:value="11.07330846725">
                <text:p>11.07330846725</text:p>
              </table:table-cell>
              <table:table-cell office:value-type="float" office:value="33.2754830498669">
                <text:p>33.2754830498669</text:p>
              </table:table-cell>
              <table:table-cell office:value-type="float" office:value="15.2013958495749">
                <text:p>15.2013958495749</text:p>
              </table:table-cell>
              <table:table-cell office:value-type="float" office:value="8.52640272819311">
                <text:p>8.52640272819311</text:p>
              </table:table-cell>
              <table:table-cell office:value-type="float" office:value="32.3835894400879">
                <text:p>32.3835894400879</text:p>
              </table:table-cell>
              <table:table-cell office:value-type="float" office:value="NaN">
                <text:p>NaN</text:p>
              </table:table-cell>
              <table:table-cell office:value-type="float" office:value="15.5813927724659">
                <text:p>15.5813927724659</text:p>
              </table:table-cell>
            </table:table-row>
            <table:table-row>
              <table:table-cell office:value-type="string">
                <text:p>CONSERVATIVE</text:p>
                <draw:g>
                  <svg:desc>comp.C31:comp.C31</svg:desc>
                </draw:g>
              </table:table-cell>
              <table:table-cell office:value-type="float" office:value="33.6176816868244">
                <text:p>33.6176816868244</text:p>
                <draw:g>
                  <svg:desc>comp.D31:comp.W31</svg:desc>
                </draw:g>
              </table:table-cell>
              <table:table-cell office:value-type="float" office:value="37.7425017402621">
                <text:p>37.7425017402621</text:p>
              </table:table-cell>
              <table:table-cell office:value-type="float" office:value="32.7993122850891">
                <text:p>32.7993122850891</text:p>
              </table:table-cell>
              <table:table-cell office:value-type="float" office:value="30.7484576619737">
                <text:p>30.7484576619737</text:p>
              </table:table-cell>
              <table:table-cell office:value-type="float" office:value="32.2119428090833">
                <text:p>32.2119428090833</text:p>
              </table:table-cell>
              <table:table-cell office:value-type="float" office:value="34.3489657244937">
                <text:p>34.3489657244937</text:p>
              </table:table-cell>
              <table:table-cell office:value-type="float" office:value="35.0253292806484">
                <text:p>35.0253292806484</text:p>
              </table:table-cell>
              <table:table-cell office:value-type="float" office:value="33.3815150343715">
                <text:p>33.3815150343715</text:p>
              </table:table-cell>
              <table:table-cell office:value-type="float" office:value="37.4595603484032">
                <text:p>37.4595603484032</text:p>
              </table:table-cell>
              <table:table-cell office:value-type="float" office:value="34.1367962287646">
                <text:p>34.1367962287646</text:p>
              </table:table-cell>
              <table:table-cell office:value-type="float" office:value="38.3446260956051">
                <text:p>38.3446260956051</text:p>
              </table:table-cell>
              <table:table-cell office:value-type="float" office:value="36.6817786206986">
                <text:p>36.6817786206986</text:p>
              </table:table-cell>
              <table:table-cell office:value-type="float" office:value="36.9982942518342">
                <text:p>36.9982942518342</text:p>
              </table:table-cell>
              <table:table-cell office:value-type="float" office:value="39.9449227873253">
                <text:p>39.9449227873253</text:p>
              </table:table-cell>
              <table:table-cell office:value-type="float" office:value="40.6899610474758">
                <text:p>40.6899610474758</text:p>
              </table:table-cell>
              <table:table-cell office:value-type="float" office:value="25.7415450866837">
                <text:p>25.7415450866837</text:p>
              </table:table-cell>
              <table:table-cell office:value-type="float" office:value="44.0920232322694">
                <text:p>44.0920232322694</text:p>
              </table:table-cell>
              <table:table-cell office:value-type="float" office:value="38.2025321806768">
                <text:p>38.2025321806768</text:p>
              </table:table-cell>
              <table:table-cell office:value-type="float" office:value="NaN">
                <text:p>NaN</text:p>
              </table:table-cell>
              <table:table-cell office:value-type="float" office:value="35.4362655374285">
                <text:p>35.4362655374285</text:p>
              </table:table-cell>
            </table:table-row>
            <table:table-row>
              <table:table-cell office:value-type="string">
                <text:p>SWITCH</text:p>
                <draw:g>
                  <svg:desc>comp.C32:comp.C32</svg:desc>
                </draw:g>
              </table:table-cell>
              <table:table-cell office:value-type="float" office:value="15.3751471690035">
                <text:p>15.3751471690035</text:p>
                <draw:g>
                  <svg:desc>comp.D32:comp.W32</svg:desc>
                </draw:g>
              </table:table-cell>
              <table:table-cell office:value-type="float" office:value="16.6898701613147">
                <text:p>16.6898701613147</text:p>
              </table:table-cell>
              <table:table-cell office:value-type="float" office:value="16.0094672442281">
                <text:p>16.0094672442281</text:p>
              </table:table-cell>
              <table:table-cell office:value-type="float" office:value="14.2256672165601">
                <text:p>14.2256672165601</text:p>
              </table:table-cell>
              <table:table-cell office:value-type="float" office:value="31.3456686291001">
                <text:p>31.3456686291001</text:p>
              </table:table-cell>
              <table:table-cell office:value-type="float" office:value="12.4228258510443">
                <text:p>12.4228258510443</text:p>
              </table:table-cell>
              <table:table-cell office:value-type="float" office:value="18.8772220687114">
                <text:p>18.8772220687114</text:p>
              </table:table-cell>
              <table:table-cell office:value-type="float" office:value="25.7777703077466">
                <text:p>25.7777703077466</text:p>
              </table:table-cell>
              <table:table-cell office:value-type="float" office:value="37.44089589382">
                <text:p>37.44089589382</text:p>
              </table:table-cell>
              <table:table-cell office:value-type="float" office:value="34.1338314210323">
                <text:p>34.1338314210323</text:p>
              </table:table-cell>
              <table:table-cell office:value-type="float" office:value="38.058680922484">
                <text:p>38.058680922484</text:p>
              </table:table-cell>
              <table:table-cell office:value-type="float" office:value="33.390057286863">
                <text:p>33.390057286863</text:p>
              </table:table-cell>
              <table:table-cell office:value-type="float" office:value="16.2590682093755">
                <text:p>16.2590682093755</text:p>
              </table:table-cell>
              <table:table-cell office:value-type="float" office:value="39.9112257584736">
                <text:p>39.9112257584736</text:p>
              </table:table-cell>
              <table:table-cell office:value-type="float" office:value="40.6899610474758">
                <text:p>40.6899610474758</text:p>
              </table:table-cell>
              <table:table-cell office:value-type="float" office:value="15.4673868656495">
                <text:p>15.4673868656495</text:p>
              </table:table-cell>
              <table:table-cell office:value-type="float" office:value="43.8842116481057">
                <text:p>43.8842116481057</text:p>
              </table:table-cell>
              <table:table-cell office:value-type="float" office:value="36.9005093952781">
                <text:p>36.9005093952781</text:p>
              </table:table-cell>
              <table:table-cell office:value-type="float" office:value="NaN">
                <text:p>NaN</text:p>
              </table:table-cell>
              <table:table-cell office:value-type="float" office:value="24.721481574049">
                <text:p>24.7214815740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6.728cm" svg:y="0cm" style:legend-expansion="custom" chartooo:width="14.272cm" chartooo:height="1.395cm" style:legend-expansion-aspect-ratio="10.2308243727599" chart:style-name="ch2"/>
        <chart:plot-area chart:style-name="ch3" table:cell-range-address="occupancy.C14:occupancy.W18" chart:data-source-has-labels="both" svg:x="1.13cm" svg:y="1.324cm" svg:width="19.445cm" svg:height="8.272cm">
          <chartooo:coordinate-region svg:x="2.095cm" svg:y="1.576cm" svg:width="18.48cm" svg:height="5.362cm"/>
          <chart:axis chart:dimension="x" chart:name="primary-x" chart:style-name="ch4" chartooo:axis-type="auto">
            <chartooo:date-scale/>
            <chart:categories table:cell-range-address="occupancy.D14:occupancy.W14"/>
            <chart:grid chart:class="major"/>
          </chart:axis>
          <chart:axis chart:dimension="y" chart:name="primary-y" chart:style-name="ch5">
            <chart:title svg:x="0.202cm" svg:y="5.762cm" chart:style-name="ch6">
              <text:p>IQ occupancy(%)</text:p>
            </chart:title>
            <chart:grid chart:class="major"/>
          </chart:axis>
          <chart:series chart:style-name="ch7" chart:values-cell-range-address="occupancy.D15:occupancy.W15" chart:label-cell-address="occupancy.C15:occupancy.C15" chart:class="chart:bar">
            <chart:data-point chart:repeated="20"/>
          </chart:series>
          <chart:series chart:style-name="ch8" chart:values-cell-range-address="occupancy.D16:occupancy.W16" chart:label-cell-address="occupancy.C16:occupancy.C16" chart:class="chart:bar">
            <chart:data-point chart:style-name="ch9"/>
            <chart:data-point chart:repeated="19"/>
          </chart:series>
          <chart:series chart:style-name="ch10" chart:values-cell-range-address="occupancy.D17:occupancy.W17" chart:label-cell-address="occupancy.C17:occupancy.C17" chart:class="chart:bar">
            <chart:data-point chart:repeated="20"/>
          </chart:series>
          <chart:series chart:style-name="ch11" chart:values-cell-range-address="occupancy.D18:occupancy.W18" chart:label-cell-address="occupancy.C18:occupancy.C18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occupancy.D14:occupancy.W14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BASE</text:p>
                <draw:g>
                  <svg:desc>occupancy.C15:occupancy.C15</svg:desc>
                </draw:g>
              </table:table-cell>
              <table:table-cell office:value-type="float" office:value="53.04609375">
                <text:p>53.04609375</text:p>
                <draw:g>
                  <svg:desc>occupancy.D15:occupancy.W15</svg:desc>
                </draw:g>
              </table:table-cell>
              <table:table-cell office:value-type="float" office:value="72.61796875">
                <text:p>72.61796875</text:p>
              </table:table-cell>
              <table:table-cell office:value-type="float" office:value="48.66328125">
                <text:p>48.66328125</text:p>
              </table:table-cell>
              <table:table-cell office:value-type="float" office:value="39.0671875">
                <text:p>39.0671875</text:p>
              </table:table-cell>
              <table:table-cell office:value-type="float" office:value="45.72421875">
                <text:p>45.72421875</text:p>
              </table:table-cell>
              <table:table-cell office:value-type="float" office:value="40.56328125">
                <text:p>40.56328125</text:p>
              </table:table-cell>
              <table:table-cell office:value-type="float" office:value="68.09296875">
                <text:p>68.09296875</text:p>
              </table:table-cell>
              <table:table-cell office:value-type="float" office:value="53.465625">
                <text:p>53.465625</text:p>
              </table:table-cell>
              <table:table-cell office:value-type="float" office:value="97.9609375">
                <text:p>97.9609375</text:p>
              </table:table-cell>
              <table:table-cell office:value-type="float" office:value="33.71796875">
                <text:p>33.71796875</text:p>
              </table:table-cell>
              <table:table-cell office:value-type="float" office:value="26.259375">
                <text:p>26.259375</text:p>
              </table:table-cell>
              <table:table-cell office:value-type="float" office:value="58.12734375">
                <text:p>58.12734375</text:p>
              </table:table-cell>
              <table:table-cell office:value-type="float" office:value="70.9734375">
                <text:p>70.9734375</text:p>
              </table:table-cell>
              <table:table-cell office:value-type="float" office:value="79.015625">
                <text:p>79.015625</text:p>
              </table:table-cell>
              <table:table-cell office:value-type="float" office:value="41.20390625">
                <text:p>41.20390625</text:p>
              </table:table-cell>
              <table:table-cell office:value-type="float" office:value="32.290625">
                <text:p>32.290625</text:p>
              </table:table-cell>
              <table:table-cell office:value-type="float" office:value="89.8203125">
                <text:p>89.8203125</text:p>
              </table:table-cell>
              <table:table-cell office:value-type="float" office:value="46.28359375">
                <text:p>46.28359375</text:p>
              </table:table-cell>
              <table:table-cell office:value-type="float" office:value="NaN">
                <text:p>NaN</text:p>
              </table:table-cell>
              <table:table-cell office:value-type="float" office:value="55.3829861111111">
                <text:p>55.3829861111111</text:p>
              </table:table-cell>
            </table:table-row>
            <table:table-row>
              <table:table-cell office:value-type="string">
                <text:p>AGGRESSIVE</text:p>
                <draw:g>
                  <svg:desc>occupancy.C16:occupancy.C16</svg:desc>
                </draw:g>
              </table:table-cell>
              <table:table-cell office:value-type="float" office:value="31.5078125">
                <text:p>31.5078125</text:p>
                <draw:g>
                  <svg:desc>occupancy.D16:occupancy.W16</svg:desc>
                </draw:g>
              </table:table-cell>
              <table:table-cell office:value-type="float" office:value="42.9765625">
                <text:p>42.9765625</text:p>
              </table:table-cell>
              <table:table-cell office:value-type="float" office:value="29.8484375">
                <text:p>29.8484375</text:p>
              </table:table-cell>
              <table:table-cell office:value-type="float" office:value="26.70625">
                <text:p>26.70625</text:p>
              </table:table-cell>
              <table:table-cell office:value-type="float" office:value="29.98046875">
                <text:p>29.98046875</text:p>
              </table:table-cell>
              <table:table-cell office:value-type="float" office:value="23.375">
                <text:p>23.375</text:p>
              </table:table-cell>
              <table:table-cell office:value-type="float" office:value="40.88203125">
                <text:p>40.88203125</text:p>
              </table:table-cell>
              <table:table-cell office:value-type="float" office:value="39.275">
                <text:p>39.275</text:p>
              </table:table-cell>
              <table:table-cell office:value-type="float" office:value="32.18359375">
                <text:p>32.18359375</text:p>
              </table:table-cell>
              <table:table-cell office:value-type="float" office:value="29.35">
                <text:p>29.35</text:p>
              </table:table-cell>
              <table:table-cell office:value-type="float" office:value="22.99453125">
                <text:p>22.99453125</text:p>
              </table:table-cell>
              <table:table-cell office:value-type="float" office:value="36.64296875">
                <text:p>36.64296875</text:p>
              </table:table-cell>
              <table:table-cell office:value-type="float" office:value="36.8734375">
                <text:p>36.8734375</text:p>
              </table:table-cell>
              <table:table-cell office:value-type="float" office:value="33.26015625">
                <text:p>33.26015625</text:p>
              </table:table-cell>
              <table:table-cell office:value-type="float" office:value="33.315625">
                <text:p>33.315625</text:p>
              </table:table-cell>
              <table:table-cell office:value-type="float" office:value="21.95">
                <text:p>21.95</text:p>
              </table:table-cell>
              <table:table-cell office:value-type="float" office:value="49.78828125">
                <text:p>49.78828125</text:p>
              </table:table-cell>
              <table:table-cell office:value-type="float" office:value="38.2015625">
                <text:p>38.2015625</text:p>
              </table:table-cell>
              <table:table-cell office:value-type="float" office:value="NaN">
                <text:p>NaN</text:p>
              </table:table-cell>
              <table:table-cell office:value-type="float" office:value="33.283984375">
                <text:p>33.283984375</text:p>
              </table:table-cell>
            </table:table-row>
            <table:table-row>
              <table:table-cell office:value-type="string">
                <text:p>CONSERVATIVE</text:p>
                <draw:g>
                  <svg:desc>occupancy.C17:occupancy.C17</svg:desc>
                </draw:g>
              </table:table-cell>
              <table:table-cell office:value-type="float" office:value="46.7703125">
                <text:p>46.7703125</text:p>
                <draw:g>
                  <svg:desc>occupancy.D17:occupancy.W17</svg:desc>
                </draw:g>
              </table:table-cell>
              <table:table-cell office:value-type="float" office:value="67.9875">
                <text:p>67.9875</text:p>
              </table:table-cell>
              <table:table-cell office:value-type="float" office:value="44.04453125">
                <text:p>44.04453125</text:p>
              </table:table-cell>
              <table:table-cell office:value-type="float" office:value="37.60703125">
                <text:p>37.60703125</text:p>
              </table:table-cell>
              <table:table-cell office:value-type="float" office:value="42.95703125">
                <text:p>42.95703125</text:p>
              </table:table-cell>
              <table:table-cell office:value-type="float" office:value="37.7328125">
                <text:p>37.7328125</text:p>
              </table:table-cell>
              <table:table-cell office:value-type="float" office:value="58.946875">
                <text:p>58.946875</text:p>
              </table:table-cell>
              <table:table-cell office:value-type="float" office:value="51.6140625">
                <text:p>51.6140625</text:p>
              </table:table-cell>
              <table:table-cell office:value-type="float" office:value="75.39609375">
                <text:p>75.39609375</text:p>
              </table:table-cell>
              <table:table-cell office:value-type="float" office:value="31.17890625">
                <text:p>31.17890625</text:p>
              </table:table-cell>
              <table:table-cell office:value-type="float" office:value="25.58984375">
                <text:p>25.58984375</text:p>
              </table:table-cell>
              <table:table-cell office:value-type="float" office:value="52.47734375">
                <text:p>52.47734375</text:p>
              </table:table-cell>
              <table:table-cell office:value-type="float" office:value="59.01796875">
                <text:p>59.01796875</text:p>
              </table:table-cell>
              <table:table-cell office:value-type="float" office:value="75.48515625">
                <text:p>75.48515625</text:p>
              </table:table-cell>
              <table:table-cell office:value-type="float" office:value="39.72421875">
                <text:p>39.72421875</text:p>
              </table:table-cell>
              <table:table-cell office:value-type="float" office:value="28.315625">
                <text:p>28.315625</text:p>
              </table:table-cell>
              <table:table-cell office:value-type="float" office:value="84.125">
                <text:p>84.125</text:p>
              </table:table-cell>
              <table:table-cell office:value-type="float" office:value="43.90234375">
                <text:p>43.90234375</text:p>
              </table:table-cell>
              <table:table-cell office:value-type="float" office:value="NaN">
                <text:p>NaN</text:p>
              </table:table-cell>
              <table:table-cell office:value-type="float" office:value="50.1595920138889">
                <text:p>50.1595920138889</text:p>
              </table:table-cell>
            </table:table-row>
            <table:table-row>
              <table:table-cell office:value-type="string">
                <text:p>SWITCH</text:p>
                <draw:g>
                  <svg:desc>occupancy.C18:occupancy.C18</svg:desc>
                </draw:g>
              </table:table-cell>
              <table:table-cell office:value-type="float" office:value="31.4890625">
                <text:p>31.4890625</text:p>
                <draw:g>
                  <svg:desc>occupancy.D18:occupancy.W18</svg:desc>
                </draw:g>
              </table:table-cell>
              <table:table-cell office:value-type="float" office:value="50.07578125">
                <text:p>50.07578125</text:p>
              </table:table-cell>
              <table:table-cell office:value-type="float" office:value="30.84609375">
                <text:p>30.84609375</text:p>
              </table:table-cell>
              <table:table-cell office:value-type="float" office:value="27.31953125">
                <text:p>27.31953125</text:p>
              </table:table-cell>
              <table:table-cell office:value-type="float" office:value="42.77734375">
                <text:p>42.77734375</text:p>
              </table:table-cell>
              <table:table-cell office:value-type="float" office:value="25.87578125">
                <text:p>25.87578125</text:p>
              </table:table-cell>
              <table:table-cell office:value-type="float" office:value="42.9390625">
                <text:p>42.9390625</text:p>
              </table:table-cell>
              <table:table-cell office:value-type="float" office:value="50.47421875">
                <text:p>50.47421875</text:p>
              </table:table-cell>
              <table:table-cell office:value-type="float" office:value="75.3703125">
                <text:p>75.3703125</text:p>
              </table:table-cell>
              <table:table-cell office:value-type="float" office:value="31.1828125">
                <text:p>31.1828125</text:p>
              </table:table-cell>
              <table:table-cell office:value-type="float" office:value="25.46875">
                <text:p>25.46875</text:p>
              </table:table-cell>
              <table:table-cell office:value-type="float" office:value="49.59140625">
                <text:p>49.59140625</text:p>
              </table:table-cell>
              <table:table-cell office:value-type="float" office:value="36.8625">
                <text:p>36.8625</text:p>
              </table:table-cell>
              <table:table-cell office:value-type="float" office:value="75.43125">
                <text:p>75.43125</text:p>
              </table:table-cell>
              <table:table-cell office:value-type="float" office:value="39.7203125">
                <text:p>39.7203125</text:p>
              </table:table-cell>
              <table:table-cell office:value-type="float" office:value="22.1203125">
                <text:p>22.1203125</text:p>
              </table:table-cell>
              <table:table-cell office:value-type="float" office:value="83.921875">
                <text:p>83.921875</text:p>
              </table:table-cell>
              <table:table-cell office:value-type="float" office:value="42.5609375">
                <text:p>42.5609375</text:p>
              </table:table-cell>
              <table:table-cell office:value-type="float" office:value="NaN">
                <text:p>NaN</text:p>
              </table:table-cell>
              <table:table-cell office:value-type="float" office:value="43.5570746527778">
                <text:p>43.55707465277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1.968cm" svg:y="0cm" style:legend-expansion="custom" chartooo:width="9.032cm" chartooo:height="1.096cm" style:legend-expansion-aspect-ratio="8.24087591240876" chart:style-name="ch2"/>
        <chart:plot-area chart:style-name="ch3" table:cell-range-address="'mode rate'.C11:'mode rate'.W13" chart:data-source-has-labels="both" svg:x="1.138cm" svg:y="1.644cm" svg:width="19.439cm" svg:height="7.899cm">
          <chartooo:coordinate-region svg:x="2.103cm" svg:y="1.896cm" svg:width="18.474cm" svg:height="4.989cm"/>
          <chart:axis chart:dimension="x" chart:name="primary-x" chart:style-name="ch4" chartooo:axis-type="auto">
            <chartooo:date-scale/>
            <chart:categories table:cell-range-address="'mode rate'.D11:'mode rate'.W11"/>
            <chart:grid chart:class="major"/>
          </chart:axis>
          <chart:axis chart:dimension="y" chart:name="primary-y" chart:style-name="ch5">
            <chart:title svg:x="0.173cm" svg:y="7.095cm" chart:style-name="ch6">
              <text:p>breakdown of two mode(%)</text:p>
            </chart:title>
            <chart:grid chart:class="major"/>
          </chart:axis>
          <chart:series chart:style-name="ch7" chart:values-cell-range-address="'mode rate'.D12:'mode rate'.W12" chart:label-cell-address="'mode rate'.C12:'mode rate'.C12" chart:class="chart:bar">
            <chart:data-point chart:repeated="5"/>
            <chart:data-point chart:style-name="ch8" chart:repeated="2"/>
            <chart:data-point chart:repeated="13"/>
          </chart:series>
          <chart:series chart:style-name="ch9" chart:values-cell-range-address="'mode rate'.D13:'mode rate'.W13" chart:label-cell-address="'mode rate'.C13:'mode rate'.C13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'mode rate'.D11:'mode rate'.W11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'mode rate'.C12:'mode rate'.C12</svg:desc>
                </draw:g>
              </table:table-cell>
              <table:table-cell office:value-type="float" office:value="99.58">
                <text:p>99.58</text:p>
                <draw:g>
                  <svg:desc>'mode rate'.D12:'mode rate'.W12</svg:desc>
                </draw:g>
              </table:table-cell>
              <table:table-cell office:value-type="float" office:value="72.91">
                <text:p>72.91</text:p>
              </table:table-cell>
              <table:table-cell office:value-type="float" office:value="93.27">
                <text:p>93.27</text:p>
              </table:table-cell>
              <table:table-cell office:value-type="float" office:value="82.9">
                <text:p>82.9</text:p>
              </table:table-cell>
              <table:table-cell office:value-type="float" office:value="1.41">
                <text:p>1.41</text:p>
              </table:table-cell>
              <table:table-cell office:value-type="float" office:value="81.38">
                <text:p>81.38</text:p>
              </table:table-cell>
              <table:table-cell office:value-type="float" office:value="88.27">
                <text:p>88.27</text:p>
              </table:table-cell>
              <table:table-cell office:value-type="float" office:value="9.38">
                <text:p>9.38</text:p>
              </table:table-cell>
              <table:table-cell office:value-type="float" office:value="0.12">
                <text:p>0.12</text:p>
              </table:table-cell>
              <table:table-cell office:value-type="float" office:value="0.22">
                <text:p>0.22</text:p>
              </table:table-cell>
              <table:table-cell office:value-type="float" office:value="4.64">
                <text:p>4.64</text:p>
              </table:table-cell>
              <table:table-cell office:value-type="float" office:value="34.84">
                <text:p>34.84</text:p>
              </table:table-cell>
              <table:table-cell office:value-type="float" office:value="99.8">
                <text:p>99.8</text:p>
              </table:table-cell>
              <table:table-cell office:value-type="float" office:value="0.11">
                <text:p>0.11</text:p>
              </table:table-cell>
              <table:table-cell office:value-type="float" office:value="0.03">
                <text:p>0.03</text:p>
              </table:table-cell>
              <table:table-cell office:value-type="float" office:value="96.4">
                <text:p>96.4</text:p>
              </table:table-cell>
              <table:table-cell office:value-type="float" office:value="0.13">
                <text:p>0.13</text:p>
              </table:table-cell>
              <table:table-cell office:value-type="float" office:value="22.92">
                <text:p>22.92</text:p>
              </table:table-cell>
              <table:table-cell office:value-type="float" office:value="NaN">
                <text:p>NaN</text:p>
              </table:table-cell>
              <table:table-cell office:value-type="float" office:value="43.795">
                <text:p>43.795</text:p>
              </table:table-cell>
            </table:table-row>
            <table:table-row>
              <table:table-cell office:value-type="string">
                <text:p>CONSERVATIVE</text:p>
                <draw:g>
                  <svg:desc>'mode rate'.C13:'mode rate'.C13</svg:desc>
                </draw:g>
              </table:table-cell>
              <table:table-cell office:value-type="float" office:value="0.420000000000002">
                <text:p>0.420000000000002</text:p>
                <draw:g>
                  <svg:desc>'mode rate'.D13:'mode rate'.W13</svg:desc>
                </draw:g>
              </table:table-cell>
              <table:table-cell office:value-type="float" office:value="27.09">
                <text:p>27.09</text:p>
              </table:table-cell>
              <table:table-cell office:value-type="float" office:value="6.72999999999999">
                <text:p>6.72999999999999</text:p>
              </table:table-cell>
              <table:table-cell office:value-type="float" office:value="17.1">
                <text:p>17.1</text:p>
              </table:table-cell>
              <table:table-cell office:value-type="float" office:value="98.59">
                <text:p>98.59</text:p>
              </table:table-cell>
              <table:table-cell office:value-type="float" office:value="18.62">
                <text:p>18.62</text:p>
              </table:table-cell>
              <table:table-cell office:value-type="float" office:value="11.73">
                <text:p>11.73</text:p>
              </table:table-cell>
              <table:table-cell office:value-type="float" office:value="90.62">
                <text:p>90.62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5.36">
                <text:p>95.36</text:p>
              </table:table-cell>
              <table:table-cell office:value-type="float" office:value="65.16">
                <text:p>65.16</text:p>
              </table:table-cell>
              <table:table-cell office:value-type="float" office:value="0.200000000000003">
                <text:p>0.200000000000003</text:p>
              </table:table-cell>
              <table:table-cell office:value-type="float" office:value="99.89">
                <text:p>99.89</text:p>
              </table:table-cell>
              <table:table-cell office:value-type="float" office:value="99.97">
                <text:p>99.97</text:p>
              </table:table-cell>
              <table:table-cell office:value-type="float" office:value="3.60000000000001">
                <text:p>3.60000000000001</text:p>
              </table:table-cell>
              <table:table-cell office:value-type="float" office:value="99.87">
                <text:p>99.87</text:p>
              </table:table-cell>
              <table:table-cell office:value-type="float" office:value="77.08">
                <text:p>77.08</text:p>
              </table:table-cell>
              <table:table-cell office:value-type="float" office:value="NaN">
                <text:p>NaN</text:p>
              </table:table-cell>
              <table:table-cell office:value-type="float" office:value="56.205">
                <text:p>56.2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text-properties fo:font-size="11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7.781cm" svg:y="0cm" style:legend-expansion="custom" chartooo:width="13.218cm" chartooo:height="0.704cm" style:legend-expansion-aspect-ratio="18.7755681818182" chart:style-name="ch2"/>
        <chart:plot-area chart:style-name="ch3" table:cell-range-address="comp_detail.D56:comp_detail.G112 comp_detail.H55:comp_detail.H112 comp_detail.F55:comp_detail.G55" chart:data-source-has-labels="both" svg:x="1.649cm" svg:y="0.776cm" svg:width="18.93cm" svg:height="8.771cm">
          <chartooo:coordinate-region svg:x="2.614cm" svg:y="1.028cm" svg:width="17.965cm" svg:height="4.933cm"/>
          <chart:axis chart:dimension="x" chart:name="primary-x" chart:style-name="ch4" chartooo:axis-type="auto">
            <chartooo:date-scale/>
            <chart:categories table:cell-range-address="comp_detail.D56:comp_detail.E112"/>
          </chart:axis>
          <chart:axis chart:dimension="y" chart:name="primary-y" chart:style-name="ch5">
            <chart:title svg:x="0.453cm" svg:y="6.9cm" chart:style-name="ch6">
              <text:p>breakdown of comparisons(%)</text:p>
            </chart:title>
            <chart:grid chart:class="major"/>
          </chart:axis>
          <chart:series chart:style-name="ch7" chart:values-cell-range-address="comp_detail.H56:comp_detail.H112" chart:label-cell-address="comp_detail.H55:comp_detail.H55" chart:class="chart:bar">
            <chart:data-point chart:repeated="57"/>
          </chart:series>
          <chart:series chart:style-name="ch8" chart:values-cell-range-address="comp_detail.F56:comp_detail.F112" chart:label-cell-address="comp_detail.F55:comp_detail.F55" chart:class="chart:bar">
            <chart:data-point chart:repeated="57"/>
          </chart:series>
          <chart:series chart:style-name="ch9" chart:values-cell-range-address="comp_detail.G56:comp_detail.G112" chart:label-cell-address="comp_detail.G55:comp_detail.G55" chart:class="chart:bar">
            <chart:data-point chart:repeated="5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</text:p>
                <draw:g>
                  <svg:desc>comp_detail.H55:comp_detail.H55</svg:desc>
                </draw:g>
              </table:table-cell>
              <table:table-cell office:value-type="string">
                <text:p>segment reduction</text:p>
                <draw:g>
                  <svg:desc>comp_detail.F55:comp_detail.F55</svg:desc>
                </draw:g>
              </table:table-cell>
              <table:table-cell office:value-type="string">
                <text:p>stall reduction</text:p>
                <draw:g>
                  <svg:desc>comp_detail.G55:comp_detail.G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epsjeng  AGGR</text:p>
                <text:list>
                  <text:list-item>
                    <text:p>deepsjeng </text:p>
                  </text:list-item>
                  <text:list-item>
                    <text:p>AGGR</text:p>
                  </text:list-item>
                </text:list>
                <draw:g>
                  <svg:desc>comp_detail.D56:comp_detail.E112</svg:desc>
                </draw:g>
              </table:table-cell>
              <table:table-cell office:value-type="float" office:value="15.3751471690035">
                <text:p>15.3751471690035</text:p>
                <draw:g>
                  <svg:desc>comp_detail.H56:comp_detail.H112</svg:desc>
                </draw:g>
              </table:table-cell>
              <table:table-cell office:value-type="float" office:value="69.7087910929296">
                <text:p>69.7087910929296</text:p>
                <draw:g>
                  <svg:desc>comp_detail.F56:comp_detail.F112</svg:desc>
                </draw:g>
              </table:table-cell>
              <table:table-cell office:value-type="float" office:value="14.9160617380669">
                <text:p>14.9160617380669</text:p>
                <draw:g>
                  <svg:desc>comp_detail.G56:comp_detail.G112</svg:desc>
                </draw:g>
              </table:table-cell>
            </table:table-row>
            <table:table-row>
              <table:table-cell office:value-type="string">
                <text:p>deepsjeng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3.6176816868244">
                <text:p>33.6176816868244</text:p>
              </table:table-cell>
              <table:table-cell office:value-type="float" office:value="59.834524738168">
                <text:p>59.834524738168</text:p>
              </table:table-cell>
              <table:table-cell office:value-type="float" office:value="6.54779357500763">
                <text:p>6.54779357500763</text:p>
              </table:table-cell>
            </table:table-row>
            <table:table-row>
              <table:table-cell office:value-type="string">
                <text:p>deepsjeng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change2  AGGR</text:p>
                <text:list>
                  <text:list-item>
                    <text:p>exchange2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8.89743046517963">
                <text:p>8.89743046517963</text:p>
              </table:table-cell>
              <table:table-cell office:value-type="float" office:value="83.2394526795895">
                <text:p>83.2394526795895</text:p>
              </table:table-cell>
              <table:table-cell office:value-type="float" office:value="7.86311685523087">
                <text:p>7.86311685523087</text:p>
              </table:table-cell>
            </table:table-row>
            <table:table-row>
              <table:table-cell office:value-type="string">
                <text:p>exchange2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7.7425017402621">
                <text:p>37.7425017402621</text:p>
              </table:table-cell>
              <table:table-cell office:value-type="float" office:value="58.3726946507552">
                <text:p>58.3726946507552</text:p>
              </table:table-cell>
              <table:table-cell office:value-type="float" office:value="3.88480360898266">
                <text:p>3.88480360898266</text:p>
              </table:table-cell>
            </table:table-row>
            <table:table-row>
              <table:table-cell office:value-type="string">
                <text:p>exchange2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ela  AGGR</text:p>
                <text:list>
                  <text:list-item>
                    <text:p>leela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4.7378645112312">
                <text:p>14.7378645112312</text:p>
              </table:table-cell>
              <table:table-cell office:value-type="float" office:value="73.6201590663842">
                <text:p>73.6201590663842</text:p>
              </table:table-cell>
              <table:table-cell office:value-type="float" office:value="11.6419764223846">
                <text:p>11.6419764223846</text:p>
              </table:table-cell>
            </table:table-row>
            <table:table-row>
              <table:table-cell office:value-type="string">
                <text:p>leela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2.7993122850891">
                <text:p>32.7993122850891</text:p>
              </table:table-cell>
              <table:table-cell office:value-type="float" office:value="62.670105843636">
                <text:p>62.670105843636</text:p>
              </table:table-cell>
              <table:table-cell office:value-type="float" office:value="4.53058187127487">
                <text:p>4.53058187127487</text:p>
              </table:table-cell>
            </table:table-row>
            <table:table-row>
              <table:table-cell office:value-type="string">
                <text:p>leela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f  AGGR</text:p>
                <text:list>
                  <text:list-item>
                    <text:p>mcf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2.8946238503085">
                <text:p>12.8946238503085</text:p>
              </table:table-cell>
              <table:table-cell office:value-type="float" office:value="79.5835122370116">
                <text:p>79.5835122370116</text:p>
              </table:table-cell>
              <table:table-cell office:value-type="float" office:value="7.52186391267994">
                <text:p>7.52186391267994</text:p>
              </table:table-cell>
            </table:table-row>
            <table:table-row>
              <table:table-cell office:value-type="string">
                <text:p>mcf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0.7484576619737">
                <text:p>30.7484576619737</text:p>
              </table:table-cell>
              <table:table-cell office:value-type="float" office:value="68.2068836600696">
                <text:p>68.2068836600696</text:p>
              </table:table-cell>
              <table:table-cell office:value-type="float" office:value="1.04465867795663">
                <text:p>1.04465867795663</text:p>
              </table:table-cell>
            </table:table-row>
            <table:table-row>
              <table:table-cell office:value-type="string">
                <text:p>mcf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mnetpp  AGGR</text:p>
                <text:list>
                  <text:list-item>
                    <text:p>omnetpp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3.806055508831">
                <text:p>13.806055508831</text:p>
              </table:table-cell>
              <table:table-cell office:value-type="float" office:value="76.5668360646377">
                <text:p>76.5668360646377</text:p>
              </table:table-cell>
              <table:table-cell office:value-type="float" office:value="9.62710842653135">
                <text:p>9.62710842653135</text:p>
              </table:table-cell>
            </table:table-row>
            <table:table-row>
              <table:table-cell office:value-type="string">
                <text:p>omnetpp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2.2119428090833">
                <text:p>32.2119428090833</text:p>
              </table:table-cell>
              <table:table-cell office:value-type="float" office:value="64.2523800634684">
                <text:p>64.2523800634684</text:p>
              </table:table-cell>
              <table:table-cell office:value-type="float" office:value="3.53567712744838">
                <text:p>3.53567712744838</text:p>
              </table:table-cell>
            </table:table-row>
            <table:table-row>
              <table:table-cell office:value-type="string">
                <text:p>omnetpp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rlbench  AGGR</text:p>
                <text:list>
                  <text:list-item>
                    <text:p>perlbench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0.6075429487287">
                <text:p>10.6075429487287</text:p>
              </table:table-cell>
              <table:table-cell office:value-type="float" office:value="79.0944985522506">
                <text:p>79.0944985522506</text:p>
              </table:table-cell>
              <table:table-cell office:value-type="float" office:value="10.2979584990208">
                <text:p>10.2979584990208</text:p>
              </table:table-cell>
            </table:table-row>
            <table:table-row>
              <table:table-cell office:value-type="string">
                <text:p>perlbench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4.3489657244937">
                <text:p>34.3489657244937</text:p>
              </table:table-cell>
              <table:table-cell office:value-type="float" office:value="62.9130238846327">
                <text:p>62.9130238846327</text:p>
              </table:table-cell>
              <table:table-cell office:value-type="float" office:value="2.73801039087357">
                <text:p>2.73801039087357</text:p>
              </table:table-cell>
            </table:table-row>
            <table:table-row>
              <table:table-cell office:value-type="string">
                <text:p>perlbench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264  AGGR</text:p>
                <text:list>
                  <text:list-item>
                    <text:p>x264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6.7108777747076">
                <text:p>16.7108777747076</text:p>
              </table:table-cell>
              <table:table-cell office:value-type="float" office:value="68.5350583583358">
                <text:p>68.5350583583358</text:p>
              </table:table-cell>
              <table:table-cell office:value-type="float" office:value="14.7540638669566">
                <text:p>14.7540638669566</text:p>
              </table:table-cell>
            </table:table-row>
            <table:table-row>
              <table:table-cell office:value-type="string">
                <text:p>x264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5.0253292806484">
                <text:p>35.0253292806484</text:p>
              </table:table-cell>
              <table:table-cell office:value-type="float" office:value="57.4394502395129">
                <text:p>57.4394502395129</text:p>
              </table:table-cell>
              <table:table-cell office:value-type="float" office:value="7.53522047983865">
                <text:p>7.53522047983865</text:p>
              </table:table-cell>
            </table:table-row>
            <table:table-row>
              <table:table-cell office:value-type="string">
                <text:p>x264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alancbmk  AGGR</text:p>
                <text:list>
                  <text:list-item>
                    <text:p>xalancbmk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3.0154461569491">
                <text:p>13.0154461569491</text:p>
              </table:table-cell>
              <table:table-cell office:value-type="float" office:value="78.4780856563186">
                <text:p>78.4780856563186</text:p>
              </table:table-cell>
              <table:table-cell office:value-type="float" office:value="8.5064681867323">
                <text:p>8.5064681867323</text:p>
              </table:table-cell>
            </table:table-row>
            <table:table-row>
              <table:table-cell office:value-type="string">
                <text:p>xalancbmk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3.3815150343715">
                <text:p>33.3815150343715</text:p>
              </table:table-cell>
              <table:table-cell office:value-type="float" office:value="62.8314774960232">
                <text:p>62.8314774960232</text:p>
              </table:table-cell>
              <table:table-cell office:value-type="float" office:value="3.78700746960531">
                <text:p>3.78700746960531</text:p>
              </table:table-cell>
            </table:table-row>
            <table:table-row>
              <table:table-cell office:value-type="string">
                <text:p>xalancbmk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z  AGGR</text:p>
                <text:list>
                  <text:list-item>
                    <text:p>xz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9.00594497442278">
                <text:p>9.00594497442278</text:p>
              </table:table-cell>
              <table:table-cell office:value-type="float" office:value="66.4978013217785">
                <text:p>66.4978013217785</text:p>
              </table:table-cell>
              <table:table-cell office:value-type="float" office:value="24.4962537037987">
                <text:p>24.4962537037987</text:p>
              </table:table-cell>
            </table:table-row>
            <table:table-row>
              <table:table-cell office:value-type="string">
                <text:p>xz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7.4595603484032">
                <text:p>37.4595603484032</text:p>
              </table:table-cell>
              <table:table-cell office:value-type="float" office:value="48.248495845669">
                <text:p>48.248495845669</text:p>
              </table:table-cell>
              <table:table-cell office:value-type="float" office:value="14.2919438059279">
                <text:p>14.2919438059279</text:p>
              </table:table-cell>
            </table:table-row>
            <table:table-row>
              <table:table-cell office:value-type="string">
                <text:p>xz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waves  AGGR</text:p>
                <text:list>
                  <text:list-item>
                    <text:p>bwaves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29.6747605917756">
                <text:p>29.6747605917756</text:p>
              </table:table-cell>
              <table:table-cell office:value-type="float" office:value="64.031336471772">
                <text:p>64.031336471772</text:p>
              </table:table-cell>
              <table:table-cell office:value-type="float" office:value="6.29390293645236">
                <text:p>6.29390293645236</text:p>
              </table:table-cell>
            </table:table-row>
            <table:table-row>
              <table:table-cell office:value-type="string">
                <text:p>bwaves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4.1367962287646">
                <text:p>34.1367962287646</text:p>
              </table:table-cell>
              <table:table-cell office:value-type="float" office:value="62.6217374366965">
                <text:p>62.6217374366965</text:p>
              </table:table-cell>
              <table:table-cell office:value-type="float" office:value="3.2414663345389">
                <text:p>3.2414663345389</text:p>
              </table:table-cell>
            </table:table-row>
            <table:table-row>
              <table:table-cell office:value-type="string">
                <text:p>bwaves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ctuBSSN  AGGR</text:p>
                <text:list>
                  <text:list-item>
                    <text:p>cactuBSSN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32.3801827562628">
                <text:p>32.3801827562628</text:p>
              </table:table-cell>
              <table:table-cell office:value-type="float" office:value="62.2864176078772">
                <text:p>62.2864176078772</text:p>
              </table:table-cell>
              <table:table-cell office:value-type="float" office:value="5.33339963585997">
                <text:p>5.33339963585997</text:p>
              </table:table-cell>
            </table:table-row>
            <table:table-row>
              <table:table-cell office:value-type="string">
                <text:p>cactuBSSN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8.3446260956051">
                <text:p>38.3446260956051</text:p>
              </table:table-cell>
              <table:table-cell office:value-type="float" office:value="60.7226997771411">
                <text:p>60.7226997771411</text:p>
              </table:table-cell>
              <table:table-cell office:value-type="float" office:value="0.932674127253817">
                <text:p>0.932674127253817</text:p>
              </table:table-cell>
            </table:table-row>
            <table:table-row>
              <table:table-cell office:value-type="string">
                <text:p>cactuBSSN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m4  AGGR</text:p>
                <text:list>
                  <text:list-item>
                    <text:p>cam4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6.250763175329">
                <text:p>16.250763175329</text:p>
              </table:table-cell>
              <table:table-cell office:value-type="float" office:value="72.6425822253324">
                <text:p>72.6425822253324</text:p>
              </table:table-cell>
              <table:table-cell office:value-type="float" office:value="11.1066545993386">
                <text:p>11.1066545993386</text:p>
              </table:table-cell>
            </table:table-row>
            <table:table-row>
              <table:table-cell office:value-type="string">
                <text:p>cam4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6.6817786206986">
                <text:p>36.6817786206986</text:p>
              </table:table-cell>
              <table:table-cell office:value-type="float" office:value="58.1051007388505">
                <text:p>58.1051007388505</text:p>
              </table:table-cell>
              <table:table-cell office:value-type="float" office:value="5.21312064045091">
                <text:p>5.21312064045091</text:p>
              </table:table-cell>
            </table:table-row>
            <table:table-row>
              <table:table-cell office:value-type="string">
                <text:p>cam4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tonik3d  AGGR</text:p>
                <text:list>
                  <text:list-item>
                    <text:p>fotonik3d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6.2703713598718">
                <text:p>16.2703713598718</text:p>
              </table:table-cell>
              <table:table-cell office:value-type="float" office:value="65.2580305423907">
                <text:p>65.2580305423907</text:p>
              </table:table-cell>
              <table:table-cell office:value-type="float" office:value="18.4715980977375">
                <text:p>18.4715980977375</text:p>
              </table:table-cell>
            </table:table-row>
            <table:table-row>
              <table:table-cell office:value-type="string">
                <text:p>fotonik3d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6.9982942518342">
                <text:p>36.9982942518342</text:p>
              </table:table-cell>
              <table:table-cell office:value-type="float" office:value="52.4365596227262">
                <text:p>52.4365596227262</text:p>
              </table:table-cell>
              <table:table-cell office:value-type="float" office:value="10.5651461254396">
                <text:p>10.5651461254396</text:p>
              </table:table-cell>
            </table:table-row>
            <table:table-row>
              <table:table-cell office:value-type="string">
                <text:p>fotonik3d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magick  AGGR</text:p>
                <text:list>
                  <text:list-item>
                    <text:p>imagick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1.07330846725">
                <text:p>11.07330846725</text:p>
              </table:table-cell>
              <table:table-cell office:value-type="float" office:value="73.2150987942326">
                <text:p>73.2150987942326</text:p>
              </table:table-cell>
              <table:table-cell office:value-type="float" office:value="15.7115927385175">
                <text:p>15.7115927385175</text:p>
              </table:table-cell>
            </table:table-row>
            <table:table-row>
              <table:table-cell office:value-type="string">
                <text:p>imagick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9.9449227873253">
                <text:p>39.9449227873253</text:p>
              </table:table-cell>
              <table:table-cell office:value-type="float" office:value="58.1788321167883">
                <text:p>58.1788321167883</text:p>
              </table:table-cell>
              <table:table-cell office:value-type="float" office:value="1.87624509588641">
                <text:p>1.87624509588641</text:p>
              </table:table-cell>
            </table:table-row>
            <table:table-row>
              <table:table-cell office:value-type="string">
                <text:p>imagick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bm  AGGR</text:p>
                <text:list>
                  <text:list-item>
                    <text:p>lbm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33.2754830498669">
                <text:p>33.2754830498669</text:p>
              </table:table-cell>
              <table:table-cell office:value-type="float" office:value="61.2599061580944">
                <text:p>61.2599061580944</text:p>
              </table:table-cell>
              <table:table-cell office:value-type="float" office:value="5.46461079203863">
                <text:p>5.46461079203863</text:p>
              </table:table-cell>
            </table:table-row>
            <table:table-row>
              <table:table-cell office:value-type="string">
                <text:p>lbm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40.6899610474758">
                <text:p>40.6899610474758</text:p>
              </table:table-cell>
              <table:table-cell office:value-type="float" office:value="58.44869346041">
                <text:p>58.44869346041</text:p>
              </table:table-cell>
              <table:table-cell office:value-type="float" office:value="0.861345492114219">
                <text:p>0.861345492114219</text:p>
              </table:table-cell>
            </table:table-row>
            <table:table-row>
              <table:table-cell office:value-type="string">
                <text:p>lbm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b  AGGR</text:p>
                <text:list>
                  <text:list-item>
                    <text:p>nab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5.2013958495749">
                <text:p>15.2013958495749</text:p>
              </table:table-cell>
              <table:table-cell office:value-type="float" office:value="75.5154269313561">
                <text:p>75.5154269313561</text:p>
              </table:table-cell>
              <table:table-cell office:value-type="float" office:value="9.28317721906893">
                <text:p>9.28317721906893</text:p>
              </table:table-cell>
            </table:table-row>
            <table:table-row>
              <table:table-cell office:value-type="string">
                <text:p>nab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25.7415450866837">
                <text:p>25.7415450866837</text:p>
              </table:table-cell>
              <table:table-cell office:value-type="float" office:value="69.3524861878453">
                <text:p>69.3524861878453</text:p>
              </table:table-cell>
              <table:table-cell office:value-type="float" office:value="4.90596872547095">
                <text:p>4.90596872547095</text:p>
              </table:table-cell>
            </table:table-row>
            <table:table-row>
              <table:table-cell office:value-type="string">
                <text:p>nab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p2  AGGR</text:p>
                <text:list>
                  <text:list-item>
                    <text:p>pop2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8.52640272819311">
                <text:p>8.52640272819311</text:p>
              </table:table-cell>
              <table:table-cell office:value-type="float" office:value="83.4280092173058">
                <text:p>83.4280092173058</text:p>
              </table:table-cell>
              <table:table-cell office:value-type="float" office:value="8.04558805450115">
                <text:p>8.04558805450115</text:p>
              </table:table-cell>
            </table:table-row>
            <table:table-row>
              <table:table-cell office:value-type="string">
                <text:p>pop2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44.0920232322694">
                <text:p>44.0920232322694</text:p>
              </table:table-cell>
              <table:table-cell office:value-type="float" office:value="51.2396694214876">
                <text:p>51.2396694214876</text:p>
              </table:table-cell>
              <table:table-cell office:value-type="float" office:value="4.66830734624299">
                <text:p>4.66830734624299</text:p>
              </table:table-cell>
            </table:table-row>
            <table:table-row>
              <table:table-cell office:value-type="string">
                <text:p>pop2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ms  AGGR</text:p>
                <text:list>
                  <text:list-item>
                    <text:p>roms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32.3835894400879">
                <text:p>32.3835894400879</text:p>
              </table:table-cell>
              <table:table-cell office:value-type="float" office:value="62.3025441661336">
                <text:p>62.3025441661336</text:p>
              </table:table-cell>
              <table:table-cell office:value-type="float" office:value="5.31386639377851">
                <text:p>5.31386639377851</text:p>
              </table:table-cell>
            </table:table-row>
            <table:table-row>
              <table:table-cell office:value-type="string">
                <text:p>roms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8.2025321806768">
                <text:p>38.2025321806768</text:p>
              </table:table-cell>
              <table:table-cell office:value-type="float" office:value="60.9193911088047">
                <text:p>60.9193911088047</text:p>
              </table:table-cell>
              <table:table-cell office:value-type="float" office:value="0.878076710518498">
                <text:p>0.878076710518498</text:p>
              </table:table-cell>
            </table:table-row>
            <table:table-row>
              <table:table-cell office:value-type="string">
                <text:p>roms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ms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vg AGGR</text:p>
                <text:list>
                  <text:list-item>
                    <text:p>avg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7.2270661543097">
                <text:p>17.2270661543097</text:p>
              </table:table-cell>
              <table:table-cell office:value-type="float" office:value="71.9590859524295">
                <text:p>71.9590859524295</text:p>
              </table:table-cell>
              <table:table-cell office:value-type="float" office:value="10.8138478932608">
                <text:p>10.8138478932608</text:p>
              </table:table-cell>
            </table:table-row>
            <table:table-row>
              <table:table-cell office:value-type="string">
                <text:p>avg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5.6759858945824">
                <text:p>35.6759858945824</text:p>
              </table:table-cell>
              <table:table-cell office:value-type="float" office:value="59.8219003495936">
                <text:p>59.8219003495936</text:p>
              </table:table-cell>
              <table:table-cell office:value-type="float" office:value="4.50211375582399">
                <text:p>4.502113755823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